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B4C5E6682.jpg" manifest:media-type="image/jpeg"/>
  <manifest:file-entry manifest:full-path="Pictures/10000000000000290000001B259ABD9C.jpg" manifest:media-type="image/jpeg"/>
  <manifest:file-entry manifest:full-path="Pictures/100000000000002A0000001BDD5A84CB.jpg" manifest:media-type="image/jpeg"/>
  <manifest:file-entry manifest:full-path="Pictures/10000000000000280000001B58F8D359.jpg" manifest:media-type="image/jpeg"/>
  <manifest:file-entry manifest:full-path="Pictures/100000000000002A0000001A00F6E8C0.jpg" manifest:media-type="image/jpeg"/>
  <manifest:file-entry manifest:full-path="Pictures/10000000000000290000001BEC0F18FC.jpg" manifest:media-type="image/jpeg"/>
  <manifest:file-entry manifest:full-path="Pictures/10000000000000280000001B6921086A.jpg" manifest:media-type="image/jpeg"/>
  <manifest:file-entry manifest:full-path="Pictures/10000000000000280000001A5498B4FC.jpg" manifest:media-type="image/jpeg"/>
  <manifest:file-entry manifest:full-path="Pictures/10000000000000280000001CD46B15BD.jpg" manifest:media-type="image/jpeg"/>
  <manifest:file-entry manifest:full-path="Pictures/10000000000000290000001B726BDC32.jpg" manifest:media-type="image/jpeg"/>
  <manifest:file-entry manifest:full-path="Pictures/10000000000000270000001A3869E85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228in" style:page-number="auto"/>
      <style:text-properties fo:font-size="7.05000019073486pt" style:font-size-asian="7.05000019073486pt" style:font-size-complex="7.05000019073486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28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66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29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35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65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02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72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165in" style:type="right"/>
        </style:tab-stops>
      </style:paragraph-properties>
    </style:style>
    <style:style style:name="P11"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071in"/>
        </style:tab-stops>
      </style:paragraph-properties>
    </style:style>
    <style:style style:name="P13"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937in"/>
        </style:tab-stops>
      </style:paragraph-properties>
    </style:style>
    <style:style style:name="P15"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6"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page"/>
    </style:style>
    <style:style style:name="P17"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18"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column"/>
    </style:style>
    <style:style style:name="P1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column"/>
    </style:style>
    <style:style style:name="P20" style:family="paragraph" style:parent-style-name="Body_20_text_20__28_4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1" style:family="paragraph" style:parent-style-name="Body_20_text_20__28_4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2"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23"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24"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25"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26"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27"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30"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fo:break-after="page"/>
    </style:style>
    <style:style style:name="P31"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32" style:family="paragraph" style:parent-style-name="Body_20_text_20__28_4_29_" style:master-page-name="">
      <style:paragraph-properties fo:margin-left="0in" fo:margin-right="0in" fo:margin-top="0in" fo:margin-bottom="0in" loext:contextual-spacing="false" fo:line-height="0.1272in" fo:text-align="start" style:justify-single-word="false" fo:text-indent="0.139in" style:auto-text-indent="false" style:page-number="auto"/>
    </style:style>
    <style:style style:name="P33" style:family="paragraph" style:parent-style-name="Body_20_text_20__28_4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34"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35"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36"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37"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fo:break-after="page"/>
    </style:style>
    <style:style style:name="P38"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39"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40" style:family="paragraph" style:parent-style-name="Body_20_text_20__28_2_29_" style:master-page-name="">
      <style:paragraph-properties fo:margin-left="0.2917in" fo:margin-right="0in" fo:margin-top="0in" fo:margin-bottom="0in" loext:contextual-spacing="false" fo:line-height="0.1134in" fo:text-align="start" style:justify-single-word="false" fo:text-indent="-0.111in" style:auto-text-indent="false" style:page-number="auto"/>
    </style:style>
    <style:style style:name="P41" style:family="paragraph" style:parent-style-name="Body_20_text_20__28_2_29_" style:master-page-name="">
      <style:paragraph-properties fo:margin-left="0.2917in" fo:margin-right="0in" fo:margin-top="0in" fo:margin-bottom="0in" loext:contextual-spacing="false" fo:text-align="start" style:justify-single-word="false" fo:text-indent="-0.111in" style:auto-text-indent="false" style:page-number="auto"/>
    </style:style>
    <style:style style:name="P42" style:family="paragraph" style:parent-style-name="Body_20_text_20__28_2_29_" style:master-page-name="">
      <style:paragraph-properties fo:margin-left="0in" fo:margin-right="0in" fo:margin-top="0in" fo:margin-bottom="0in" loext:contextual-spacing="false" fo:text-align="start" style:justify-single-word="false" fo:text-indent="0.2083in" style:auto-text-indent="false" style:page-number="auto"/>
    </style:style>
    <style:style style:name="P43" style:family="paragraph" style:parent-style-name="Body_20_text_20__28_4_29_" style:master-page-name="">
      <style:paragraph-properties fo:margin-left="0.3055in" fo:margin-right="0in" fo:margin-top="0in" fo:margin-bottom="0in" loext:contextual-spacing="false" fo:text-indent="0in" style:auto-text-indent="false" style:page-number="auto"/>
    </style:style>
    <style:style style:name="P44" style:family="paragraph" style:parent-style-name="Body_20_text_20__28_2_29_" style:master-page-name="">
      <style:paragraph-properties fo:margin-left="0.1807in" fo:margin-right="0in" fo:margin-top="0in" fo:margin-bottom="0in" loext:contextual-spacing="false" fo:text-align="justify" style:justify-single-word="false" fo:text-indent="0.1252in" style:auto-text-indent="false" style:page-number="auto"/>
    </style:style>
    <style:style style:name="P45"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46" style:family="paragraph" style:parent-style-name="Body_20_text_20__28_2_29_" style:master-page-name="">
      <style:paragraph-properties fo:margin-left="0in" fo:margin-right="0.1807in" fo:margin-top="0in" fo:margin-bottom="0in" loext:contextual-spacing="false" fo:text-align="justify" style:justify-single-word="false" fo:text-indent="0.139in" style:auto-text-indent="false" style:page-number="auto"/>
    </style:style>
    <style:style style:name="P47" style:family="paragraph" style:parent-style-name="Body_20_text_20__28_2_29_" style:master-page-name="">
      <style:paragraph-properties fo:margin-left="0in" fo:margin-right="0.2083in" fo:margin-top="0in" fo:margin-bottom="0in" loext:contextual-spacing="false" fo:text-align="justify" style:justify-single-word="false" fo:text-indent="0in" style:auto-text-indent="false" style:page-number="auto"/>
    </style:style>
    <style:style style:name="P48" style:family="paragraph" style:parent-style-name="Body_20_text_20__28_2_29_" style:master-page-name="">
      <style:paragraph-properties fo:margin-left="0.1807in" fo:margin-right="0in" fo:margin-top="0in" fo:margin-bottom="0in" loext:contextual-spacing="false" fo:line-height="0.1228in" fo:text-align="start" style:justify-single-word="false" fo:text-indent="0.2362in" style:auto-text-indent="false" style:page-number="auto"/>
    </style:style>
    <style:style style:name="P49" style:family="paragraph" style:parent-style-name="Body_20_text_20__28_2_29_" style:master-page-name="">
      <style:paragraph-properties fo:margin-left="0in" fo:margin-right="0.1807in" fo:margin-top="0in" fo:margin-bottom="0in" loext:contextual-spacing="false" fo:text-align="justify" style:justify-single-word="false" fo:text-indent="0in" style:auto-text-indent="false" style:page-number="auto"/>
    </style:style>
    <style:style style:name="P50"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51"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style>
    <style:style style:name="P52" style:family="paragraph" style:parent-style-name="Body_20_text_20__28_2_29_" style:master-page-name="">
      <style:paragraph-properties fo:margin-left="0in" fo:margin-right="0in" fo:margin-top="0in" fo:margin-bottom="0in" loext:contextual-spacing="false" fo:text-align="justify" style:justify-single-word="false" fo:text-indent="0.1807in" style:auto-text-indent="false" style:page-number="auto"/>
    </style:style>
    <style:style style:name="P53" style:family="paragraph" style:parent-style-name="Body_20_text_20__28_4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54" style:family="paragraph" style:parent-style-name="Body_20_text_20__28_2_29_" style:master-page-name="">
      <style:paragraph-properties fo:margin-left="0.2917in" fo:margin-right="0in" fo:margin-top="0in" fo:margin-bottom="0in" loext:contextual-spacing="false" fo:line-height="0.1134in" fo:text-align="start" style:justify-single-word="false" fo:text-indent="-0.2917in" style:auto-text-indent="false" style:page-number="auto"/>
    </style:style>
    <style:style style:name="P55" style:family="paragraph" style:parent-style-name="Body_20_text_20__28_2_29_" style:master-page-name="">
      <style:paragraph-properties fo:margin-left="0in" fo:margin-right="0.1945in" fo:margin-top="0in" fo:margin-bottom="0in" loext:contextual-spacing="false" fo:text-align="justify" style:justify-single-word="false" fo:text-indent="0.139in" style:auto-text-indent="false" style:page-number="auto"/>
    </style:style>
    <style:style style:name="P56" style:family="paragraph" style:parent-style-name="Body_20_text_20__28_4_29_" style:master-page-name="">
      <style:paragraph-properties fo:margin-left="0.2638in" fo:margin-right="0in" fo:margin-top="0in" fo:margin-bottom="0in" loext:contextual-spacing="false" fo:line-height="0.0972in" fo:text-align="start" style:justify-single-word="false" fo:text-indent="0in" style:auto-text-indent="false" style:page-number="auto"/>
    </style:style>
    <style:style style:name="P57" style:family="paragraph" style:parent-style-name="Body_20_text_20__28_4_29_" style:master-page-name="">
      <style:paragraph-properties fo:margin-left="0.2638in" fo:margin-right="0in" fo:margin-top="0in" fo:margin-bottom="0in" loext:contextual-spacing="false" fo:line-height="0.1272in" fo:text-align="start" style:justify-single-word="false" fo:text-indent="0in" style:auto-text-indent="false" style:page-number="auto"/>
    </style:style>
    <style:style style:name="P58" style:family="paragraph" style:parent-style-name="Body_20_text_20__28_2_29_" style:master-page-name="">
      <style:paragraph-properties fo:margin-left="0.1945in" fo:margin-right="0in" fo:margin-top="0in" fo:margin-bottom="0in" loext:contextual-spacing="false" fo:text-align="justify" style:justify-single-word="false" fo:text-indent="0.0972in" style:auto-text-indent="false" style:page-number="auto"/>
    </style:style>
    <style:style style:name="P59" style:family="paragraph" style:parent-style-name="Body_20_text_20__28_4_29_" style:master-page-name="">
      <style:paragraph-properties fo:margin-left="0.25in" fo:margin-right="0.25in" fo:margin-top="0in" fo:margin-bottom="0in" loext:contextual-spacing="false" fo:line-height="0.1272in" fo:text-align="start" style:justify-single-word="false" fo:text-indent="0in" style:auto-text-indent="false" style:page-number="auto"/>
    </style:style>
    <style:style style:name="P60"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835in"/>
        </style:tab-stops>
      </style:paragraph-properties>
    </style:style>
    <style:style style:name="P61" style:family="paragraph" style:parent-style-name="Body_20_text_20__28_2_29_" style:list-style-name="L19"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43in"/>
        </style:tab-stops>
      </style:paragraph-properties>
    </style:style>
    <style:style style:name="P62" style:family="paragraph" style:parent-style-name="Body_20_text_20__28_2_29_" style:list-style-name="L39" style:master-page-name="">
      <style:paragraph-properties fo:margin-left="0in" fo:margin-right="0in" fo:margin-top="0in" fo:margin-bottom="0in" loext:contextual-spacing="false" fo:text-align="justify" style:justify-single-word="false" fo:text-indent="0in" style:auto-text-indent="false" style:page-number="auto" fo:break-after="column">
        <style:tab-stops>
          <style:tab-stop style:position="0.1543in"/>
        </style:tab-stops>
      </style:paragraph-properties>
    </style:style>
    <style:style style:name="P63" style:family="paragraph" style:parent-style-name="Body_20_text_20__28_2_29_" style:master-page-name="PageStyle6">
      <style:paragraph-properties fo:margin-left="0in" fo:margin-right="0in" fo:margin-top="0in" fo:margin-bottom="0in" loext:contextual-spacing="false" fo:text-align="end" style:justify-single-word="false" fo:text-indent="0in" style:auto-text-indent="false" style:page-number="503"/>
    </style:style>
    <style:style style:name="P64" style:family="paragraph" style:parent-style-name="Body_20_text_20__28_2_29_" style:master-page-name="PageStyle11">
      <style:paragraph-properties fo:margin-left="0in" fo:margin-right="0in" fo:margin-top="0in" fo:margin-bottom="0in" loext:contextual-spacing="false" fo:text-align="end" style:justify-single-word="false" fo:text-indent="0in" style:auto-text-indent="false" style:page-number="25"/>
    </style:style>
    <style:style style:name="P65" style:family="paragraph" style:parent-style-name="Body_20_text_20__28_2_29_" style:master-page-name="PageStyle21">
      <style:paragraph-properties fo:margin-left="0in" fo:margin-right="0in" fo:margin-top="0in" fo:margin-bottom="0in" loext:contextual-spacing="false" fo:text-align="end" style:justify-single-word="false" fo:text-indent="0in" style:auto-text-indent="false" style:page-number="524"/>
    </style:style>
    <style:style style:name="P66" style:family="paragraph" style:parent-style-name="Body_20_text_20__28_2_29_" style:master-page-name="PageStyle22">
      <style:paragraph-properties fo:margin-left="0in" fo:margin-right="0in" fo:margin-top="0in" fo:margin-bottom="0in" loext:contextual-spacing="false" fo:line-height="0.1181in" fo:text-align="end" style:justify-single-word="false" fo:text-indent="0in" style:auto-text-indent="false" style:page-number="525"/>
    </style:style>
    <style:style style:name="P67" style:family="paragraph" style:parent-style-name="Body_20_text_20__28_2_29_" style:master-page-name="PageStyle1">
      <style:paragraph-properties fo:margin-left="0.1807in" fo:margin-right="0in" fo:margin-top="0in" fo:margin-bottom="0in" loext:contextual-spacing="false" fo:text-align="start" style:justify-single-word="false" fo:text-indent="0in" style:auto-text-indent="false" style:page-number="488"/>
    </style:style>
    <style:style style:name="P68" style:family="paragraph" style:parent-style-name="Body_20_text_20__28_2_29_" style:master-page-name="PageStyle4">
      <style:paragraph-properties fo:margin-left="0.1807in" fo:margin-right="0in" fo:margin-top="0in" fo:margin-bottom="0in" loext:contextual-spacing="false" fo:text-align="justify" style:justify-single-word="false" fo:text-indent="0in" style:auto-text-indent="false" style:page-number="15"/>
    </style:style>
    <style:style style:name="P69"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in" style:auto-text-indent="false" style:page-number="auto">
        <style:tab-stops>
          <style:tab-stop style:position="0.1744in"/>
        </style:tab-stops>
      </style:paragraph-properties>
    </style:style>
    <style:style style:name="P70" style:family="paragraph" style:parent-style-name="Body_20_text_20__28_2_29_" style:master-page-name="PageStyle5">
      <style:paragraph-properties fo:margin-left="0.1807in" fo:margin-right="0in" fo:margin-top="0in" fo:margin-bottom="0in" loext:contextual-spacing="false" fo:text-align="justify" style:justify-single-word="false" fo:text-indent="0in" style:auto-text-indent="false" style:page-number="502"/>
    </style:style>
    <style:style style:name="P71" style:family="paragraph" style:parent-style-name="Body_20_text_20__28_2_29_" style:master-page-name="PageStyle7">
      <style:paragraph-properties fo:margin-left="0.1807in" fo:margin-right="0in" fo:margin-top="0in" fo:margin-bottom="0in" loext:contextual-spacing="false" fo:text-align="start" style:justify-single-word="false" fo:text-indent="0in" style:auto-text-indent="false" style:page-number="505"/>
    </style:style>
    <style:style style:name="P72" style:family="paragraph" style:parent-style-name="Body_20_text_20__28_2_29_" style:master-page-name="PageStyle14">
      <style:paragraph-properties fo:margin-left="0.1807in" fo:margin-right="0in" fo:margin-top="0in" fo:margin-bottom="0in" loext:contextual-spacing="false" fo:text-align="justify" style:justify-single-word="false" fo:text-indent="0in" style:auto-text-indent="false" style:page-number="514"/>
    </style:style>
    <style:style style:name="P73" style:family="paragraph" style:parent-style-name="Body_20_text_20__28_2_29_" style:master-page-name="PageStyle18">
      <style:paragraph-properties fo:margin-left="0.1807in" fo:margin-right="0in" fo:margin-top="0in" fo:margin-bottom="0in" loext:contextual-spacing="false" fo:text-align="justify" style:justify-single-word="false" fo:text-indent="0in" style:auto-text-indent="false" style:page-number="519"/>
    </style:style>
    <style:style style:name="P74" style:family="paragraph" style:parent-style-name="Body_20_text_20__28_2_29_" style:master-page-name="PageStyle23">
      <style:paragraph-properties fo:margin-left="0.1807in" fo:margin-right="0in" fo:margin-top="0in" fo:margin-bottom="0in" loext:contextual-spacing="false" fo:text-align="justify" style:justify-single-word="false" fo:text-indent="0in" style:auto-text-indent="false" style:page-number="528"/>
    </style:style>
    <style:style style:name="P75"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76"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77"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78" style:family="paragraph" style:parent-style-name="Body_20_text_20__28_2_29_" style:list-style-name="L1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79" style:family="paragraph" style:parent-style-name="Body_20_text_20__28_2_29_" style:list-style-name="L1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80"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57in"/>
        </style:tab-stops>
      </style:paragraph-properties>
    </style:style>
    <style:style style:name="P81" style:family="paragraph" style:parent-style-name="Body_20_text_20__28_2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57in"/>
        </style:tab-stops>
      </style:paragraph-properties>
    </style:style>
    <style:style style:name="P82" style:family="paragraph" style:parent-style-name="Body_20_text_20__28_2_29_" style:list-style-name="L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83"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84"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85" style:family="paragraph" style:parent-style-name="Body_20_text_20__28_2_29_" style:list-style-name="L1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86" style:family="paragraph" style:parent-style-name="Body_20_text_20__28_2_29_" style:list-style-name="L1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87" style:family="paragraph" style:parent-style-name="Body_20_text_20__28_2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88" style:family="paragraph" style:parent-style-name="Body_20_text_20__28_2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89" style:family="paragraph" style:parent-style-name="Body_20_text_20__28_2_29_" style:list-style-name="L3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0" style:family="paragraph" style:parent-style-name="Body_20_text_20__28_2_29_" style:list-style-name="L3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1" style:family="paragraph" style:parent-style-name="Body_20_text_20__28_2_29_" style:list-style-name="L3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2" style:family="paragraph" style:parent-style-name="Body_20_text_20__28_2_29_" style:list-style-name="L3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3" style:family="paragraph" style:parent-style-name="Body_20_text_20__28_2_29_" style:list-style-name="L4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94"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95" style:family="paragraph" style:parent-style-name="Body_20_text_20__28_2_29_" style:list-style-name="L1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96" style:family="paragraph" style:parent-style-name="Body_20_text_20__28_2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97" style:family="paragraph" style:parent-style-name="Body_20_text_20__28_2_29_" style:list-style-name="L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98"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99"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00"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1217in"/>
        </style:tab-stops>
      </style:paragraph-properties>
    </style:style>
    <style:style style:name="P101"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02" style:family="paragraph" style:parent-style-name="Body_20_text_20__28_2_29_" style:list-style-name="L1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03" style:family="paragraph" style:parent-style-name="Body_20_text_20__28_2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04" style:family="paragraph" style:parent-style-name="Body_20_text_20__28_2_29_" style:list-style-name="L10"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5" style:family="paragraph" style:parent-style-name="Body_20_text_20__28_2_29_" style:list-style-name="L1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6" style:family="paragraph" style:parent-style-name="Body_20_text_20__28_2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7" style:family="paragraph" style:parent-style-name="Body_20_text_20__28_2_29_" style:list-style-name="L2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8" style:family="paragraph" style:parent-style-name="Body_20_text_20__28_2_29_" style:list-style-name="L3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09" style:family="paragraph" style:parent-style-name="Body_20_text_20__28_2_29_" style:list-style-name="L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110" style:family="paragraph" style:parent-style-name="Body_20_text_20__28_2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11" style:family="paragraph" style:parent-style-name="Body_20_text_20__28_2_29_" style:list-style-name="L1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12"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13"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14" style:family="paragraph" style:parent-style-name="Body_20_text_20__28_2_29_" style:list-style-name="L3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15" style:family="paragraph" style:parent-style-name="Body_20_text_20__28_2_29_" style:list-style-name="L4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116"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17" style:family="paragraph" style:parent-style-name="Body_20_text_20__28_2_29_" style:list-style-name="L3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18" style:family="paragraph" style:parent-style-name="Body_20_text_20__28_2_29_" style:list-style-name="L4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19"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53in"/>
        </style:tab-stops>
      </style:paragraph-properties>
    </style:style>
    <style:style style:name="P120"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21"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22" style:family="paragraph" style:parent-style-name="Body_20_text_20__28_2_29_" style:list-style-name="L32"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72in"/>
        </style:tab-stops>
      </style:paragraph-properties>
    </style:style>
    <style:style style:name="P123" style:family="paragraph" style:parent-style-name="Body_20_text_20__28_2_29_" style:list-style-name="L19"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429in"/>
        </style:tab-stops>
      </style:paragraph-properties>
    </style:style>
    <style:style style:name="P124"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66in"/>
        </style:tab-stops>
      </style:paragraph-properties>
    </style:style>
    <style:style style:name="P125" style:family="paragraph" style:parent-style-name="Body_20_text_20__28_2_29_" style:list-style-name="L3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34in"/>
        </style:tab-stops>
      </style:paragraph-properties>
    </style:style>
    <style:style style:name="P126" style:family="paragraph" style:parent-style-name="Body_20_text_20__28_2_29_" style:list-style-name="L4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127" style:family="paragraph" style:parent-style-name="Body_20_text_20__28_2_29_" style:list-style-name="L4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618in"/>
        </style:tab-stops>
      </style:paragraph-properties>
    </style:style>
    <style:style style:name="P128" style:family="paragraph" style:parent-style-name="Body_20_text_20__28_2_29_" style:list-style-name="L2" style:master-page-name="">
      <style:paragraph-properties fo:margin-left="0.1807in" fo:margin-right="0in" fo:margin-top="0in" fo:margin-bottom="0in" loext:contextual-spacing="false" fo:line-height="0.1228in" fo:text-align="justify" style:justify-single-word="false" fo:text-indent="-0.1807in" style:auto-text-indent="false" style:page-number="auto">
        <style:tab-stops>
          <style:tab-stop style:position="0.0228in"/>
        </style:tab-stops>
      </style:paragraph-properties>
    </style:style>
    <style:style style:name="P129" style:family="paragraph" style:parent-style-name="Body_20_text_20__28_2_29_" style:list-style-name="L21"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72in"/>
        </style:tab-stops>
      </style:paragraph-properties>
    </style:style>
    <style:style style:name="P130" style:family="paragraph" style:parent-style-name="Body_20_text_20__28_2_29_" style:list-style-name="L12" style:master-page-name="PageStyle8">
      <style:paragraph-properties fo:margin-left="0.1807in" fo:margin-right="0in" fo:margin-top="0in" fo:margin-bottom="0in" loext:contextual-spacing="false" fo:text-align="justify" style:justify-single-word="false" fo:text-indent="-0.1807in" style:auto-text-indent="false" style:page-number="506">
        <style:tab-stops>
          <style:tab-stop style:position="-0.0201in"/>
        </style:tab-stops>
      </style:paragraph-properties>
    </style:style>
    <style:style style:name="P131"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132"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33"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34"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35"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36"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7"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8"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9"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0"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1"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2"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3"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4"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5"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46"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47"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48"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49"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150"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1"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2"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3"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4"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5"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6"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7"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8"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59"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0"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1"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2"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3"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64"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165"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66"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67"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68"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69"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0"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1"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2"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3"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74"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5" style:family="paragraph" style:parent-style-name="Body_20_text_20__28_2_29_" style:list-style-name="L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6"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7"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8"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9"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80"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81"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82"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183"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84"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85"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86"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87"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88"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89" style:family="paragraph" style:parent-style-name="Body_20_text_20__28_2_29_" style:list-style-name="L4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90"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91"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92"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93"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94"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95"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96"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97"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98"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99"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200"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201"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202"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203"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43in"/>
        </style:tab-stops>
      </style:paragraph-properties>
    </style:style>
    <style:style style:name="P204"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74in"/>
        </style:tab-stops>
      </style:paragraph-properties>
    </style:style>
    <style:style style:name="P205"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06"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207"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208"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209"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210"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211"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212"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07in"/>
        </style:tab-stops>
      </style:paragraph-properties>
    </style:style>
    <style:style style:name="P213" style:family="paragraph" style:parent-style-name="Body_20_text_20__28_2_29_" style:list-style-name="L3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57in"/>
        </style:tab-stops>
      </style:paragraph-properties>
    </style:style>
    <style:style style:name="P214"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56in"/>
        </style:tab-stops>
      </style:paragraph-properties>
    </style:style>
    <style:style style:name="P215"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216" style:family="paragraph" style:parent-style-name="Body_20_text_20__28_2_29_" style:list-style-name="L25"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217"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218"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07in"/>
        </style:tab-stops>
      </style:paragraph-properties>
    </style:style>
    <style:style style:name="P219"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39in"/>
        </style:tab-stops>
      </style:paragraph-properties>
    </style:style>
    <style:style style:name="P220"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839in"/>
        </style:tab-stops>
      </style:paragraph-properties>
    </style:style>
    <style:style style:name="P221" style:family="paragraph" style:parent-style-name="Body_20_text_20__28_2_29_" style:list-style-name="L4" style:master-page-name="PageStyle16">
      <style:paragraph-properties fo:margin-left="0.1945in" fo:margin-right="0in" fo:margin-top="0in" fo:margin-bottom="0in" loext:contextual-spacing="false" fo:text-align="justify" style:justify-single-word="false" fo:text-indent="-0.1945in" style:auto-text-indent="false" style:page-number="516">
        <style:tab-stops>
          <style:tab-stop style:position="0.0063in"/>
        </style:tab-stops>
      </style:paragraph-properties>
    </style:style>
    <style:style style:name="P222" style:family="paragraph" style:parent-style-name="Body_20_text_20__28_2_29_" style:master-page-name="PageStyle2">
      <style:paragraph-properties fo:margin-left="0.1945in" fo:margin-right="0in" fo:margin-top="0in" fo:margin-bottom="0in" loext:contextual-spacing="false" fo:text-align="justify" style:justify-single-word="false" fo:text-indent="0in" style:auto-text-indent="false" style:page-number="492"/>
    </style:style>
    <style:style style:name="P223" style:family="paragraph" style:parent-style-name="Body_20_text_20__28_2_29_" style:master-page-name="PageStyle3">
      <style:paragraph-properties fo:margin-left="0.1945in" fo:margin-right="0in" fo:margin-top="0in" fo:margin-bottom="0in" loext:contextual-spacing="false" fo:text-align="justify" style:justify-single-word="false" fo:text-indent="0in" style:auto-text-indent="false" style:page-number="493"/>
    </style:style>
    <style:style style:name="P224" style:family="paragraph" style:parent-style-name="Body_20_text_20__28_2_29_" style:master-page-name="PageStyle9">
      <style:paragraph-properties fo:margin-left="0.1945in" fo:margin-right="0in" fo:margin-top="0in" fo:margin-bottom="0in" loext:contextual-spacing="false" fo:text-align="justify" style:justify-single-word="false" fo:text-indent="0in" style:auto-text-indent="false" style:page-number="23"/>
    </style:style>
    <style:style style:name="P225" style:family="paragraph" style:parent-style-name="Body_20_text_20__28_2_29_" style:master-page-name="PageStyle17">
      <style:paragraph-properties fo:margin-left="0.1945in" fo:margin-right="0in" fo:margin-top="0in" fo:margin-bottom="0in" loext:contextual-spacing="false" fo:text-align="justify" style:justify-single-word="false" fo:text-indent="0in" style:auto-text-indent="false" style:page-number="518"/>
    </style:style>
    <style:style style:name="P226" style:family="paragraph" style:parent-style-name="Body_20_text_20__28_2_29_" style:master-page-name="PageStyle20">
      <style:paragraph-properties fo:margin-left="0.1945in" fo:margin-right="0in" fo:margin-top="0in" fo:margin-bottom="0in" loext:contextual-spacing="false" fo:text-align="justify" style:justify-single-word="false" fo:text-indent="0in" style:auto-text-indent="false" style:page-number="523"/>
    </style:style>
    <style:style style:name="P227" style:family="paragraph" style:parent-style-name="Body_20_text_20__28_2_29_" style:master-page-name="PageStyle24">
      <style:paragraph-properties fo:margin-left="0.1945in" fo:margin-right="0in" fo:margin-top="0in" fo:margin-bottom="0in" loext:contextual-spacing="false" fo:text-align="justify" style:justify-single-word="false" fo:text-indent="0in" style:auto-text-indent="false" style:page-number="529"/>
    </style:style>
    <style:style style:name="P228" style:family="paragraph" style:parent-style-name="Body_20_text_20__28_2_29_" style:list-style-name="L24" style:master-page-name="PageStyle10">
      <style:paragraph-properties fo:margin-left="0.2083in" fo:margin-right="0in" fo:margin-top="0in" fo:margin-bottom="0in" loext:contextual-spacing="false" fo:text-align="justify" style:justify-single-word="false" fo:text-indent="-0.2083in" style:auto-text-indent="false" style:page-number="510">
        <style:tab-stops>
          <style:tab-stop style:position="-0.0146in"/>
        </style:tab-stops>
      </style:paragraph-properties>
    </style:style>
    <style:style style:name="P229"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1in"/>
        </style:tab-stops>
      </style:paragraph-properties>
    </style:style>
    <style:style style:name="P230"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31"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32" style:family="paragraph" style:parent-style-name="Body_20_text_20__28_2_29_" style:list-style-name="L3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33" style:family="paragraph" style:parent-style-name="Body_20_text_20__28_2_29_" style:list-style-name="L4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34"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54in"/>
        </style:tab-stops>
      </style:paragraph-properties>
    </style:style>
    <style:style style:name="P235"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36"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37" style:family="paragraph" style:parent-style-name="Body_20_text_20__28_2_29_" style:list-style-name="L3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38" style:family="paragraph" style:parent-style-name="Body_20_text_20__28_2_29_" style:list-style-name="L4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39" style:family="paragraph" style:parent-style-name="Body_20_text_20__28_2_29_" style:list-style-name="L2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40"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241"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83in"/>
        </style:tab-stops>
      </style:paragraph-properties>
    </style:style>
    <style:style style:name="P242"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43" style:family="paragraph" style:parent-style-name="Body_20_text_20__28_2_29_" style:list-style-name="L3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44" style:family="paragraph" style:parent-style-name="Body_20_text_20__28_2_29_" style:list-style-name="L3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46in"/>
        </style:tab-stops>
      </style:paragraph-properties>
    </style:style>
    <style:style style:name="P245" style:family="paragraph" style:parent-style-name="Body_20_text_20__28_2_29_" style:list-style-name="L35"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89in"/>
        </style:tab-stops>
      </style:paragraph-properties>
    </style:style>
    <style:style style:name="P246" style:family="paragraph" style:parent-style-name="Body_20_text_20__28_2_29_" style:list-style-name="L4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181in"/>
        </style:tab-stops>
      </style:paragraph-properties>
    </style:style>
    <style:style style:name="P247" style:family="paragraph" style:parent-style-name="Body_20_text_20__28_2_29_" style:list-style-name="L4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18in"/>
        </style:tab-stops>
      </style:paragraph-properties>
    </style:style>
    <style:style style:name="P248" style:family="paragraph" style:parent-style-name="Body_20_text_20__28_2_29_" style:list-style-name="L4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49" style:family="paragraph" style:parent-style-name="Body_20_text_20__28_2_29_" style:master-page-name="PageStyle12">
      <style:paragraph-properties fo:margin-left="0.139in" fo:margin-right="0in" fo:margin-top="0in" fo:margin-bottom="0in" loext:contextual-spacing="false" fo:text-align="justify" style:justify-single-word="false" fo:text-indent="0in" style:auto-text-indent="false" style:page-number="512"/>
    </style:style>
    <style:style style:name="P250" style:family="paragraph" style:parent-style-name="Body_20_text_20__28_2_29_" style:list-style-name="L26"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89in"/>
        </style:tab-stops>
      </style:paragraph-properties>
    </style:style>
    <style:style style:name="P251" style:family="paragraph" style:parent-style-name="Body_20_text_20__28_2_29_" style:list-style-name="L30"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89in"/>
        </style:tab-stops>
      </style:paragraph-properties>
    </style:style>
    <style:style style:name="P252" style:family="paragraph" style:parent-style-name="Body_20_text_20__28_2_29_" style:list-style-name="L31"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89in"/>
        </style:tab-stops>
      </style:paragraph-properties>
    </style:style>
    <style:style style:name="P253" style:family="paragraph" style:parent-style-name="Body_20_text_20__28_2_29_" style:list-style-name="L26"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217in"/>
        </style:tab-stops>
      </style:paragraph-properties>
    </style:style>
    <style:style style:name="P254" style:family="paragraph" style:parent-style-name="Body_20_text_20__28_2_29_" style:list-style-name="L26"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909in"/>
        </style:tab-stops>
      </style:paragraph-properties>
    </style:style>
    <style:style style:name="P255" style:family="paragraph" style:parent-style-name="Body_20_text_20__28_2_29_" style:list-style-name="L30"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874in"/>
        </style:tab-stops>
      </style:paragraph-properties>
    </style:style>
    <style:style style:name="P256" style:family="paragraph" style:parent-style-name="Body_20_text_20__28_2_29_" style:list-style-name="L30"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54in"/>
        </style:tab-stops>
      </style:paragraph-properties>
    </style:style>
    <style:style style:name="P257" style:family="paragraph" style:parent-style-name="Body_20_text_20__28_2_29_" style:list-style-name="L26" style:master-page-name="">
      <style:paragraph-properties fo:margin-left="0.139in" fo:margin-right="0in" fo:margin-top="0in" fo:margin-bottom="0in" loext:contextual-spacing="false" fo:text-align="justify" style:justify-single-word="false" fo:text-indent="-0.139in" style:auto-text-indent="false" style:page-number="auto" fo:break-after="column">
        <style:tab-stops>
          <style:tab-stop style:position="0.0189in"/>
        </style:tab-stops>
      </style:paragraph-properties>
    </style:style>
    <style:style style:name="P258" style:family="paragraph" style:parent-style-name="Body_20_text_20__28_2_29_" style:list-style-name="L31" style:master-page-name="">
      <style:paragraph-properties fo:margin-left="0.139in" fo:margin-right="0in" fo:margin-top="0in" fo:margin-bottom="0in" loext:contextual-spacing="false" fo:text-align="justify" style:justify-single-word="false" fo:text-indent="-0.139in" style:auto-text-indent="false" style:page-number="auto" fo:break-after="column">
        <style:tab-stops>
          <style:tab-stop style:position="0.0874in"/>
        </style:tab-stops>
      </style:paragraph-properties>
    </style:style>
    <style:style style:name="P259" style:family="paragraph" style:parent-style-name="Body_20_text_20__28_2_29_" style:list-style-name="L27" style:master-page-name="">
      <style:paragraph-properties fo:margin-left="0in" fo:margin-right="0.1945in" fo:margin-top="0in" fo:margin-bottom="0in" loext:contextual-spacing="false" fo:text-align="justify" style:justify-single-word="false" fo:text-indent="0in" style:auto-text-indent="false" style:page-number="auto">
        <style:tab-stops>
          <style:tab-stop style:position="0.1571in"/>
        </style:tab-stops>
      </style:paragraph-properties>
    </style:style>
    <style:style style:name="P260" style:family="paragraph" style:parent-style-name="Body_20_text_20__28_2_29_" style:master-page-name="PageStyle13">
      <style:paragraph-properties fo:margin-left="0.2083in" fo:margin-right="0in" fo:margin-top="0in" fo:margin-bottom="0in" loext:contextual-spacing="false" fo:text-align="justify" style:justify-single-word="false" fo:text-indent="0in" style:auto-text-indent="false" style:page-number="27"/>
    </style:style>
    <style:style style:name="P261" style:family="paragraph" style:parent-style-name="Body_20_text_20__28_2_29_" style:master-page-name="PageStyle19">
      <style:paragraph-properties fo:margin-left="0.2083in" fo:margin-right="0in" fo:margin-top="0in" fo:margin-bottom="0in" loext:contextual-spacing="false" fo:text-align="justify" style:justify-single-word="false" fo:text-indent="0in" style:auto-text-indent="false" style:page-number="522"/>
    </style:style>
    <style:style style:name="P262" style:family="paragraph" style:parent-style-name="Standard" style:master-page-name="PageStyle15">
      <style:paragraph-properties style:page-number="515"/>
      <style:text-properties fo:font-size="1pt" style:font-size-asian="1pt" style:font-size-complex="1pt"/>
    </style:style>
    <style:style style:name="P263" style:family="paragraph" style:parent-style-name="Heading_20__23_2" style:master-page-name="">
      <style:paragraph-properties fo:margin-left="0.3472in" fo:margin-right="0in" fo:margin-top="0in" fo:margin-bottom="0in" loext:contextual-spacing="false" fo:text-align="start" style:justify-single-word="false" fo:keep-together="always" fo:text-indent="0in" style:auto-text-indent="false" style:page-number="auto" fo:keep-with-next="always"/>
    </style:style>
    <style:style style:name="P264" style:family="paragraph" style:parent-style-name="Body_20_text_20__28_4_29_" style:list-style-name="L8"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65" style:family="paragraph" style:parent-style-name="Body_20_text_20__28_5_29_" style:list-style-name="L8"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266" style:family="paragraph" style:parent-style-name="Heading_20__23_1" style:master-page-name="PageStyle0">
      <style:paragraph-properties fo:margin-left="0in" fo:margin-right="0.0138in" fo:margin-top="0in" fo:margin-bottom="0in" loext:contextual-spacing="false" fo:line-height="0.1665in" fo:keep-together="always" fo:text-indent="0in" style:auto-text-indent="false" style:page-number="1" fo:keep-with-next="alway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Frame">
      <style:graphic-properties fo:margin-left="0.0398in" fo:margin-right="0.0398in" fo:margin-top="0.0335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335in" fo:margin-bottom="0.0134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083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3134in" fo:margin-right="2.0535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3134in" fo:margin-right="2.0535in" style:editable="false">
        <style:columns fo:column-count="2" fo:column-gap="0.0862in">
          <style:column style:rel-width="32767*" fo:start-indent="0in" fo:end-indent="0.0429in"/>
          <style:column style:rel-width="32768*" fo:start-indent="0.0429in" fo:end-indent="0in"/>
        </style:columns>
      </style:section-properties>
    </style:style>
    <style:style style:name="Sect4" style:family="section">
      <style:section-properties fo:margin-left="2.2193in" fo:margin-right="2.1457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2.2346in" fo:margin-right="2.1236in" style:editable="false">
        <style:columns fo:column-count="2" fo:column-gap="0.0709in">
          <style:column style:rel-width="32767*" fo:start-indent="0in" fo:end-indent="0.0354in"/>
          <style:column style:rel-width="32768*" fo:start-indent="0.0354in" fo:end-indent="0in"/>
        </style:columns>
      </style:section-properties>
    </style:style>
    <style:style style:name="Sect6" style:family="section">
      <style:section-properties fo:margin-left="2.0508in" fo:margin-right="2.3047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1"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1"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1"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1"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25"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1"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11"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1"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1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1"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1"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1"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1"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1"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1"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1"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1"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1"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1"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37"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11"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11"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11"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40"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11"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11"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11"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37"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266" text:outline-level="1"><text:bookmark-start text:name="bookmark0"/><text:span text:style-name="CharStyle4">2 CHRONICLES</text:span><text:bookmark-end text:name="bookmark0"/></text:h>
      </text:section>
      <text:section text:style-name="Sect2" text:name="Section1">
        <text:p text:style-name="P2"/>
        <text:p text:style-name="P1"/>
      </text:section>
      <text:section text:style-name="Sect3" text:name="Section2">
        <text:p text:style-name="Body_20_text_20__28_3_29__20__2b__20_DropCap3">I<text:span text:style-name="CharStyle6">Now Solomon the son of Da­vid established himself in his kingdom; the Eternal his God was with him and made him </text:span><text:span text:style-name="CharStyle8">2</text:span><text:span text:style-name="CharStyle6"> very great. Solomon issued or­ders to all Israel, to the generals and commanders, the judges, and all the authorities, to every one of the headmen in Israel; 3 then, accompanied by the whole community, Solomon went to the sacred height at Gibeon. 4 God’s ark had been brought by David from Kiriath-jearim to the place prepared for it by David at Jerusalem, where he </text:span><text:span text:style-name="CharStyle9">3</text:span><text:span text:style-name="CharStyle6"> had pitched a tent for it; but at Gibeon stood God’s Trysting tent, which Moses the servant of the Eternal had made in the 5 desert, and there stood also the bronze altar, made by Bezalel the son of Uri (the son of Hur), in front of the tent of the Eter­nal. So Solomon and the com­munity resorted to the Eternal 6 there; Solomon sacrificed there, on the bronze altar in front of the Trysting tent, before the Eternal, a thousand victims by burning.</text:span></text:p>
        <text:list xml:id="list1447701974065333018" text:style-name="L1">
          <text:list-item>
            <text:p text:style-name="P60"><text:span text:style-name="CharStyle11"><text:tab/>The following night God ap­peared to Solomon and said to him, “Ask what I am to give 8 you.” Solomon said to God, “Thou hast proved thyself most generous to my father David, and thou hast made me succeed 9 him as king. Now, O God Eter­nal, let thy promise to my father David be completed; as thou hast made me king over a people whose numbers are like the dust io of the earth, so give me wisdom and intelligence that I may man­age all the affairs of this people. For who can govern this people </text:span><text:span text:style-name="CharStyle12">ii</text:span><text:span text:style-name="CharStyle11"> of thine, that is so great?” God</text:span></text:p>
          </text:list-item>
        </text:list>
        <text:p text:style-name="P13"><text:span text:style-name="CharStyle11">answered Solomon, “Since this is your mind, since you have asked neither riches, nor wealth, nor honour, nor the lives of your adversaries, nor even long life for yourself, but wisdom and in­telligence for yourself to govern my people over whom I have made you king, wisdom and 12 intelligence I give you, and I will add riches, wealth, and honour such as no king before you ever had, and no king after you will ever have.” Solomon 13 then returned to Jerusalem.</text:span></text:p>
        <text:p text:style-name="P35"><text:span text:style-name="CharStyle11">He reigned over Israel. He 14 amassed chariots and cavalry; he had one thousand four hun­dred chariots and twelve thou­sand cavalry, which he kept in the chariot-towns or at Jerusa­lem beside the king. Solomon’s 16 horses were imported from Muzri and from Kue; the royal dealers used to bring a troop of horses from Kue, paying cash for them; a chariot brought in </text:span><text:span text:style-name="CharStyle12">17 </text:span><text:span text:style-name="CharStyle11">from Muzri cost seventy-five pounds in silver, and a horse cost about twenty pounds in silver (the dealers supplied all the kings of the Hittites and the Aramaeans at the same rate). The king made silver and gold as 15 common in Jerusalem as stones, and cedar wood as plentiful as sycomore-trees in the lowlands.</text:span></text:p>
        <text:p text:style-name="P55"><text:span text:style-name="CharStyle11">Now Solomon resolved to </text:span><text:span text:style-name="CharStyle12">sy </text:span><text:span text:style-name="CharStyle11">build a temple for the Eternal “ and a royal palace for himself.</text:span></text:p>
        <text:p text:style-name="P11"><text:span text:style-name="CharStyle11">So Solomon told off seventy 2 thousand men as labourers and eighty thousand woodcutters in the hills, with three thousand six hundred foremen. Solomon 3 also sent this message to Huram king of Tyre: “Deal with me as you dealt with my father David,</text:span></text:p>
      </text:section>
      <text:section text:style-name="Sect4" text:name="Section3">
        <text:p text:style-name="P67"><text:span text:style-name="CharStyle11">when you sent him cedars to</text:span></text:p>
        <text:list xml:id="list970446685770477188" text:style-name="L2">
          <text:list-item>
            <text:p text:style-name="P75"><text:span text:style-name="CharStyle11"><text:tab/>build him a palace. I am build­ing a temple in honour of the Eternal my God, dedicating it to him, for burning incense of fragrant spices before him, for presenting the bread of the Presence perpetually, and for burnt-offerings every morning and evening, on the sabbaths and at the new moon and on the set festivals of the Eternal our God—these being binding upon</text:span></text:p>
          </text:list-item>
          <text:list-item>
            <text:p text:style-name="P75"><text:span text:style-name="CharStyle11"><text:tab/>Israel. It is a great temple I am building, for great is our</text:span></text:p>
          </text:list-item>
          <text:list-item>
            <text:p text:style-name="P75"><text:span text:style-name="CharStyle11"><text:tab/>God, above all gods. No one could build him a temple to house him, since heaven and even the highest heaven cannot contain him. I am merely building him a temple, to have incense burned before him, and who am I even to accomplish</text:span></text:p>
          </text:list-item>
          <text:list-item>
            <text:p text:style-name="P75"><text:span text:style-name="CharStyle11"><text:tab/>this? Send me, then, some craftsman who is an adept in working gold, silver, bronze, and iron, in handling purple, crim­son, and blue dyes, some one to assist my own adepts in Judah and Jerusalem, whom my father</text:span></text:p>
          </text:list-item>
          <text:list-item>
            <text:p text:style-name="P75"><text:span text:style-name="CharStyle11"><text:tab/>David has collected. Also send me cedars, firs, and cypress logs from Lebanon; for I know your servants are skilled at felling</text:span></text:p>
          </text:list-item>
          <text:list-item>
            <text:p text:style-name="P75"><text:span text:style-name="CharStyle11"><text:tab/>timber in Lebanon. My serv­ants will join your servants in getting plenty of timber ready, for the temple I am building is</text:span></text:p>
          </text:list-item>
          <text:list-item>
            <text:p text:style-name="P77"><text:span text:style-name="CharStyle11"><text:tab/>to be a marvel in size. I will give your people the woodcut­ters two hundred thousand bushels of grain for food, two hundred thousand bushels of barley, a hundred and eighty thousand gallons of wine, and a hundred and eighty thousand gallons of oil.”</text:span></text:p>
          </text:list-item>
          <text:list-item>
            <text:p text:style-name="P80"><text:span text:style-name="CharStyle11"><text:tab/>Huram king of Tyre sent this written answer to Solomon: “Be­cause the Eternal loves his peo­ple, he has made you their king.</text:span></text:p>
          </text:list-item>
        </text:list>
        <text:p text:style-name="P13"><text:span text:style-name="CharStyle11">Blessed be the Eternal the God </text:span><text:span text:style-name="CharStyle12">ia </text:span><text:span text:style-name="CharStyle11">of Israel,” Huram continued, “who made heaven and earth, and who has given king David a wise son, endowed with prudence and intelligence, to build a tem­ple and a royal palace for him­self. I send you an adept work- 13 man, endued with intelligence, a trusty adviser of mine called Hu­ram, the son of a Danite woman 14 and of a Tyrian sire, an expert in handling gold, silver, bronze, iron, stone, and wood, in treat­ing purple, blue, fine linen, and crimson dyes, also in carving and engraving of all kinds; let him be allotted a place among your own adept workmen and those of my lord David your father. As for the grain, the 15 barley, the oil, and the wine, of which my lord speaks, let these be sent to the servants; we will 16 fell as much timber as you -frant from Lebanon and forward it in floats by sea to Joppa, whence you can transport it up to Jeru­salem.”</text:span></text:p>
        <text:p text:style-name="P35"><text:span text:style-name="CharStyle11">So Solomon registered all the 17 aliens in the land of Israel, ac­cording to the census taken by his father David; they proved to be a hundred and fifty-three thousand six hundred in number. Seventy thousand of them he 18 made labourers, eighty thousand were to work as woodcutters up in the hills, and three thousand six hundred were to act as fore­men and to see that the men did their work.</text:span></text:p>
        <text:p text:style-name="P35"><text:span text:style-name="CharStyle11">Then Solomon began the o building of the temple of the Eternal at Jerusalem, on mount Moriah where the Eternal had appeared to his father David, on the very spot fixed by David at the threshing-floor of Oman the Jebusite; he began to build on 2 the second day of the second</text:span></text:p>
        <text:p text:style-name="P26"><text:span text:style-name="CharStyle11">month in the fourth year of his reign.</text:span></text:p>
        <text:list xml:id="list9164429139955962930" text:style-name="L3">
          <text:list-item>
            <text:p text:style-name="P131"><text:span text:style-name="CharStyle11"><text:tab/>Here is the ground-plan drawn up by Solomon for building the temple of God. Its length (meas­ured by the older scale of cubits) was ninety feet, its breadth was</text:span></text:p>
          </text:list-item>
          <text:list-item>
            <text:p text:style-name="P132"><text:span text:style-name="CharStyle11"><text:tab/>thirty feet. The length of the front porch, corresponding to the breadth of the temple, was thirty </text:span><text:soft-page-break/><text:span text:style-name="CharStyle11">feet, and its height was a hun­dred and eighty feet, the interior being garnished with pure gold.</text:span></text:p>
          </text:list-item>
          <text:list-item>
            <text:p text:style-name="P132"><text:span text:style-name="CharStyle11"><text:tab/>The large hall he wainscoted with fir, garnishing it with fine gold, and carving palms and gar-</text:span></text:p>
          </text:list-item>
          <text:list-item>
            <text:p text:style-name="P132"><text:span text:style-name="CharStyle11"><text:tab/>lands on the walls. The shrine he adorned with exquisite jewels, and the gold came from</text:span></text:p>
          </text:list-item>
          <text:list-item>
            <text:p text:style-name="P132"><text:span text:style-name="CharStyle11"><text:tab/>Parvaim; he had the whole of the shrine, the beams, the walls, and the doors garnished with gold, carving kherubs on the walls.</text:span></text:p>
          </text:list-item>
          <text:list-item>
            <text:p text:style-name="P132"><text:span text:style-name="CharStyle11"><text:tab/>He made the most sacred in­terior thirty feet long, corre­sponding to the breadth of the temple, and it was thirty feet broad; he garnished it with over</text:span></text:p>
          </text:list-item>
          <text:list-item>
            <text:p text:style-name="P132"><text:span text:style-name="CharStyle11"><text:tab/>twenty-five tons of fine gold, the nails of gold each weighing two pounds. The upper rooms he</text:span></text:p>
          </text:list-item>
        </text:list>
        <text:p text:style-name="P24"><text:span text:style-name="CharStyle11">io<text:tab/>also garnished with gold. In­side the most sacred interior he made two kherubs in woodwork,</text:span></text:p>
        <text:p text:style-name="P23"><text:span text:style-name="CharStyle11">ix covering them with gold; their wings extended for thirty feet,</text:span></text:p>
        <text:list xml:id="list8209109112513689946" text:style-name="L4">
          <text:list-item>
            <text:p text:style-name="P136"><text:span text:style-name="CharStyle16"><text:tab/></text:span><text:span text:style-name="CharStyle11">one wing of each kherub stretch­ing for seven and a half feet to the wall of the shrine and the other vring stretching for seven and a half feet to the wing of the</text:span></text:p>
          </text:list-item>
        </text:list>
        <text:list xml:id="list2899368936624740615" text:style-name="L5">
          <text:list-item>
            <text:p text:style-name="P146"><text:span text:style-name="CharStyle11"><text:tab/>other kherub. These kherubs, with wings stretching across thirty feet, stood on their feet,</text:span></text:p>
          </text:list-item>
          <text:list-item>
            <text:p text:style-name="P150"><text:span text:style-name="CharStyle11"><text:tab/>facing inwards. He also had the curtain made of fine linen, in blue, purple, and crimson, with</text:span></text:p>
          </text:list-item>
          <text:list-item>
            <text:p text:style-name="P150"><text:span text:style-name="CharStyle11"><text:tab/>kherubs worked on it. In front of the temple he erected two columns, about fifty feet high, with a capital of seven and</text:span></text:p>
          </text:list-item>
        </text:list>
        <text:p text:style-name="P13"><text:span text:style-name="CharStyle11">a half feet in height on the top of each; he put garlands like neck- 16 laces round the tops of the pil­lars, stringing upon them a hun­dred pomegranates which he had carved. The columns he set up 17 in front of the temple, one on the right hand and one on the left; the one on the right he called Jachin, the one on the left he called Boaz. He </text:span><text:span text:style-name="CharStyle18">a </text:span><text:span text:style-name="CharStyle11">also made a bronze altar, ** thirty feet long, thirty feet broad, and fifteen feet high. He 2 made a metal sea or tank fifteen feet in diameter, seven and a half feet high, and forty-five feet round Under it all round were 3 gourd-like rosettes, encircling the tank, ten to every foot and a quarter; these gourd-like rosettes were in two rows, and they were cast in one piece with the tank itself, which rested on twelve 4 bulls, three facing the north, three facing the west, three fac­ing the south, and three facing the east; the tank was placed on their backs, their haunches being turned inwards. It was about 5 three inches thick, the brim curl­ing like the brim of a cup, like the petals of a lily, and it held over twenty-four thousand gal­lons. He also made ten pots, 6 placing five on the right hand and five on the left, for washing those parts of the victims which were sacrificed in burnt-ofler- ings; the priests washed them­selves in the tank. He made the </text:span><text:span text:style-name="CharStyle16">7 </text:span><text:span text:style-name="CharStyle11">ten lampstands of gold, as pre­scribed, and placed them inside the temple, five on the right side and five on the left. He also 8 made ten tables, and placed them inside the temple, five to the right and five to the left, as well as a hundred bowls of gold.</text:span></text:p>
        <text:p text:style-name="P13"><text:span text:style-name="CharStyle11">He made the court of the priests 9 and the large court, with doors</text:span></text:p>
        <text:p text:style-name="P15"><text:span text:style-name="CharStyle11">which he covered vith bronze.</text:span></text:p>
        <text:list xml:id="list214619888589944" text:style-name="L3">
          <text:list-item>
            <text:p text:style-name="P151"><text:span text:style-name="CharStyle11"><text:tab/>The tank was placed on the right of the temple, facing south-</text:span></text:p>
          </text:list-item>
          <text:list-item>
            <text:p text:style-name="P151"><text:span text:style-name="CharStyle11"><text:tab/>east. Huram made the pots, the shovels, and the bowls.</text:span></text:p>
          </text:list-item>
        </text:list>
        <text:p text:style-name="P15"><text:span text:style-name="CharStyle11">So Huram completed the work he did for king Solomon in build-</text:span></text:p>
        <text:list xml:id="list215050140947444" text:continue-numbering="true" text:style-name="L3">
          <text:list-item>
            <text:p text:style-name="P137"><text:span text:style-name="CharStyle11"><text:tab/>ing the temple of God, the two columns, the two rounded cap­itals on the top of the columns, the two nets of trellis-work to cover the two rounded capitals</text:span></text:p>
          </text:list-item>
          <text:list-item>
            <text:p text:style-name="P137"><text:span text:style-name="CharStyle11"><text:tab/>on the top of the columns, the four hundred pomegranates for each trellis-work, each network having two rows of pomegran­ates, to cover the two rounded capitals on the top of the col-</text:span></text:p>
          </text:list-item>
          <text:list-item>
            <text:p text:style-name="P137"><text:soft-page-break/><text:span text:style-name="CharStyle11"><text:tab/>umns. He also made trolleys for the pots, and the pots on the</text:span></text:p>
          </text:list-item>
          <text:list-item>
            <text:p text:style-name="P137"><text:span text:style-name="CharStyle11"><text:tab/>trolleys, the tank and its twelve</text:span></text:p>
          </text:list-item>
          <text:list-item>
            <text:p text:style-name="P137"><text:span text:style-name="CharStyle11"><text:tab/>bulls underneath; the pots, the shovels, the forks, and all the utensils of the temple were made by the trusty Huram for king Solomon,' to build the temple of God.</text:span></text:p>
          </text:list-item>
          <text:list-item>
            <text:p text:style-name="P163"><text:span text:style-name="CharStyle11"><text:tab/>This bright bronze work was cast by the king in the clay soil of the Jordan valley between</text:span></text:p>
          </text:list-item>
          <text:list-item>
            <text:p text:style-name="P165"><text:span text:style-name="CharStyle11"><text:tab/>Sukkoth and Zeredah. Solomon made enormous quantities of these utensils, for the weight of the bronze was past counting.</text:span></text:p>
          </text:list-item>
          <text:list-item>
            <text:p text:style-name="P137"><text:span text:style-name="CharStyle11"><text:tab/>Solomon himself made of pure gold all the utensils within the temple of God, with the golden altar, the tables for the bread</text:span></text:p>
          </text:list-item>
          <text:list-item>
            <text:p text:style-name="P174"><text:span text:style-name="CharStyle11"><text:tab/>of the Presence, the lampstands with lamps to burn in front of the inner shrine, as prescribed,</text:span></text:p>
          </text:list-item>
          <text:list-item>
            <text:p text:style-name="P174"><text:span text:style-name="CharStyle11"><text:tab/>the ornamental flowers, the lamps, and the tongs being of</text:span></text:p>
          </text:list-item>
        </text:list>
        <text:list xml:id="list6779253586758078870" text:style-name="L6">
          <text:list-item>
            <text:p text:style-name="P175"><text:span text:style-name="CharStyle16"><text:tab/></text:span><text:span text:style-name="CharStyle11">solid gold; the snuffers, bowls, saucers, and fire-pans, and even the entrances, the doors of the inner shrine, and the doors of the temple, were made of gold.</text:span></text:p>
          </text:list-item>
        </text:list>
        <text:p text:style-name="P15"><text:span text:style-name="CharStyle11">So all the work done by Solo­mon on the temple of the Eternal was finished; Solomon</text:span></text:p>
        <text:p text:style-name="P49"><text:span text:style-name="CharStyle11">then brought in the votive offer­ings of his father David, the sil­ver and the gold and all the other articles, placing them in the store-chambers of the temple of God.</text:span></text:p>
        <text:p text:style-name="P34"><text:span text:style-name="CharStyle11">Then Solomon called together 2 at Jerusalem the sheikhs of Is­rael and all the chiefs of the clans, the heads of the various families, to bring the ark of the Eternal’s compact up from Da­vid’s burg or Sion. The Israel- 3 ites all gathered round the king at the festival in the seventh month. The sheikhs of Israel 4 all went with the Levites and carried up the ark, the Trysting </text:span><text:span text:style-name="CharStyle16">5 </text:span><text:span text:style-name="CharStyle11">tent, and all the sacred articles inside the tent; these were car­ried by the priests or Levites, while king Solomon and all the 6 community of Israel which had gathered round him walked in front of the ark, sacrificing sheep and oxen past all counting and numbering.</text:span></text:p>
        <text:p text:style-name="P34"><text:span text:style-name="CharStyle11">Then the priests placed the ark </text:span><text:span text:style-name="CharStyle16">7 </text:span><text:span text:style-name="CharStyle11">of the Eternal’s compact in its place within the inner shrine, the most sacred Place, under the wings of the kherubs; for the 8 wings of the kherubs stretched over the place for the ark, cover­ing the ark and its poles, though 9 the poles were so long that their projecting tips could be seen, not outside, but from the sacred hall in front of the shrine—the posi­tion they occupy to this very day. Inside the ark there was 10 nothing except the two tablets which Moses had placed there at Horeb, the tablets of the com­pact which the Eternal made with the Israelites when they left Egypt.</text:span></text:p>
        <text:p text:style-name="P34"><text:span text:style-name="CharStyle11">When the priests came out of 11 the inner shrine (for all the priests present had consecrated themselves, not merely those</text:span></text:p>
        <text:list xml:id="list214618253877077" text:style-name="L2">
          <text:list-item>
            <text:p text:style-name="P82"><text:span text:style-name="CharStyle11"><text:tab/>whose turn it was to serve; all the Levites who were singers, Asaph, Heman, and Jeduthun, with their sons and clansmen, stood at the east end of the altar, robed in fine linen, and holding cymbals, lutes, and lyres; beside them stood a hun­dred and twenty priests who</text:span></text:p>
          </text:list-item>
          <text:list-item>
            <text:p text:style-name="P82"><text:span text:style-name="CharStyle11"><text:tab/>blew trumpets. The trumpeters and singers joined in one loud song of praise and thanksgiving to the Eternal, and to the ac­companiment of trumpets, cym­bals, and other instruments of music, they sang this praise aloud to the Eternal, chanting,</text:span></text:p>
          </text:list-item>
        </text:list>
        <text:p text:style-name="P48"><text:span text:style-name="CharStyle11">For he is good, his kindness never fails.), a cloud filled the temple, the</text:span></text:p>
        <text:list xml:id="list215049813698595" text:continue-numbering="true" text:style-name="L2">
          <text:list-item>
            <text:p text:style-name="P128"><text:span text:style-name="CharStyle11"><text:tab/>temple of the Eternal, so densely that the priests could not stand to serve; the Eternal’s splendour of glory filled the temple of</text:span></text:p>
          </text:list-item>
        </text:list>
        <text:p text:style-name="Body_20_text_20__28_3_29__20__2b__20_DropCap2">6<text:span text:style-name="CharStyle6"> God.</text:span></text:p>
        <text:h text:style-name="P263" text:outline-level="2"><text:bookmark-start text:name="bookmark1"/><text:span text:style-name="CharStyle21">Then said Solomon:</text:span><text:bookmark-end text:name="bookmark1"/></text:h>
        <text:p text:style-name="P40"><text:span text:style-name="CharStyle11">The sun has the Eternal set in heaven,</text:span></text:p>
        <text:p text:style-name="P40"><text:soft-page-break/><text:span text:style-name="CharStyle11">but chosen himself to dwell in darkness;</text:span></text:p>
        <text:p text:style-name="P54"><text:span text:style-name="CharStyle11">3 so I have built this mansion great for thee,</text:span></text:p>
        <text:p text:style-name="P41"><text:span text:style-name="CharStyle11">for thee to dwell in, to eternity.</text:span></text:p>
        <text:p text:style-name="P11"><text:span text:style-name="CharStyle16">3</text:span><text:span text:style-name="CharStyle11"> The king turned round and blessed all the gathering of Is- 4 rael as they stood. He said, “Blessed be the Eternal the God of Israel, who spoke di­rectly to my father David and S has done all he promised! He said, ‘Ever since I brought my people out of the land of Egypt, I chose no city out of any clan of Israel to build a temple for my presence, nor did I choose any man to rule my people 6 Israel, none but Jerusalem as my seat and David as lord over 7 my people Israel.’ My father David did have it in mind to build a temple in honour of the 8 Eternal the God of Israel; but</text:span></text:p>
        <text:p text:style-name="P13"><text:span text:style-name="CharStyle11">the Eternal said to my father David, ‘You had it in your mind to build a temple in my honour; you did well to have that in mind. Yet you are not to build </text:span><text:span text:style-name="CharStyle16">9 </text:span><text:span text:style-name="CharStyle11">the temple; it is your son, born of your body, who shall build the temple in my honour.’ The 10 Eternal has done what he prom­ised; for I have risen to succeed my father David and to sit upon the throne of Israel, as the Eternal promised, and I have built the temple in honour of the Eternal the God of Israel; in it 11 I have placed the ark containing the compact which the Eternal made with the Israelites.”</text:span></text:p>
        <text:p text:style-name="P28"><text:span text:style-name="CharStyle11">Then he stood in front of the </text:span><text:span text:style-name="CharStyle12">12 </text:span><text:span text:style-name="CharStyle11">altar of the Eternal, in presence of all the community of Israel, and stretched out his hands. Solomon had made a bronze 13 platform, seven and a half feet long, seven and a half feet wide, and about four feet high, which he placed in the middle of the court; taking up his position on this, he knelt down in the pres­ence of all the community of Israel, and stretching out his hands to heaven he cried:</text:span></text:p>
        <text:p text:style-name="P28"><text:span text:style-name="CharStyle11">“O Eternal, God of Israel, 14 there is no god like thee in heav­en or earth, who keepest thy compact and showest kindness to thy servants, as they live under thine eye with all their heart. Thou hast kept thy word to thy 15 servant David my father; thou didst make him thine own prom­ise and thou hast done it, as it is this day. Now then, O Eter- </text:span><text:span text:style-name="CharStyle12">16 </text:span><text:span text:style-name="CharStyle11">nal, God of Israel, keep this thy promise to thy servant David my father: ‘You shall never lack a descendant in my sight to sit upon the throne of Israel, if only your children watch their lives, careful to follow my di­rections as you have done.’ O 17</text:span></text:p>
      </text:section>
      <text:section text:style-name="Sect4" text:name="Section4">
        <text:p text:style-name="P222"><text:span text:style-name="CharStyle11">Eternal, God of Israel, pray let this promise be fulfilled, which thou didst make to thy servant David!</text:span></text:p>
        <text:list xml:id="list4873439918628954375" text:style-name="L7">
          <text:list-item>
            <text:p text:style-name="P181"><text:span text:style-name="CharStyle11"><text:tab/>But can God really live among men on earth? The very heaven, the height of heaven itself, can­not contain thee; and how much</text:span></text:p>
          </text:list-item>
          <text:list-item>
            <text:p text:style-name="P152"><text:span text:style-name="CharStyle11"><text:tab/>less this temple I have built! So do thou turn, O Eternal my God, to thy servant in his prayers and supplications, listening to the cry of prayer which thy serv-</text:span></text:p>
          </text:list-item>
          <text:list-item>
            <text:p text:style-name="P176"><text:span text:style-name="CharStyle11"><text:tab/>ant lifts to thee, that thine eyes may be open, day and night, to this temple, to the place where thou hast promised thy pres­ence, listening to the prayer thy servant offers, when he turns to</text:span></text:p>
          </text:list-item>
          <text:list-item>
            <text:p text:style-name="P176"><text:span text:style-name="CharStyle11"><text:tab/>this place. Listen to the sup­plications of thy servant and of thy people Israel, when they turn in prayer towards this place; yea, hear us up in thy home, in heaven, and as thou hearest for­give us.</text:span></text:p>
          </text:list-item>
          <text:list-item>
            <text:p text:style-name="P181"><text:span text:style-name="CharStyle11"><text:tab/>When a man sins against his neighbour and is adjured to swear an oath, when he comes and swears his oath before thine</text:span></text:p>
          </text:list-item>
          <text:list-item>
            <text:p text:style-name="P183"><text:span text:style-name="CharStyle11"><text:tab/>altar in this temple, then do thou listen up in heaven, take action and decide between thy servants, punishing the guilty by making him suffer for his misdeeds, and vindicating the innocent by rewarding him for his innocence.</text:span></text:p>
          </text:list-item>
          <text:list-item>
            <text:p text:style-name="P181"><text:span text:style-name="CharStyle11"><text:tab/>When thy people Israel fall before the foe, because they have sinned against thee, if they repent and own thee openly and pray with supplications to thee</text:span></text:p>
          </text:list-item>
          <text:list-item>
            <text:p text:style-name="P183"><text:span text:style-name="CharStyle11"><text:tab/>in this temple, then do thou listen up in heaven and forgive the sin of thy people Israel, let­ting them remain within the land which thou gavest to them</text:span></text:p>
          </text:list-item>
          <text:list-item>
            <text:p text:style-name="P152"><text:span text:style-name="CharStyle11"><text:tab/>and to their fathers. When the skies are shut and no rain falls, because they have sinned against</text:span></text:p>
          </text:list-item>
        </text:list>
        <text:p text:style-name="P13"><text:span text:style-name="CharStyle11">thee, if they turn in prayer towards this place and own thee openly and give up their sin un­der thy chastisement, then do 27 thou listen in heaven and forgive the sin of thy servant and thy people Israel, as thou teachest them the good path for their life; send rain upon thy land, which thou hast given to thy people as their heritage. When 28 there is famine in the land, or pestilence, blasting or mildew, locusts or caterpillars, when their enemies besiege them in any of their towns, whatever be the plague or trouble—whatever 29 prayer and supplication is of­fered by any man of them, knowing well what plagues and vexes himself, and stretching out his hands towards this tem­ple, then do thou listen up in thy home, in heaven, and forgive 30 them, dealing with every man as he has lived, O thou who know- est his heart (for thou, thou only, knowest the heart of all men), that in awe of thee they 31 may live as thou livest, so long as they are in the land thou gavest to our fathers. As for 32 the alien, who does not belong to thy people Israel but who came from a distant land, drawn by thy great fame for sheer strength and main force, when they come and turn in prayer towards this temple, then do 33 thou listen up in thy home, in heaven, and do all that the alien asks of thee, so that the nations in the world may know what thou art, learning to stand in awe of thee like thy people Is­rael, and learning that thou hast taken this temple which I built to be thine own.</text:span></text:p>
        <text:p text:style-name="P34"><text:span text:style-name="CharStyle11">When thy people march out to 34 fight against their enemies, in any way of thine appoint ing, and</text:span></text:p>
      </text:section>
      <text:section text:style-name="Sect5" text:name="Section5">
        <text:p text:style-name="P223"><text:span text:style-name="CharStyle11">pray to thee, turning towards this city thou hast chosen and this temple I have built in hon-</text:span></text:p>
        <text:list xml:id="list1163938417039724429" text:style-name="L8">
          <text:list-item>
            <text:p text:style-name="P138"><text:span text:style-name="CharStyle11"><text:tab/>our of thee, then do thou listen up in heaven to their prayer and supplication and uphold their</text:span></text:p>
          </text:list-item>
          <text:list-item>
            <text:p text:style-name="P177"><text:span text:style-name="CharStyle11"><text:tab/>cause. When they sin against thee (for there is no man who does not sin) and thou in thine anger leavest them to their ene­mies, to be carried prisoners to</text:span></text:p>
          </text:list-item>
          <text:list-item>
            <text:p text:style-name="P191"><text:span text:style-name="CharStyle11"><text:tab/>some land far off or near, yet if they take thought in the land of their captivity and repent and offer supplications to thee in the land of their captivity, crying, ‘We have sinned, we have gone</text:span></text:p>
          </text:list-item>
          <text:list-item>
            <text:p text:style-name="P191"><text:span text:style-name="CharStyle11"><text:tab/>wrong, we have done evil,’ if they repent, heart and soul, in the land of their captivity, where they have been carried off as prisoners, and turn in prayer towards the land thou gavest to their fathers, towards the city thou hast chosen, towards the temple I have built in honour</text:span></text:p>
          </text:list-item>
          <text:list-item>
            <text:p text:style-name="P191"><text:span text:style-name="CharStyle11"><text:tab/>of thee: then do thou listen up in thy home, in heaven, to their prayers and supplications, and uphold their cause; forgive thy people who have sinned against thee.</text:span></text:p>
          </text:list-item>
          <text:list-item>
            <text:p text:style-name="P195"><text:span text:style-name="CharStyle11"><text:tab/>And now, O my God, pray let thine eyes be open and thine ears attentive to prayer offered in this place.</text:span></text:p>
          </text:list-item>
          <text:list-item>
            <text:p text:style-name="P264"><text:span text:style-name="CharStyle23"><text:tab/>Move up, O thou Eternal, to thy</text:span></text:p>
          </text:list-item>
        </text:list>
        <text:p text:style-name="P43"><text:span text:style-name="CharStyle23">resting-place, thou and thy mighty ark!—</text:span></text:p>
        <text:p text:style-name="P53"><text:span text:style-name="CharStyle23">thy priests, O Eternal, in trium­phant array,</text:span></text:p>
        <text:p text:style-name="P53"><text:span text:style-name="CharStyle23">thy worshippers rejoicing in pros­perity !</text:span></text:p>
        <text:list xml:id="list215049465239863" text:continue-numbering="true" text:style-name="L8">
          <text:list-item>
            <text:p text:style-name="P265"><text:span text:style-name="CharStyle25"><text:tab/>O thou Eternal, disregard not</text:span></text:p>
          </text:list-item>
        </text:list>
        <text:p text:style-name="P20"><text:span text:style-name="CharStyle23">thine own king,</text:span></text:p>
        <text:p text:style-name="P53"><text:span text:style-name="CharStyle23">remember thy kind promises to thy servant David.”</text:span></text:p>
        <text:p text:style-name="P15"><text:span text:style-name="CharStyle11">When Solomon had finished his prayer, fire fell from heav­en and burned up the sacrificial 2 victims. The splendour of the Eternal’s glory filled the temple,</text:span></text:p>
        <text:p text:style-name="P13"><text:span text:style-name="CharStyle11">so that the priests could not enter the temple of the Eternal, as the Eternal’s splendour filled the Eternal’s temple. All Is- 3 rael looked on when the fire fell and the splendour of the Eternal was upon the temple; they bowed down with their faces on the pavement in worship, giving thanks to the Eternal and chanting,</text:span></text:p>
        <text:p text:style-name="P56"><text:span text:style-name="CharStyle23">For he is good,</text:span></text:p>
        <text:p text:style-name="P57"><text:span text:style-name="CharStyle23">his kindness never fails.</text:span></text:p>
        <text:p text:style-name="P29"><text:span text:style-name="CharStyle11">Then the king and all the peo- 4 pie offered sacrifices before the Eternal; king Solomon offered a 5 sacrifice of twenty-two thousand oxen and a hundred and twenty thousand sheep.</text:span></text:p>
        <text:p text:style-name="P28"><text:span text:style-name="CharStyle11">Thus did the king and all the people dedicate the temple of God. The priests stood in their 6 proper positions, the Levites had the musical instruments for praising the Eternal, which king David had made for the thanks­giving service (the chant to the Eternal being, “for his kindness never fails”), when he used them in the service of praise; the priests in front blew trumpets, and all Israel stood up.</text:span></text:p>
        <text:p text:style-name="P28"><text:span text:style-name="CharStyle11">Solomon also consecrated the 7 middle part of the court in front of the temple of the Eternal; for it was there that he sacrificed the victims for the burnt-offering, and the fat slices from the vic­tims of the recompense-offerings, the bronze altar made by Solo­mon being unable to hold the burnt-offering, the cereal-offer­ing, and the fat slices.</text:span></text:p>
        <text:p text:style-name="P28"><text:span text:style-name="CharStyle11">Such was the festival held for 8 seven days by Solomon and all Israel—a very vast host, drawn from all parts, from the Pass of Hamath down to the Wady-el- Arish. On the eighth day they 9 held a closing celebration for seven days, after the seven days</text:span></text:p>
        <text:p text:style-name="P39"><text:span text:style-name="CharStyle11">devoted to the dedication of the</text:span></text:p>
        <text:list xml:id="list379357123021640272" text:style-name="L9">
          <text:list-item>
            <text:p text:style-name="P83"><text:span text:style-name="CharStyle11"><text:tab/>altar. Then on the twenty-third day of the seventh month he dis­missed the people to their homes, rejoicing with glad hearts at all the goodness of the Eternal to David, to Solomon, and to his people Israel.</text:span></text:p>
          </text:list-item>
          <text:list-item>
            <text:p text:style-name="P94"><text:soft-page-break/><text:span text:style-name="CharStyle11"><text:tab/>Thus did Solomon finish the temple of the Eternal and the royal palace; he carried out suc­cessfully all he had in mind to construct in the temple of the Eternal and in his own palace.</text:span></text:p>
          </text:list-item>
          <text:list-item>
            <text:p text:style-name="P83"><text:span text:style-name="CharStyle11"><text:tab/>Then the Eternal appeared to Solomon by night and said to him: “I have listened to your prayer and chosen this place as</text:span></text:p>
          </text:list-item>
          <text:list-item>
            <text:p text:style-name="P83"><text:span text:style-name="CharStyle11"><text:tab/>my temple for sacrifice. If I shut up the sky till no rain falls, or if I bid locusts devour the land, or if I send pestilence</text:span></text:p>
          </text:list-item>
          <text:list-item>
            <text:p text:style-name="P83"><text:span text:style-name="CharStyle11"><text:tab/>among my people, then, if my people, who belong to me, hum­ble themselves and pray and seek my presence, turning from their evil ways, I will listen up in heaven and forgive their sins</text:span></text:p>
          </text:list-item>
          <text:list-item>
            <text:p text:style-name="P83"><text:span text:style-name="CharStyle11"><text:tab/>and heal my land. My eyes shall be open and my ears atten­tive to prayer offered in this</text:span></text:p>
          </text:list-item>
          <text:list-item>
            <text:p text:style-name="P83"><text:span text:style-name="CharStyle11"><text:tab/>place; for I have now chosen and consecrated this temple as my seat for ever, and my eyes and my heart shall constantly be</text:span></text:p>
          </text:list-item>
          <text:list-item>
            <text:p text:style-name="P83"><text:span text:style-name="CharStyle11"><text:tab/>there. As for yourself, if you will live under my eye, like your father David, doing exactly as I have ordered you, and follow my</text:span></text:p>
          </text:list-item>
          <text:list-item>
            <text:p text:style-name="P83"><text:span text:style-name="CharStyle11"><text:tab/>rules and regulations, then I will make your royal throne sure, as I agreed with your fa­ther David when I promised that he would never be without</text:span></text:p>
          </text:list-item>
          <text:list-item>
            <text:p text:style-name="P83"><text:span text:style-name="CharStyle11"><text:tab/>a descendant to rule Israel. But if you turn away, giving up the rules and commands I have set before you, if you go to serve foreign gods and worship them,</text:span></text:p>
          </text:list-item>
          <text:list-item>
            <text:p text:style-name="P97"><text:span text:style-name="CharStyle11"><text:tab/>then I will uproot Israel out of the land I gave them; and this</text:span></text:p>
          </text:list-item>
        </text:list>
        <text:p text:style-name="P13"><text:span text:style-name="CharStyle11">temple which I have conse­crated for myself I will cast out of my sight, making it a proverb and byword among all nations. This temple so grand!—why, 21 any passer-by will be amazed, and ask, ‘Why has the Eternal dealt thus with this land and temple?’ The answer will be, 22 ‘Because the people forsook the Eternal the God of their fathers, who brought them out of the land of Egypt; because they took up with foreign gods, wor­shipping and serving them; that is why the Eternal brought all this ruin upon them.’ ”</text:span></text:p>
        <text:p text:style-name="P34"><text:span text:style-name="CharStyle11">At the end of twenty years, O in the course of which Solo- O mon had built the temple of the Eternal and his own palace, Solomon fortified the towns pre- 2 sented to him by Huram, and settled Israelites in them.</text:span></text:p>
        <text:p text:style-name="P42"><text:span text:style-name="CharStyle11">Solomon attacked Hamath- 3 Zobah and conquered it. He 4 built Tadmor in the desert and also all his store-towns in Ha­math; he built Beth-horon the 5 upper and Beth-horon the lower, both fortified towns with walls, gates, and bars, also Baalath, 6 all the store-towns, the towns for his chariots, the towns for his cavalry, and whatever he was pleased to build in Jerusalem, at Lebanon, and anywhere through­out his realm.</text:span></text:p>
        <text:p text:style-name="P34"><text:span text:style-name="CharStyle11">Solomon raised a forced levy </text:span><text:span text:style-name="CharStyle16">7 </text:span><text:span text:style-name="CharStyle11">of labourers, as is done to this day, from the descendants of the Hittites, the Amorites, the Periz- zites, the Hivites, and the Jebu- sites, none of whom belonged to Israel—survivors in the land 8 whom the Israelites had not de­stroyed. Solomon never forced 9 Israelites to slave at his work; they were his soldiers and gen­erals, chariot-leaders and cav­alry-leaders. The following two 10</text:span></text:p>
        <text:p text:style-name="P38"><text:span text:style-name="CharStyle11">hundred and fifty men were king Solomon’s officials, who superin­tended all the workmen . . .</text:span></text:p>
        <text:p text:style-name="P22"><text:span text:style-name="CharStyle11">xi Solomon brought the Pha­raoh’s daughter up from David’s burg to the palace he had built for her. “No wife of mine,” said he, “shall live in the residence of David king of Israel, for any spot where the ark of the Eter­nal has rested is sacred.”</text:span></text:p>
        <text:list xml:id="list550328695931175535" text:style-name="L10">
          <text:list-item>
            <text:p text:style-name="P100"><text:span text:style-name="CharStyle11"><text:tab/>Then Solomon burned victims as sacrifices to the Eternal on the altar of the Eternal which he had built in front of the vesti-</text:span></text:p>
          </text:list-item>
          <text:list-item>
            <text:p text:style-name="P101"><text:span text:style-name="CharStyle11"><text:tab/>bule, sacrificing at the daily rate as </text:span><text:soft-page-break/><text:span text:style-name="CharStyle11">laid down by Moses, on the sabbaths, at the new moon, and at the fixed festivals (three times a year, the festival of unleavened bread, the festival of Weeks,</text:span></text:p>
          </text:list-item>
          <text:list-item>
            <text:p text:style-name="P104"><text:span text:style-name="CharStyle11"><text:tab/>and the festival of Booths). He fixed, as appointed by his father David, the divisions of priests for their service, fixed the sta­tions for the Levites to _ sing praise and attend the priests, as the day’s duty required, and also arranged the warders in divisions at each gate (for David the man of God had left these</text:span></text:p>
          </text:list-item>
          <text:list-item>
            <text:p text:style-name="P104"><text:span text:style-name="CharStyle11"><text:tab/>orders). The king’s orders for the priests and Levites were carried out faithfully in every detail, including the treasures.</text:span></text:p>
          </text:list-item>
          <text:list-item>
            <text:p text:style-name="P104"><text:span text:style-name="CharStyle11"><text:tab/>In this way Solomon’s work was completed, from the day when the foundations of the temple of the Eternal were laid to the com­pletion of the temple.</text:span></text:p>
          </text:list-item>
          <text:list-item>
            <text:p text:style-name="P100"><text:span text:style-name="CharStyle11"><text:tab/>Then Solomon went to Ezion- geber and Eloth on the sea-</text:span></text:p>
          </text:list-item>
          <text:list-item>
            <text:p text:style-name="P84"><text:span text:style-name="CharStyle11"><text:tab/>coast, in the land of Edom, where Huram had ships sent to him, and also expert seamen in his service, who accompanied Solo­mon’s men to Ophir and brought</text:span></text:p>
          </text:list-item>
        </text:list>
        <text:p text:style-name="Body_20_text_20__28_3_29__20__2b__20_DropCap1">9<text:span text:style-name="CharStyle6"><text:tab/>back to king Solomon over nineteen tons of gold. The amount of gold that came to Solomon in one year was nearly</text:span></text:p>
        <text:p text:style-name="P11"><text:span text:style-name="CharStyle11">twenty-nine tons, in addition to </text:span><text:span text:style-name="CharStyle27">14 </text:span><text:span text:style-name="CharStyle11">what was derived in taxes from traders and as tribute from Ara­bian emirs and from vassal- princes. King Solomon made two </text:span><text:span text:style-name="CharStyle27">15 </text:span><text:span text:style-name="CharStyle11">hundred shields of beaten gold; twenty-five pounds of gold went to each shield. He also made </text:span><text:span text:style-name="CharStyle27">16 </text:span><text:span text:style-name="CharStyle11">three hundred targes of beaten gold; twelve pounds of gold went to each of them; the king hung these in the “Forest of Lebanon” hall. The king also 1</text:span><text:span text:style-name="CharStyle12">T </text:span><text:span text:style-name="CharStyle11">made a large ivory throne, which he overlaid with pure gold; the 18 throne had six steps and a foot­stool of gold, fixed to the throne, with arms on each side of the seat, flanked by two lions, while 19 twelve lions stood on each side of the six steps. No such throne was ever made in any kingdom. King Solomon’s drinking service 20 was all made of gold, and all the articles in the “Forest of Leb­anon” hall were made of pure gold; silver was thought nothing of in Solomon’s day. For the 21 king had ships that sailed to Tartessus along with Huram’s seamen; once every three years the Tartessus fleet came home with gold and silver, ivory, apes, and peacocks.</text:span></text:p>
        <text:p text:style-name="P34"><text:span text:style-name="CharStyle11">So in wealth and in wisdom 22 king Solomon excelled all kings on earth. All kings on earth 23 came to visit Solomon, to listen to the wisdom which God had put into his mind, and everyone 24 brought his present: silver arti­cles, gold articles, robes, weap­ons, and spices, horses and mules, so much year by year. King Solomon had four thou- 25 sand stalls for horses and char­iots, and twelve thousand cav­alry, stationed in the chariot- towns or at Jerusalem beside the king. He ruled over all the 26 kings from the Euphrates to the</text:span></text:p>
        <text:p text:style-name="P39"><text:span text:style-name="CharStyle11">land of the Philistines and as far</text:span></text:p>
        <text:list xml:id="list214620020390342" text:style-name="L7">
          <text:list-item>
            <text:p text:style-name="P98"><text:span text:style-name="CharStyle11"><text:tab/>as the frontier of Egypt. The king made silver as common in Jerusalem as stones, and cedar wood </text:span><text:span text:style-name="CharStyle12">as</text:span><text:span text:style-name="CharStyle11"> plentiful as sycomore-</text:span></text:p>
          </text:list-item>
          <text:list-item>
            <text:p text:style-name="P109"><text:span text:style-name="CharStyle11"><text:tab/>trees in the lowlands. Horses were brought to Solomon from Egypt and from every country.</text:span></text:p>
          </text:list-item>
        </text:list>
        <text:list xml:id="list1569063218135515380" text:style-name="L11">
          <text:list-item>
            <text:p text:style-name="P78"><text:span text:style-name="CharStyle11"><text:tab/>Huram’s sailors and Solomon’s sailors, who brought gold from Ophir, also brought sandal-wood</text:span></text:p>
          </text:list-item>
        </text:list>
        <text:p text:style-name="P22"><text:span text:style-name="CharStyle11">n and jewels; out of the sandal­wood the king made balustrades for the temple of the Eternal and for the royal palace, as well as lyres and lutes for the singers; none such had ever been Seen before in Judah.</text:span></text:p>
        <text:list xml:id="list7885046261567980110" text:style-name="L12">
          <text:list-item>
            <text:p text:style-name="P110"><text:span text:style-name="CharStyle11"><text:tab/>When the queen of Sheba heard about the fame of Solo­mon, she came to test him with puzzling questions at Jerusalem, accompanied by a very large retinue, with camels bearing spices, </text:span><text:soft-page-break/><text:span text:style-name="CharStyle11">ample gold, and jewels. As soon as she reached Solomon, she opened out all that was on</text:span></text:p>
          </text:list-item>
          <text:list-item>
            <text:p text:style-name="P111"><text:span text:style-name="CharStyle11"><text:tab/>her mind, and Solomon an­swered all her questions; there was not a single thing hidden from Solomon, which he could</text:span></text:p>
          </text:list-item>
          <text:list-item>
            <text:p text:style-name="P111"><text:span text:style-name="CharStyle11"><text:tab/>not explain to her. When the queen of Sheba realized all this wisdom of Solomon, when she</text:span></text:p>
          </text:list-item>
          <text:list-item>
            <text:p text:style-name="P111"><text:span text:style-name="CharStyle11"><text:tab/>saw the palace he had built, the food at his table, the way his courtiers were arranged and his servants waited, and their dress, the cupbearers and their dress, and the burnt-offerings he used to offer in the temple of the Eternal, she was quite over-</text:span></text:p>
          </text:list-item>
          <text:list-item>
            <text:p text:style-name="P111"><text:span text:style-name="CharStyle11"><text:tab/>whelmed; she said to the king, “That was a true tale I heard in my own country, of your words</text:span></text:p>
          </text:list-item>
          <text:list-item>
            <text:p text:style-name="P111"><text:span text:style-name="CharStyle11"><text:tab/>and wisdom! But I did not believe what they said, till I came and saw for myself. And now I see not half was told me about your vast wisdom; you are far more than all the reports I</text:span></text:p>
          </text:list-item>
        </text:list>
        <text:p text:style-name="P13"><text:span text:style-name="CharStyle11">heard. Happy are your wives! 7 Happy men, these courtiers who are always waiting on you and hearing your wisdom! Blessed 8 be the Eternal your God, who delighted in you and set you on the throne of Israel, to rule for the Eternal your God! It is be­cause your God loved Israel, meaning to establish them for all time, that he made you king over them, to govern and ad­minister justice.”</text:span></text:p>
        <text:p text:style-name="P34"><text:span text:style-name="CharStyle11">She presented the king with 9 six hundred and ninety-three thousand pounds in gold, a wealth of spices, and jewels; never was any such supply of spices seen as the queen of Sheba gave to king Solomon. King 12 Solomon in turn presented the queen of Sheba with whatever she desired, with anything she asked, besides returning the value of her own present. Then she went back to her own land, she and her retinue.</text:span></text:p>
        <text:p text:style-name="P34"><text:span text:style-name="CharStyle11">As for the rest of the acts of 29 Solomon, from first to last, are they not described in the His­tory of the prophet Nathan and in the “Prophecies” of Ahijah from Shilo, and in the “Visions” of Iddo the seer regarding Jero­boam the son of Nebat? Solo- 3° mon reigned in Jerusalem over all Israel for forty years. Then 31 Solomon slept with his fathers, and was buried in the city of David his father. His son Reho- boam reigned instead of him.</text:span></text:p>
        <text:p text:style-name="P34"><text:span text:style-name="CharStyle11">Rehoboam went to She- "l A chem, for all Israel had J-vr gone to elect him king at She- chem. But as soon as Jeroboam 2 the son of Nebat heard the news (he was in Egypt, whither he had fled to escape from king Solo­mon), Jeroboam came back from Egypt; he was sent for and sum- </text:span><text:span text:style-name="CharStyle28">3 </text:span><text:span text:style-name="CharStyle11">moned. Then Jeroboam and all</text:span></text:p>
        <text:p text:style-name="P27"><text:span text:style-name="CharStyle11">Israel went and said to Reho-</text:span></text:p>
        <text:list xml:id="list3385625705288100711" text:style-name="L13">
          <text:list-item>
            <text:p text:style-name="P133"><text:span text:style-name="CharStyle11"><text:tab/>boam, “Your father’s rule was heavy; lighten the heavy rule he imposed upon us and his crush­ing service, and we will serve</text:span></text:p>
          </text:list-item>
          <text:list-item>
            <text:p text:style-name="P133"><text:span text:style-name="CharStyle11"><text:tab/>you.” He said to them, “Come</text:span></text:p>
          </text:list-item>
          <text:list-item>
            <text:p text:style-name="P133"><text:span text:style-name="CharStyle11"><text:tab/>back after three days.” When the people went away, king Rehoboam consulted the old councillors who had served his father Solomon. He asked them what answer they would advise him to return to the people.</text:span></text:p>
          </text:list-item>
          <text:list-item>
            <text:p text:style-name="P133"><text:span text:style-name="CharStyle11"><text:tab/>They said, “If you will be land to this people and please them and speak favourable words to them, they will be your servants</text:span></text:p>
          </text:list-item>
          <text:list-item>
            <text:p text:style-name="P133"><text:span text:style-name="CharStyle11"><text:tab/>for all time.” But he set aside this advice given him by the old councillors, and consulted the juniors of his own age in his</text:span></text:p>
          </text:list-item>
          <text:list-item>
            <text:p text:style-name="P133"><text:span text:style-name="CharStyle11"><text:tab/>retinue. He asked them what answer they would advise him to return to the demand of the people, that Solomon’s rule</text:span></text:p>
          </text:list-item>
        </text:list>
        <text:p text:style-name="P24"><text:span text:style-name="CharStyle11">io<text:tab/>should be lightened. These juniors of his own age replied, “This people cries to you, ‘Your father’s rule was heavy, make you it lighter for us?’ Well, tell them this: ‘My </text:span><text:soft-page-break/><text:span text:style-name="CharStyle11">little finger is thicker than my father’s thighs.</text:span></text:p>
        <text:p text:style-name="P23"><text:span text:style-name="CharStyle11">n If my father’s rule pressed hard on you, I will press harder still; my father lashed you with scourges, but I will lash you with scorpions.’”</text:span></text:p>
        <text:p text:style-name="P23"><text:span text:style-name="CharStyle11">in On the third day Jeroboam and all the people came back to Rehoboam, as the king had told</text:span></text:p>
        <text:list xml:id="list6096860626769214898" text:style-name="L14">
          <text:list-item>
            <text:p text:style-name="P166"><text:span text:style-name="CharStyle11"><text:tab/>them. The king gave them a harsh answer. King Rehoboam set aside the advice of the senior</text:span></text:p>
          </text:list-item>
          <text:list-item>
            <text:p text:style-name="P153"><text:span text:style-name="CharStyle11"><text:tab/>councillors, and spoke to the people as the juniors had ad­vised: “My father’s rule pressed hard on you, but I will press harder still; my father lashed you with scourges, but I will lash</text:span></text:p>
          </text:list-item>
          <text:list-item>
            <text:p text:style-name="P153"><text:span text:style-name="CharStyle11"><text:tab/>you with scorpions.” So the king refused to heed the people.</text:span></text:p>
          </text:list-item>
        </text:list>
        <text:p text:style-name="P13"><text:span text:style-name="CharStyle11">(This was a turn of things brought about by God, that the Eternal might carry out the word which he had sent by Ahi- jah of Shilo to Jeroboam the son of Nebat.) When all Israel saw 16 that the king refused to heed them, the people retorted to the king,</text:span></text:p>
        <text:p text:style-name="P33"><text:span text:style-name="CharStyle23">What part have we in David? We’re done with Jesse’s son!</text:span></text:p>
        <text:p text:style-name="P21"><text:span text:style-name="CharStyle23">Look to your own house, David,</text:span></text:p>
        <text:p text:style-name="P32"><text:span text:style-name="CharStyle23">now!</text:span></text:p>
        <text:p text:style-name="P35"><text:span text:style-name="CharStyle11">Home, Israel, to your homes! Then all Israel went home. 18 When king Rehoboam sent them Hadoram, who was in charge of the labour-gangs, the Israelites stoned him to death; whereupon king Rehoboam mounted his chariot in a hurry to escape to Jerusalem.</text:span></text:p>
        <text:p text:style-name="P34"><text:span text:style-name="CharStyle11">So Israel rebelled against the 19 dynasty of David, as it still does. However, Rehoboam reigned 17 over the Israelites who lived in the towns of Judah.</text:span></text:p>
        <text:p text:style-name="P35"><text:span text:style-name="CharStyle11">On reaching Jerusalem, "i T Rehoboam mustered the A A men of Benjamin and Judah, a hundred and eighty thousand picked men-at-arms, to attack Israel and recover the kingdom for Rehoboam. But this mes- 2 sage came from the Eternal to Shemaiah, a man of God: “Give 3 this message from the Eternal to Rehoboam the son of Solomon, king of Judah, and to all the Is­raelites in Judah and Benjamin: ‘You are not to march or fight 4 against your fellows. Back home, every man of you! What has happened, I have caused to happen.’ ” They listened to what the Eternal said, and gave up their march against Jero­boam.</text:span></text:p>
        <text:p text:style-name="P34"><text:span text:style-name="CharStyle11">Rehoboam lived in Jerusalem. 5 He built towns of defence throughout Judah, fortifying</text:span></text:p>
        <text:list xml:id="list7551981694294217656" text:style-name="L15">
          <text:list-item>
            <text:p text:style-name="P197"><text:span text:style-name="CharStyle11"><text:tab/>Bethlehem, Etam, Tekoa, Beth-</text:span></text:p>
          </text:list-item>
          <text:list-item>
            <text:p text:style-name="P197"><text:span text:style-name="CharStyle11"><text:tab/>zur, Soko, Adullam, Gath, Ma-</text:span></text:p>
          </text:list-item>
          <text:list-item>
            <text:p text:style-name="P197"><text:span text:style-name="CharStyle11"><text:tab/>reshah, Ziph, Adoraim, Lakhish,</text:span></text:p>
          </text:list-item>
          <text:list-item>
            <text:p text:style-name="P197"><text:span text:style-name="CharStyle11"><text:tab/>Azekah, and Zorah, with Aijalon</text:span></text:p>
          </text:list-item>
          <text:list-item>
            <text:p text:style-name="P147"><text:span text:style-name="CharStyle11"><text:tab/>and Hebron (which belong to</text:span></text:p>
          </text:list-item>
          <text:list-item>
            <text:p text:style-name="P147"><text:span text:style-name="CharStyle11"><text:tab/>Judah and Benjamin). He strengthened these fortresses, putting commanders in them, with stores of provisions, oil</text:span></text:p>
          </text:list-item>
          <text:list-item>
            <text:p text:style-name="P167"><text:span text:style-name="CharStyle11"><text:tab/>and wine; and in each town he stored shields and spears. He made them very strong, so that he held Judah and Benjamin.</text:span></text:p>
          </text:list-item>
          <text:list-item>
            <text:p text:style-name="P201"><text:span text:style-name="CharStyle11"><text:tab/>The priests and the Levites all over Israel went over to him</text:span></text:p>
          </text:list-item>
          <text:list-item>
            <text:p text:style-name="P154"><text:span text:style-name="CharStyle11"><text:tab/>from every quarter; the Levites left their open lands and settle­ments, flocking into Judah and Jerusalem (since Jeroboam and his successors had deposed them from officiating as priests to the</text:span></text:p>
          </text:list-item>
          <text:list-item>
            <text:p text:style-name="P154"><text:span text:style-name="CharStyle11"><text:tab/>Eternal, and had appointed priests for the high places and the satyrs and the calves which</text:span></text:p>
          </text:list-item>
          <text:list-item>
            <text:p text:style-name="P154"><text:span text:style-name="CharStyle11"><text:tab/>Jeroboam had made). They were followed, from all the clans of Israel, by those who had made up their minds to worship the Eternal the God of Israel, and who came to Jerusalem in order to sacrifice to the Eternal</text:span></text:p>
          </text:list-item>
          <text:list-item>
            <text:p text:style-name="P154"><text:span text:style-name="CharStyle11"><text:tab/>the God of their fathers. These proved a strength to the king­dom of Judah, and made Reho- hoam son of Solomon powerful for three years, as they lived by the traditions of David and Sol­omon </text:span><text:soft-page-break/><text:span text:style-name="CharStyle11">for three years.</text:span></text:p>
          </text:list-item>
          <text:list-item>
            <text:p text:style-name="P201"><text:span text:style-name="CharStyle11"><text:tab/>Rehoboam married Mahalath the daughter of Jerimoth, a son of David, and of Abihail the daughter of Eliab, a son of Jesse;</text:span></text:p>
          </text:list-item>
          <text:list-item>
            <text:p text:style-name="P154"><text:span text:style-name="CharStyle11"><text:tab/>she bore him three sons, Jeush,</text:span></text:p>
          </text:list-item>
          <text:list-item>
            <text:p text:style-name="P178"><text:span text:style-name="CharStyle11"><text:tab/>Shemariah, and Zaham. After her he married Maakah, a granddaughter of Absalom, who bore him Abijah, Attai, Ziza,</text:span></text:p>
          </text:list-item>
          <text:list-item>
            <text:p text:style-name="P178"><text:span text:style-name="CharStyle11"><text:tab/>and Shelomith. Of all his wives and mistresses (for he had eight­een wives and sixty mistresses, who bore him twenty-eight sons</text:span></text:p>
          </text:list-item>
        </text:list>
        <text:p text:style-name="P11"><text:span text:style-name="CharStyle11">and sixty daughters), Rehoboam loved Maakah the grand­daughter of Absalom best; he 22 made her son Abijah the crown prince, over his brothers, intend­ing to make him king, and he 23 was wise enough to distribute his other sons all over the coun­try of Judah and Benjamin, placing them in all the fortified towns, giving them plenty of provisions, and arranging many marriages for them.</text:span></text:p>
        <text:p text:style-name="P29"><text:span text:style-name="CharStyle11">It was after Rehoboam’s -| </text:span><text:span text:style-name="CharStyle12">ey </text:span><text:span text:style-name="CharStyle11">kingdom was established, after he became powerful, that he and all Israel along with him forsook the law of the Eternal.</text:span></text:p>
        <text:p text:style-name="P17"><text:span text:style-name="CharStyle11">As they had broken faith with 2 the Eternal, in the fifth year of Rehoboam’s reign Shishak king of Egypt marched against Jeru­salem with twelve hundred chari- 3 ots and sixty thousand cavalry and an innumerable army from Egypt, Libyans, Troglodytes, and Ethiopians. He captured 4 the fortified towns belonging to Judah, and then reached Jeru­salem. Rehoboam and the no- 5 bility of Judah had gathered at Jerusalem, on account of Shi­shak; and to them the prophet Shemaiah brought this message from the Eternal: “As you have forsaken me, I have abandoned you to Shishak.” The nobility 6 and the king humbled them­selves, crying, “The Eternal is just!” So when the Eternal saw 7 that they had humbled them­selves, the Eternal sent this message to Shemaiah: “They have humbled themselves; I will not destroy them; in a little while I will grant them deliver­ance. My wrath shall not be vented on Jerusalem by Shi­shak; yet they must be his 8 servants, to let them know the difference between my service</text:span></text:p>
        <text:p text:style-name="P52"><draw:frame draw:style-name="fr2" draw:name="39" text:anchor-type="paragraph" svg:x="2.4429in" svg:y="5.6866in" svg:width="0.2571in" svg:height="0.0161in" draw:z-index="2"><draw:image xlink:href="Pictures/10000000000000270000001A3869E856.jpg" xlink:type="simple" xlink:show="embed" xlink:actuate="onLoad"/><draw:contour-polygon svg:width="0.2563in" svg:height="0.1693in" svg:viewBox="0 0 651 430" draw:points="0,0 651,0 651,430 0,430" draw:recreate-on-edit="true"/></draw:frame><text:span text:style-name="CharStyle11">and the service of foreign lands.” 9 So Shishak king of Egypt at­tacked Jerusalem, carrying off the treasures of the temple of the Eternal and the treasures of the royal palace; he carried off everything, even the golden</text:span></text:p>
        <text:list xml:id="list214619567739318" text:style-name="L13">
          <text:list-item>
            <text:p text:style-name="P85"><text:span text:style-name="CharStyle11"><text:tab/>shields made by Solomon. (Re- hoboam made bronze shields instead, which he entrusted to the officers of the guard who guarded the entry to the royal</text:span></text:p>
          </text:list-item>
          <text:list-item>
            <text:p text:style-name="P85"><text:span text:style-name="CharStyle11"><text:tab/>palace; whenever the king en­tered the temple of the Eternal, the guards carried the shields, and then brought them back to</text:span></text:p>
          </text:list-item>
          <text:list-item>
            <text:p text:style-name="P85"><text:span text:style-name="CharStyle11"><text:tab/>the guard-room.) But as Re- hoboam humbled himself, the Eternal’s wrath was averted, so that he was not utterly de­stroyed. Besides, there was some good left still in Judah.</text:span></text:p>
          </text:list-item>
          <text:list-item>
            <text:p text:style-name="P95"><text:span text:style-name="CharStyle11"><text:tab/>King Rehoboam then regained his royal power at Jerusalem; Rehoboam was forty-one years old when he began to reign, and he reigned for seventeen years in Jerusalem, the city chosen by the Eternal out of all the clans of Israel, to belong to himself. His mother’s name was Naamah</text:span></text:p>
          </text:list-item>
          <text:list-item>
            <text:p text:style-name="P79"><text:span text:style-name="CharStyle11"><text:tab/>the Ammonitess. He did evil, for he had no mind to worship the Eternal.</text:span></text:p>
          </text:list-item>
          <text:list-item>
            <text:p text:style-name="P95"><text:span text:style-name="CharStyle11"><text:tab/>The acts of Rehoboam, from first to last, are they not de­scribed in the histories of She- maiah the prophet and of Iddo the seer? (Rehoboam and Jero­boam were always fighting.)</text:span></text:p>
          </text:list-item>
          <text:list-item>
            <text:p text:style-name="P105"><text:span text:style-name="CharStyle11"><text:tab/>Rehoboam slept with his fathers, and was buried in David’s burg; Abijah his son reigned instead of him.</text:span></text:p>
          </text:list-item>
        </text:list>
        <text:p text:style-name="P19"><text:span text:style-name="CharStyle11">It was in the eighteenth year of king Jeroboam that Abijah began to reign over Ju- 2 dah. For three years he reigned in Jerusalem; his mother’s name was Maakah the daughter of Uriel of Gibeah.</text:span></text:p>
        <text:p text:style-name="P29"><text:span text:style-name="CharStyle11">War broke out between Abijah and Jeroboam. Abijah took the </text:span><text:span text:style-name="CharStyle16">3 </text:span><text:span text:style-name="CharStyle11">field with an army of gallant sol­diers, four hundred thousand picked men; Jeroboam arrayed against him eight hundred thou­sand picked men, who were gal­lant fighters. Abijah took his 4 stand on mount Zemaraim, in the highlands of Ephraim, and shouted: “Listen to me, Jero­boam, and all Israel! Surety you 5 know that the Eternal the God of Israel gave the monarchy of Israel to David for all time, to David and his descendants, by an irrevocable pledge! Yet Jero- 6 boam the son of Nebat, a servant of Solomon the son of David, rose in rebellion against his lord.</text:span></text:p>
        <text:p text:style-name="P16"><text:span text:style-name="CharStyle11">He was joined by some crafty </text:span><text:span text:style-name="CharStyle28">7 </text:span><text:span text:style-name="CharStyle11">creatures, low scoundrels, who asserted themselves against Re- hoboam the son of Solomon, when Rehoboam was inexperi­enced and too weak to resist them. And now you think of 8 resisting the kingdom of the Eternal, under the son of David! You are a mighty host; you have with you the golden calves which Jeroboam made as gods for you. Have you not expelled thepriests 9 of the Eternal, Aaron’s sons, and the Levites? Have you not made priests for yourselves, as foreigners do, till anybody who comes forward to consecrate himself with a young bullock and seven rams can become a priest of your no-gods? But as 10 for us, the Eternal is our God; we have not forsaken him; we have the sons of Aaron serving the Eternal as priests, and the Levites at their posts, burning 11 every morning and evening to the Eternal sacrifices and fragrant incense, arranging the bread of the Presence on the sacred table, and lighting the golden</text:span></text:p>
        <text:p text:style-name="P26"><draw:frame draw:style-name="fr3" draw:name="40" text:anchor-type="paragraph" svg:x="2.45in" svg:y="6.3035in" svg:width="0.2701in" svg:height="0.0161in" draw:z-index="3"><draw:image xlink:href="Pictures/10000000000000290000001B726BDC32.jpg" xlink:type="simple" xlink:show="embed" xlink:actuate="onLoad"/><draw:contour-polygon svg:width="0.2693in" svg:height="0.1764in" svg:viewBox="0 0 684 448" draw:points="0,0 684,0 684,448 0,448" draw:recreate-on-edit="true"/></draw:frame><text:span text:style-name="CharStyle11">lampstand with its lamps every evening. We do our duty to the Eternal our God; you have for-</text:span></text:p>
        <text:list xml:id="list5174434972327065950" text:style-name="L16">
          <text:list-item>
            <text:p text:style-name="P155"><text:span text:style-name="CharStyle11"><text:tab/>saken him. Here is God with us, at our head; his priests have the bugles of alarum, to sound the alarum against you. Men of Israel, fight not against the Eter­nal the God of your fathers, for you will never succeed!”</text:span></text:p>
          </text:list-item>
          <text:list-item>
            <text:p text:style-name="P182"><text:span text:style-name="CharStyle11"><text:tab/>However, Jeroboam laid an ambush in their rear; Judah had his army in front of them and his</text:span></text:p>
          </text:list-item>
          <text:list-item>
            <text:p text:style-name="P139"><text:span text:style-name="CharStyle11"><text:tab/>ambush in the rear, so that, on turning to attack, there was the foe arrayed in front and behind! They cried to the Eternal, the priests blew a trumpet-blast,</text:span></text:p>
          </text:list-item>
          <text:list-item>
            <text:p text:style-name="P139"><text:span text:style-name="CharStyle11"><text:tab/>and the Judahites raised their war-cry. Now, as the Judahites raised their war-cry, God routed Jeroboam and all Israel before</text:span></text:p>
          </text:list-item>
          <text:list-item>
            <text:p text:style-name="P139"><text:span text:style-name="CharStyle11"><text:tab/>Abijah and Judah; the men of Israel fled before Judah, and God put them into the hands of</text:span></text:p>
          </text:list-item>
          <text:list-item>
            <text:p text:style-name="P139"><text:span text:style-name="CharStyle11"><text:tab/>Judah; Abijah and his army massacred them, till five hun­dred thousand picked men of</text:span></text:p>
          </text:list-item>
          <text:list-item>
            <text:p text:style-name="P139"><text:span text:style-name="CharStyle11"><text:tab/>Israel fell dead. So the Israel­ites were crushed at that time, while the men of Judah won, because they relied on the Eter­nal the God of their fathers.</text:span></text:p>
          </text:list-item>
          <text:list-item>
            <text:p text:style-name="P139"><text:span text:style-name="CharStyle11"><text:tab/>Abijah chased Jeroboam, and captured from him the towns of Bethel, with its villages, Jeshana, with its villages, and</text:span></text:p>
          </text:list-item>
          <text:list-item>
            <text:p text:style-name="P179"><text:span text:style-name="CharStyle11"><text:tab/>Ephron, with its villages. In­deed, Jeroboam never recovered himself during the reign of Abi­jah; the Eternal struck him</text:span></text:p>
          </text:list-item>
          <text:list-item>
            <text:p text:style-name="P179"><text:span text:style-name="CharStyle11"><text:tab/>dead. But Abijah grew power­ful; he married fourteen wives and had twenty-two sons and sixteen daughters.</text:span></text:p>
          </text:list-item>
          <text:list-item>
            <text:p text:style-name="P182"><text:span text:style-name="CharStyle11"><text:tab/>The rest of the acts of Abijah, his deeds and his sayings, are described in the Midrash of the</text:span></text:p>
          </text:list-item>
        </text:list>
        <text:p text:style-name="P18"><text:span text:style-name="CharStyle11">prophet Iddo. Abijah slept with his fathers, and was</text:span></text:p>
        <text:p text:style-name="P11"><text:span text:style-name="CharStyle11">buried in David’s burg; Asa his son reigned instead of him.</text:span></text:p>
        <text:p text:style-name="P34"><text:span text:style-name="CharStyle11">During his reign the country had peace for ten years. Asa 2 did what was good and right in the eyes of the Eternal his God; he removed the foreign altars 3 and shrines, he demolished the obelisks, and cut down the sa­cred poles, ordering Judah to 4 worship the Eternal, the God of their fathers, and to obey his law and orders. He also re- 5 moved from all the towns in Judah the shrines and sun- pillars.</text:span></text:p>
        <text:p text:style-name="P34"><text:span text:style-name="CharStyle11">Under him the realm lay quiet.</text:span></text:p>
        <text:p text:style-name="P13"><text:span text:style-name="CharStyle11">He built fortified towns in Ju- 6 dah, for the land was at peace and he had no wars during these years; the Eternal had granted him rest. “Let us build these </text:span><text:span text:style-name="CharStyle16">7 </text:span><text:span text:style-name="CharStyle11">towns,” he said to Judah, “put­ting up walls and towers and gates and bars, while the coun­try lies undisturbed since we have worshipped the Eternal our God; we have worshipped him, and he has granted us rest on every side.” So they built and prospered.</text:span></text:p>
        <text:p text:style-name="P35"><text:span text:style-name="CharStyle11">Asa had an army of Judahites 8 carrying shields and spears, three hundred thousand of them, and two hundred and eighty thousand Benjamites arrayed with targes and bows—all of them gallant fighters. They 9 were once attacked by Zerah the Ethiopian at the head of a mil­lion men, with three hundred chariots. Zerah reached Mare- 10 shah, and Asa marched against him, the battle being joined at Mareshah in the valley of Zeph- athah. Asa cried to the Eternal 11 his God, “O Eternal, thou art the only one to help the weak against the mighty. Help us, O Eternal our God, for on thee we rely, and trusting in thee do we</text:span></text:p>
      </text:section>
      <text:section text:style-name="Sect5" text:name="Section6">
        <text:p text:style-name="P68"><text:span text:style-name="CharStyle11">encounter this host. </text:span><text:span text:style-name="CharStyle16">0</text:span><text:span text:style-name="CharStyle11"> Eternal, thou art our God; let not mortal</text:span></text:p>
        <text:p text:style-name="P22"><text:span text:style-name="CharStyle11">is man prevail against thee.” So the Eternal routed the Ethi­opians before Asa and Judah.</text:span></text:p>
        <text:list xml:id="list1536237497218548584" text:style-name="L17">
          <text:list-item>
            <text:p text:style-name="P102"><text:span text:style-name="CharStyle11"><text:tab/>The Ethiopians fled, pursued by Asa and his men as far as Gerar; so many Ethiopians were killed that not one remained alive; they were broken before the Eternal and his army. The Judahites bore off rich booty;</text:span></text:p>
          </text:list-item>
          <text:list-item>
            <text:p text:style-name="P86"><text:span text:style-name="CharStyle11"><text:tab/>they captured all the towns round Gerar, as a panic from the Eternal overcame these towns; they plundered every town (for there was rich plunder in them),</text:span></text:p>
          </text:list-item>
          <text:list-item>
            <text:p text:style-name="P86"><text:span text:style-name="CharStyle11"><text:tab/>they also captured the Bedawin tents and bore off plenty of sheep and camels; then they came back to Jerusalem.</text:span></text:p>
          </text:list-item>
        </text:list>
        <text:list xml:id="list2691840403703887618" text:style-name="L18">
          <text:list-item>
            <text:p text:style-name="P69"><text:span text:style-name="CharStyle11"><text:tab/>e* Then the spirit of God in-</text:span></text:p>
          </text:list-item>
          <text:list-item>
            <text:p text:style-name="P116"><text:span text:style-name="CharStyle11"><text:tab/>Id spired Azarlah the son of Oded to go out and meet Asa with this message: “Listen to me, Asa, and all you men of Ju­dah and Benjamin! The Eternal was on your side, because you were on his side; if you seek him, he will be found by you; but, if you forsake him, he will forsake</text:span></text:p>
          </text:list-item>
          <text:list-item>
            <text:p text:style-name="P116"><text:span text:style-name="CharStyle11"><text:tab/>you. For a long while Israel was without the true God, without any priest who taught religion,</text:span></text:p>
          </text:list-item>
          <text:list-item>
            <text:p text:style-name="P76"><text:span text:style-name="CharStyle11"><text:tab/>without God’s law; but when they turned in their trouble to the Eternal the God of Israel and sought him, he was found by</text:span></text:p>
          </text:list-item>
          <text:list-item>
            <text:p text:style-name="P76"><text:span text:style-name="CharStyle11"><text:tab/>them. During those years there was no peace for anyone; sore woes disturbed everyone in every</text:span></text:p>
          </text:list-item>
          <text:list-item>
            <text:p text:style-name="P76"><text:span text:style-name="CharStyle11"><text:tab/>district; clan dashed against clan, and town against town, for God punished them with all</text:span></text:p>
          </text:list-item>
          <text:list-item>
            <text:p text:style-name="P76"><text:span text:style-name="CharStyle11"><text:tab/>kinds of disorder. But be you strong, relax not your efforts, for your work will be rewarded.”</text:span></text:p>
          </text:list-item>
          <text:list-item>
            <text:p text:style-name="P119"><text:span text:style-name="CharStyle11"><text:tab/>When Asa heard this, he was brave enough to remove the de­testable idols from all the land of Judah and Benjamin and</text:span></text:p>
          </text:list-item>
        </text:list>
        <text:p text:style-name="P11"><text:span text:style-name="CharStyle11">from all the towns he had cap­tured in the highlands of Ephraim. He also repaired the altar of the Eternal in front of the porch of the Eternal. Then 9 he summoned all Judah and Benjamin and the settlers from Ephraim, Manasseh, and Sim­eon, who had come over to </text:span><text:span text:style-name="CharStyle29">him </text:span><text:span text:style-name="CharStyle11">in large numbers from Israel when they saw that the Eternal his God was with him. Gather- 10 ing at Jerusalem in the third month of the fifteenth year of Asa’s reign, they sacrificed that 11 day to the Eternal, from the booty they had captured, seven hundred oxen and seven thou­sand sheep. They renewed their 12 compact to worship the Eter­nal the God of their fathers with all their heart and soul, resolving that anyone, young or 13 old, man or woman, who would not worship the Eternal, the God of Israel, should be put to death. They pledged their oath 14 to the Eternal aloud, with shouts and with blasts on the trumpets and the bugles. And </text:span><text:span text:style-name="CharStyle30">IS </text:span><text:span text:style-name="CharStyle11">all Judah rejoiced over the oath, for they had sworn it with all their heart and sought him with all their desire; the Eter­nal was found by them, and he gave them peace on every side.</text:span></text:p>
        <text:p text:style-name="P35"><text:span text:style-name="CharStyle11">King Asa also deposed his 16 mother Maakah from the posi­tion of queen-mother, because she had made an obscene object for Astarte; Asa demolished this object of an image, reduced it to dust, and burned it in the Kidron ravine. The shrines 17 were not removed from Israel; still, Asa’s mind was undivided all Iris life.</text:span></text:p>
        <text:p text:style-name="P34"><text:span text:style-name="CharStyle11">Down to the thirty-fifth year 19 of Asa’s reign, there was no fur­ther war. But in the -l /• thirty-sixth year of Asa’s AO</text:span></text:p>
      </text:section>
      <text:section text:style-name="Sect5" text:name="Section7">
        <text:p text:style-name="P70"><text:span text:style-name="CharStyle11">reign, Baasha king of Israel at­tacked Judah, fortifying Ramah in order to prevent anyone pass­ing to or from Asa king of Judah.</text:span></text:p>
        <text:list xml:id="list9059057533227501586" text:style-name="L19">
          <text:list-item>
            <text:p text:style-name="P120"><text:span text:style-name="CharStyle11"><text:tab/>So Asa took silver and gold from the treasures of the temple of the Eternal and the royal palace, and sent this message to Benha- dad the king of Aram at Damas-</text:span></text:p>
          </text:list-item>
          <text:list-item>
            <text:p text:style-name="P120"><text:span text:style-name="CharStyle11"><text:tab/>cus: “There is an alliance be­tween myself and you, as there was between my father and your father. Here is a present of silver and gold; come, break your alliance with Baasha the king of Israel, and force him to</text:span></text:p>
          </text:list-item>
          <text:list-item>
            <text:p text:style-name="P112"><text:span text:style-name="CharStyle11"><text:tab/>let me alone.” Benhadad agreed to king Asa’s request; he sent his generals to attack the towns of Israel, and they stormed Ijon, Dan, and Abel-maim, as well as all the store-towns of</text:span></text:p>
          </text:list-item>
          <text:list-item>
            <text:p text:style-name="P112"><text:span text:style-name="CharStyle11"><text:tab/>Naphtali. When Baasha heard this, he stopped fortifying Ra­mah and abandoned his enter-</text:span></text:p>
          </text:list-item>
          <text:list-item>
            <text:p text:style-name="P112"><text:span text:style-name="CharStyle11"><text:tab/>prise. Then king Asa took all the men of Judah, and they car­ried away the stones and timber with which Baasha had been fortifying Ramah; Asa used them to fortify Geba and Miz- pah.</text:span></text:p>
          </text:list-item>
          <text:list-item>
            <text:p text:style-name="P123"><text:span text:style-name="CharStyle11"><text:tab/>Then Hanani the seer came and told Asa king of Judah, “You have lost a victory over the Aramaean army, by relying on the king of Aram instead of relying on the Eternal your God.</text:span></text:p>
          </text:list-item>
          <text:list-item>
            <text:p text:style-name="P120"><text:span text:style-name="CharStyle11"><text:tab/>Were not the Ethiopians and the Libyans a huge host, with an enormous number of chariots and cavalry? YettheEternalput them into your power, because</text:span></text:p>
          </text:list-item>
          <text:list-item>
            <text:p text:style-name="P112"><text:span text:style-name="CharStyle11"><text:tab/>you relied on him. For the Eter­nal’s eyes dart here and there over the whole world, as he exerts his power on behalf of those who are devoted to him. This is a foolish deed of yours; after this you will have to fight.”</text:span></text:p>
          </text:list-item>
          <text:list-item>
            <text:p text:style-name="P61"><text:span text:style-name="CharStyle11"><text:tab/>Asa, angry at the seer, clapped</text:span></text:p>
          </text:list-item>
        </text:list>
        <text:p text:style-name="P11"><text:span text:style-name="CharStyle11">him into the stocks, for he was in a rage with him for what he said.</text:span></text:p>
        <text:p text:style-name="P11"><text:span text:style-name="CharStyle11">It was at this time also that Asa tortured some of the people.</text:span></text:p>
        <text:p text:style-name="P34"><text:span text:style-name="CharStyle11">Now the acts of Asa, from </text:span><text:span text:style-name="CharStyle31">II </text:span><text:span text:style-name="CharStyle11">first to last, are described in the History of the Kings of Judah and Israel. In the thirty-ninth 12 year of his reign, Asa’s feet be­came diseased; the disease was very painful, and Asa had re­course to his physicians, not to the Eternal. Asa slept with his 13 fathers, dying in the forty-first year of his reign; he was buried 14 in a tomb of his own, which he had cut out for himself in Da­vid’s burg, and was laid out in a resting-place filled with fra­grant perfumes and all kinds of spices prepared by the perfum­ers’ art; a large bonfire was lit in his honour.</text:span></text:p>
        <text:p text:style-name="P34"><text:span text:style-name="CharStyle11">Jehoshaphat his son T </text:span><text:span text:style-name="CharStyle12">n </text:span><text:span text:style-name="CharStyle11">reigned instead of him, and A </text:span><text:span text:style-name="CharStyle12">• </text:span><text:span text:style-name="CharStyle11">established his power against Is­rael. He posted armed forces in 2 every fortified town of Judah, setting military posts through­out the country of Judah and in the towns of Ephraim cap­tured by his father Asa. The 3 Eternal was with Jehoshaphat, because he took the line taken at first by his father; he resorted 4 not to the Baals but to his fa­ther’s God, living by his com­mands, instead of doing as Israel did. Therefore did the Eternal 5 establish the kingdom under his rule; all Judah brought presents to Jehoshaphat, and he had abundant wealth and honour.</text:span></text:p>
        <text:p text:style-name="P11"><text:span text:style-name="CharStyle11">He made it his ambition to live 6 on the lines of the Eternal, and proceeded to remove the shrines and sacred poles from Judah.</text:span></text:p>
        <text:p text:style-name="P34"><text:span text:style-name="CharStyle11">In the third year of his reign 7 he sent some of his leading men, Benhail, Obadiah, Zecharlah, Nethanel, and Micaiah, to give</text:span></text:p>
        <text:p text:style-name="P63"><text:span text:style-name="CharStyle11">religious instruction throughout</text:span></text:p>
        <text:list xml:id="list214618758813856" text:style-name="L1">
          <text:list-item>
            <text:p text:style-name="P198"><text:span text:style-name="CharStyle11"><text:tab/>the towns of Judah, accom­panied by some Levites, She- maiah, Nethaniah, Zebadiah, Asa- hel, Shemiramoth, Jehonatban, Adonijah, Tobijah, and Tob- adonijah, also by Elishama and Jehoram, who were priests.</text:span></text:p>
          </text:list-item>
          <text:list-item>
            <text:p text:style-name="P198"><text:span text:style-name="CharStyle11"><text:tab/>Taking the law-book of the Eternal, they gave instructions throughout Judah; they went to every town in Judah, instructing the people.</text:span></text:p>
          </text:list-item>
        </text:list>
        <text:p text:style-name="P25"><text:span text:style-name="CharStyle11">io<text:tab/>The Eternal also put such a dread upon all the realms round Judah that they made no war</text:span></text:p>
        <text:p text:style-name="P23"><text:span text:style-name="CharStyle11">n upon Jehoshaphat. Indeed, some of the Philistines brought tribute to Jehoshaphat, a vast quantity of silver, while the Ara­bians brought him flocks, seven thousand seven hundred rams and seven thousand seven hun-</text:span></text:p>
        <text:list xml:id="list8868600306691773345" text:style-name="L20">
          <text:list-item>
            <text:p text:style-name="P148"><text:span text:style-name="CharStyle11"><text:tab/>dred he-goats. Jehoshaphat be­came more and more powerful. He built castles and towns for storing provisions throughout</text:span></text:p>
          </text:list-item>
          <text:list-item>
            <text:p text:style-name="P168"><text:span text:style-name="CharStyle11"><text:tab/>Judah; he had large military stores in the towns of Judah, and soldiers, gallant fighters, in</text:span></text:p>
          </text:list-item>
          <text:list-item>
            <text:p text:style-name="P156"><text:span text:style-name="CharStyle11"><text:tab/>Jerusalem. This was their regis­ter, by families: Judah’s gen­erals were Adnah, in command of three hundred thousand gal-</text:span></text:p>
          </text:list-item>
          <text:list-item>
            <text:p text:style-name="P156"><text:span text:style-name="CharStyle11"><text:tab/>lant fighters, next to him Jeho- hanan, in command of two hun-</text:span></text:p>
          </text:list-item>
          <text:list-item>
            <text:p text:style-name="P156"><text:span text:style-name="CharStyle11"><text:tab/>dred and eighty thousand, and next to him Amasiah the son of Zichri, who volunteered for the service of the Eternal, in com­mand of two hundred thousand</text:span></text:p>
          </text:list-item>
          <text:list-item>
            <text:p text:style-name="P156"><text:span text:style-name="CharStyle11"><text:tab/>gallant fighters; Benjamin’s gen­erals were Eliada; a gallant sol­dier, in command of two hun­dred thousand men armed with</text:span></text:p>
          </text:list-item>
          <text:list-item>
            <text:p text:style-name="P156"><text:span text:style-name="CharStyle11"><text:tab/>bow and targe, and next to him Jehozabad, in command of a hundred and eighty thousand men all ready for the fray.</text:span></text:p>
          </text:list-item>
          <text:list-item>
            <text:p text:style-name="P156"><text:span text:style-name="CharStyle11"><text:tab/>These were at the king’s dis­posal, besides the troops posted</text:span></text:p>
          </text:list-item>
        </text:list>
        <text:p text:style-name="P11"><text:span text:style-name="CharStyle11">by the king in the fortified towns all over Judah.</text:span></text:p>
        <text:p text:style-name="P28"><text:span text:style-name="CharStyle11">Jehoshaphat had abun- { </text:span><text:span text:style-name="CharStyle32">q </text:span><text:span text:style-name="CharStyle11">dant wealth and honour. AO He allied himself in marriage to Ahab. Some years later he vis- 2 ited Ahab at Samaria, where Ahab killed large numbers of sheep and oxen for him and his company, pressing him to join in an attack on Ramoth-gilead. Said Ahab king of Israel to 3 Jehoshaphat king of Judah, “Will you accompany me me against Ramoth-gilead?” He replied, “I am one with you, my men are one with your men; we will join you in the war. But 4 first of all,” added Jehoshaphat, “pray find out what the Eternal has to say.”</text:span></text:p>
        <text:p text:style-name="P28"><text:span text:style-name="CharStyle11">So the king of Israel, gather- 5 ing the prophets together, four hundred of them, asked them, “Shall we march to attack Ramoth-gilead, or shall I give it up?” “March,” they answered, “God will put it into the hands of the king.” Jehoshaphat asked, 6 “Is there not some other prophet of the Eternal whom we might consult?” The king of Israel 7 said to Jehoshaphat, “There is another man through whom we may consult the Eternal, but I hate him, for he never will prophesy any good for me, he always prophesies some evil; it is Micaiah the son of Imlah.” “Let not the king say so,” re­plied Jehoshaphat. So the king 8 of Israel called an officer and told him to bring Micaiah the son of Imlah quickly.</text:span></text:p>
        <text:p text:style-name="P28"><text:span text:style-name="CharStyle11">Now the king of Israel and 9 Jehoshaphat the king of Judah were seated, each upon his throne, in full armour, seated at the entry to the gate of Samaria, with all the prophets prophesy­ing in front of them. Zedekiah 10</text:span></text:p>
        <text:p text:style-name="P26"><text:span text:style-name="CharStyle11">the son of Kenaanah had made iron horns and given this mes­sage from the Eternal: “With these you shall push the Ara-</text:span></text:p>
        <text:list xml:id="list214619732115491" text:style-name="L19">
          <text:list-item>
            <text:p text:style-name="P203"><text:span text:style-name="CharStyle11"><text:tab/>maeans till they perish.” So said all the prophets, shouting, “March to Ramoth-gilead and win; for the Eternal will put it into the hands of </text:span><text:soft-page-break/><text:span text:style-name="CharStyle11">the king.”</text:span></text:p>
          </text:list-item>
          <text:list-item>
            <text:p text:style-name="P169"><text:span text:style-name="CharStyle11"><text:tab/>The messenger who went for Mieaiah told him that the prophets with one consent were predicting good for the king; “Pray let your message be like any one of theirs; say a good</text:span></text:p>
          </text:list-item>
          <text:list-item>
            <text:p text:style-name="P169"><text:span text:style-name="CharStyle11"><text:tab/>word.” “As the Eternal lives,” said Mieaiah, “whatever my</text:span></text:p>
          </text:list-item>
          <text:list-item>
            <text:p text:style-name="P140"><text:span text:style-name="CharStyle11"><text:tab/>God tells me I will say.” When he came to the king, the king asked him, “Mieaiah, shall we march to attack Ramoth-gilead or give it up?” “Oh march away and win,” said Mieaiah, “for it is sure to fall into your</text:span></text:p>
          </text:list-item>
          <text:list-item>
            <text:p text:style-name="P140"><text:span text:style-name="CharStyle11"><text:tab/>hands!” The king retorted, “How often have I to adjure you to tell me the plain truth</text:span></text:p>
          </text:list-item>
          <text:list-item>
            <text:p text:style-name="P140"><text:span text:style-name="CharStyle11"><text:tab/>as from the Eternal?” “Well,” said Mieaiah, “I had a vision: I saw all Israel scattered over the hills like sheep without a shepherd; and the Eternal said, ‘These folk have no master; better let each of them go home</text:span></text:p>
          </text:list-item>
          <text:list-item>
            <text:p text:style-name="P140"><text:span text:style-name="CharStyle11"><text:tab/>in peace!’” So the king of Israel said to Jehoshaphat, “Did I not tell you that he would not prophesy any good for me,</text:span></text:p>
          </text:list-item>
          <text:list-item>
            <text:p text:style-name="P140"><text:span text:style-name="CharStyle11"><text:tab/>but only evil?” “No,” cried Mieaiah, “listen to this from the Eternal. I had a vision of the Eternal seated on his throne, with all the heavenly host stand-</text:span></text:p>
          </text:list-item>
          <text:list-item>
            <text:p text:style-name="P140"><text:span text:style-name="CharStyle11"><text:tab/>ing right and left of him. When the Eternal asked, ‘Who will delude Ahab into marching to his death at Ramoth-gilead?’ one said this, another said that,</text:span></text:p>
          </text:list-item>
          <text:list-item>
            <text:p text:style-name="P192"><text:span text:style-name="CharStyle11"><text:tab/>till one spirit came forward and, standing before the Eternal, offered to delude Ahab. ‘How?’</text:span></text:p>
          </text:list-item>
        </text:list>
        <text:p text:style-name="P13"><text:span text:style-name="CharStyle11">said the Eternal. The spirit 21 answered, ‘By passing as a lying spirit into the mouth of all his prophets!’ ‘You shall delude him,’ said the Eternal, ‘you shall succeed in that; pass out and do it.’ So the Eternal has put a 22 lying spirit into the mouth of your prophets here; the Eternal has resolved on evil for you.”</text:span></text:p>
        <text:p text:style-name="P34"><text:span text:style-name="CharStyle11">At this, Zedekiah the son of 23 Kenaanah stepped forward and struck Mieaiah on the cheek, saying, “Where is the spirit of the Eternal that speaks through you?” “You will find that 24 out,” said Mieaiah, “on the day when you have to take refuge in an inner chamber!” Then 25 the king of Israel said, “Take Mieaiah away back to Amon the governor of the town and to prince Joash, with orders from 26 the king that the fellow is to be clapped into prison and fed on bread and water, to keep him miserable, till I come home vic­torious.” “If ever you come 27 home victorious,” said Mieaiah, “then the Eternal has not spo­ken by me.”</text:span></text:p>
        <text:p text:style-name="P34"><text:span text:style-name="CharStyle11">Then the king of Israel and 28 Jehoshaphat the king of Judah marched on Ramoth-gilead. “I 29 will go into the fray disguised,” said the king of Israel to Jeho­shaphat, “but you can put on your own robes.” So the king of Israel disguised himself be­fore they entered the fray. Now 30 the king of Aram had ordered the captains of his chariots to fight with no one, young or old, except the king of Israel; so, on 31 seeing Jehoshaphat, the chariot- captains thought he was the king of Israel and surrounded him. Jehoshaphat gave a shout, and the Eternal helped him; God moved them to leave him alone. Seeing that he was not the king 3</text:span><text:span text:style-name="CharStyle11"><text:span text:style-name="T1">2</text:span></text:span></text:p>
      </text:section>
      <text:section text:style-name="Sect5" text:name="Section8">
        <text:p text:style-name="P71"><draw:frame draw:style-name="fr4" draw:name="41" text:anchor-type="paragraph" svg:x="2.448in" svg:y="1.8799in" svg:width="0.2634in" svg:height="0.0161in" draw:z-index="4"><draw:image xlink:href="Pictures/10000000000000280000001CD46B15BD.jpg" xlink:type="simple" xlink:show="embed" xlink:actuate="onLoad"/><draw:contour-polygon svg:width="0.263in" svg:height="0.1831in" svg:viewBox="0 0 668 465" draw:points="0,0 668,0 668,465 0,465" draw:recreate-on-edit="true"/></draw:frame><text:span text:style-name="CharStyle11">of Israel, the chariot-captains</text:span></text:p>
        <text:list xml:id="list214619469817289" text:style-name="L6">
          <text:list-item>
            <text:p text:style-name="P99"><text:span text:style-name="CharStyle11"><text:tab/>stopped pursuing him. But a certain archer, drawing his bow at a venture, struck the king of Israel between the joints of his armour. “Wheel round,” cried the king to the driver of his chariot, “get me out of the battle, for I am badly wounded.”</text:span></text:p>
          </text:list-item>
          <text:list-item>
            <text:p text:style-name="P124"><text:span text:style-name="CharStyle11"><text:tab/>However, as the fight grew fiercer that day, the king re­mained to face the Aramaeans till night fell; about sunset he died.</text:span></text:p>
          </text:list-item>
        </text:list>
        <text:p text:style-name="P13"><text:span text:style-name="CharStyle11">Jehoshaphat king of Judah returned safe home to Jeru-</text:span></text:p>
        <text:list xml:id="list7423210224491373486" text:style-name="L21">
          <text:list-item>
            <text:p text:style-name="P121"><text:span text:style-name="CharStyle11"><text:tab/>salem. He was met by Jehu the son of Hanani the seer, who came out and said to king Je­hoshaphat, “Should one help bad men, and be a friend to those who hate the Eternal? This has drawn down on you</text:span></text:p>
          </text:list-item>
          <text:list-item>
            <text:p text:style-name="P121"><text:span text:style-name="CharStyle11"><text:tab/>anger from the Eternal. Still, there is some good in you; you have removed the sacred poles from the land and made up your mind to worship God.”</text:span></text:p>
          </text:list-item>
          <text:list-item>
            <text:p text:style-name="P113"><text:span text:style-name="CharStyle11"><text:tab/>Jehoshaphat resided at Jeru­salem; once more he went over the nation from Beersheba to the highlands of Ephraim and brought them back to the Eter­nal the God of their fathers.</text:span></text:p>
          </text:list-item>
          <text:list-item>
            <text:p text:style-name="P113"><text:span text:style-name="CharStyle11"><text:tab/>He also appointed judges all over the land, in each one of the</text:span></text:p>
          </text:list-item>
          <text:list-item>
            <text:p text:style-name="P121"><text:span text:style-name="CharStyle11"><text:tab/>fortified towns of Judah, charg­ing them to be careful how they acted. “For,” said he, “you act as judges not on behalf of man but of the Eternal, who is beside you as you give your decisions.</text:span></text:p>
          </text:list-item>
          <text:list-item>
            <text:p text:style-name="P121"><text:span text:style-name="CharStyle11"><text:tab/>So let awe for the Eternal con­trol you; be careful to act in that spirit, for the Eternal our God knows nothing of injustice, nor of favouritism, nor of brib- mg.</text:span></text:p>
          </text:list-item>
          <text:list-item>
            <text:p text:style-name="P129"><text:span text:style-name="CharStyle11"><text:tab/>At Jerusalem Jehoshaphat also established a court of Le- vites and priests and headmen</text:span></text:p>
          </text:list-item>
        </text:list>
        <text:p text:style-name="P13"><text:span text:style-name="CharStyle11">in Israel for religious cases and disputes among the citizens of Jerusalem. He gave the judges 9 this charge; “In awe of the Eter­nal, with loyal heart and single mind, you shall act. Whenever io a case comes before you from your fellows in any town, and you have to decide between manslaughter and murder, or to decide what law or command, what rule or regulation applies, warn the parties against incur­ring guilt before the Eternal, and so bringing wrath on your­selves and on your fellows. You must do this, not to incur guilt. Amariah the high-priest pre- II sides over you in all religious cases, and Zebadiah the son of Ishmael, the clan-chief of Judah, in all civil cases; the Levites execute your decisions. Get to work, then, with courage; and may the Eternal be with each honest man.”</text:span></text:p>
        <text:p text:style-name="P36"><text:span text:style-name="CharStyle11">It was after this that the </text:span><text:span text:style-name="CharStyle32">qa M</text:span><text:span text:style-name="CharStyle11">oabites and Ammonites, with some of the Meunim, made war on Jehoshaphat. Word came a to Jehoshaphat that a huge host was moving against him from Edom, over the Dead Sea, and that they were already at Haza- zon-tamar (or Engedi). Jehosh- 3 aphat was afraid; he resolved to have recourse to the Eternal, and proclaimed a fast all over Judah. So Judah assembled to </text:span><text:span text:style-name="CharStyle16">4 </text:span><text:span text:style-name="CharStyle11">seek help from the Eternal; people came from every town in Judah to worship the Eternal. And Jehoshaphat rose in the 5 assembly of Judah and Jerusa­lem, before the new court in the temple of the Eternal, pray- 6 ing thus: “O Eternal, the God of our fathers, art not thou God in heaven, and ruler of all realms on earth? Such power and might is thine that no one</text:span></text:p>
        <text:list xml:id="list214618894346531" text:style-name="L12">
          <text:list-item>
            <text:p text:style-name="P130"><text:span text:style-name="CharStyle11"><text:tab/>can resist thee. </text:span><text:span text:style-name="CharStyle16">0</text:span><text:span text:style-name="CharStyle11"> our God, didst not thou evict the natives of this land before thy people Israel, giving the land to the offspring of Abraham thy friend,</text:span></text:p>
          </text:list-item>
          <text:list-item>
            <text:p text:style-name="P111"><text:span text:style-name="CharStyle11"><text:tab/>for all time? And they settled in it, they have built a sanctuary in it to thine honour, thinking</text:span></text:p>
          </text:list-item>
          <text:list-item>
            <text:p text:style-name="P111"><text:span text:style-name="CharStyle11"><text:tab/>that if evil befell them, the sword in judgment, or pesti­lence, or famine, they would stand in front of this temple and before thee (for in this temple is thy presence) and cry to thee in their distress, till thou didst</text:span></text:p>
          </text:list-item>
          <text:list-item>
            <text:p text:style-name="P87"><text:span text:style-name="CharStyle11"><text:tab/>hear and save them. Now here are the Ammonites and Moab­ites and folk from mount Seir, whom thou didst not allow Israel to invade, when Israel came out of the land of Egypt— no, Israel turned away from them and did not destroy them!</text:span></text:p>
          </text:list-item>
          <text:list-item>
            <text:p text:style-name="P87"><text:span text:style-name="CharStyle11"><text:tab/>Look how they reward us, coming to eject us from thy very own country which thou hast</text:span></text:p>
          </text:list-item>
          <text:list-item>
            <text:p text:style-name="P87"><text:span text:style-name="CharStyle11"><text:tab/>given us to be ours. O our God, wilt thou not deal with them? We are helpless against this mighty host that is attacking us; we know not what to do, but we look to thee.”</text:span></text:p>
          </text:list-item>
          <text:list-item>
            <text:p text:style-name="P96"><text:span text:style-name="CharStyle11"><text:tab/>All the men of Judah stood be­fore the Eternal, with their in­fants, their wives, and their chil-</text:span></text:p>
          </text:list-item>
          <text:list-item>
            <text:p text:style-name="P106"><text:span text:style-name="CharStyle11"><text:tab/>dren. Then Jehaziel the son of Zechariah, the son of Benaiah, the son of Jeiel, the son of Mat- taniah, a Levite descended from Asaph, was inspired by the spirit of the Eternal in the midst of the</text:span></text:p>
          </text:list-item>
          <text:list-item>
            <text:p text:style-name="P106"><text:span text:style-name="CharStyle11"><text:tab/>gathering to cry, “Listen, all ye men of Judah, ye citizens of Jerusalem, and you, O king Jehoshaphat; the Eternal’s mes­sage to you is this: ‘Fear not, falter not before this vast army; it is for God, not for you, to fight</text:span></text:p>
          </text:list-item>
          <text:list-item>
            <text:p text:style-name="P106"><text:span text:style-name="CharStyle11"><text:tab/>them. March down against them to-morrow; they are com­ing up by the ascent of Haziz,</text:span></text:p>
          </text:list-item>
        </text:list>
        <text:p text:style-name="P13"><text:span text:style-name="CharStyle11">and you will come upon them at the end of the ravine in front of the desert of Jeruel. You 17 will not need to do any fighting; take up your position, stand still, and watch the victory of the Eternal, who is on your side,</text:span></text:p>
        <text:p text:style-name="P14"><text:span text:style-name="CharStyle11">O<text:tab/>Judah and Jerusalem. Fear not, falter not. Move out against them to-morrow, for the Eternal is on your side.’” Jehoshaphat bent his head, face 18 to the ground, and all the men of Judah and the citizens of Jeru­salem fell down before the Eter­nal, worshipping the Eternal, while the Levites (Korahites 19 belonging to the Kohath family) stood up to praise the Eternal the God of Israel, at the pitch of their voices.</text:span></text:p>
        <text:p text:style-name="P35"><text:span text:style-name="CharStyle11">Next morning they rose and 20 moved into the open country round Tekoa. As they advanced, Jehoshaphat stood and said, “Listen, men of Judah and citi­zens of Jerusalem! Take hold of the Eternal your God and you will keep hold of fife; hold by his prophets, and you will prosper.” After this counsel to the nation, 21 he appointed the Eternal’s singers to praise him in sacred vestments, marching in front of the army and chanting,</text:span></text:p>
        <text:p text:style-name="P59"><text:span text:style-name="CharStyle23">Give thanks to the Eternal, for his kindness never fails.</text:span></text:p>
        <text:p text:style-name="P35"><text:span text:style-name="CharStyle11">As they began to sing and </text:span><text:span text:style-name="CharStyle16">32 </text:span><text:span text:style-name="CharStyle11">praise him, the Eternal set men in ambush against the Ammon­ites, the Moabites, and the folk from mount Seir, who had at­tacked Judah, and they were routed. The Ammonites and the 23 Moabites turned on the natives of mount Seir, determined to wipe them out; and then, after destroying the natives of Seir, they all helped to kill one an­other. So when the men of Ju- 24 dah reached their post of attack</text:span></text:p>
        <text:p text:style-name="P26"><text:span text:style-name="CharStyle11">looking over the open country, they saw the host were so many corpses stretched upon the ground; not a man had escaped.</text:span></text:p>
        <text:list xml:id="list9057243936939244801" text:style-name="L22">
          <text:list-item>
            <text:p text:style-name="P141"><text:span text:style-name="CharStyle11"><text:tab/>When Jehoshaphat and his peo­ple came to plunder them, they found plenty of cattle, goods, garments, and valuables, which they carried off for their own use—more, </text:span><text:soft-page-break/><text:span text:style-name="CharStyle11">indeed, than they could bear away; the booty was so enormous that it took them</text:span></text:p>
          </text:list-item>
          <text:list-item>
            <text:p text:style-name="P184"><text:span text:style-name="CharStyle11"><text:tab/>three days to remove it. On the fourth day they mustered in the valley of Berakah (Bless- vale), where they blessed the Eternal; hence to this day it is</text:span></text:p>
          </text:list-item>
          <text:list-item>
            <text:p text:style-name="P184"><text:span text:style-name="CharStyle11"><text:tab/>called Blessvale. Then all the men of Judah and Jerusalem, headed by Jehoshaphat, re­turned home to Jerusalem, re­joicing, since the Eternal had given them joy over their ene-</text:span></text:p>
          </text:list-item>
          <text:list-item>
            <text:p text:style-name="P184"><text:span text:style-name="CharStyle11"><text:tab/>mies; they went to the temple of the Eternal at Jerusalem with lutes and lyres and trumpets.</text:span></text:p>
          </text:list-item>
          <text:list-item>
            <text:p text:style-name="P184"><text:span text:style-name="CharStyle11"><text:tab/>And when the foreign countries heard that the Eternal had fought against the enemies of Is­rael, the dread of God fell on</text:span></text:p>
          </text:list-item>
          <text:list-item>
            <text:p text:style-name="P184"><text:span text:style-name="CharStyle11"><text:tab/>them all. So the realm of Je­hoshaphat was undisturbed, for his God granted him rest on every side.</text:span></text:p>
          </text:list-item>
          <text:list-item>
            <text:p text:style-name="P204"><text:span text:style-name="CharStyle11"><text:tab/>Jehoshaphat reigned over Ju­dah. He was thirty-five years old when he began to reign, and he reigned in Jerusalem for twenty-five years. His mother’s name was Azubah the daughter</text:span></text:p>
          </text:list-item>
          <text:list-item>
            <text:p text:style-name="P141"><text:span text:style-name="CharStyle11"><text:tab/>of Shilhi. He followed the path of his father Asa, never swerving from it, doing what was right in</text:span></text:p>
          </text:list-item>
          <text:list-item>
            <text:p text:style-name="P141"><text:span text:style-name="CharStyle11"><text:tab/>the eyes of the Eternal. Still the shrines were not removed, nor had the nation as yet turned to the God of their fathers.</text:span></text:p>
          </text:list-item>
          <text:list-item>
            <text:p text:style-name="P204"><text:span text:style-name="CharStyle11"><text:tab/>The rest of the actsof Jehosha­phat, from first to last, are de­scribed in the History of Jehu the son of Hanani, which is in­</text:span></text:p>
          </text:list-item>
        </text:list>
        <text:p text:style-name="P11"><text:span text:style-name="CharStyle11">serted in the Book of the Kings of Israel.</text:span></text:p>
        <text:p text:style-name="P34"><text:span text:style-name="CharStyle11">Later on, Jehoshaphat king </text:span><text:span text:style-name="CharStyle16">35 </text:span><text:span text:style-name="CharStyle11">of Judah allied himself to Aha- ziah king of Israel, an iniquitous monarch; he joined him in build- </text:span><text:span text:style-name="CharStyle33">36 </text:span><text:span text:style-name="CharStyle11">ing ships to sail to Tartessus. They built the ships at Ezion- geber. Whereupon Eliezer the </text:span><text:span text:style-name="CharStyle16">37 </text:span><text:span text:style-name="CharStyle11">son of Dodavahu of Mareshah uttered a prophecy against Je­hoshaphat. “Because you have joined Ahaziah,” he said, “the Eternal has wrecked your enter­prise.” And the ships were wrecked; they were never able to sail to Tartessus.</text:span></text:p>
        <text:p text:style-name="P35"><text:span text:style-name="CharStyle11">Jehoshaphat slept with </text:span><text:span text:style-name="CharStyle12">ey</text:span><text:span text:style-name="CharStyle11"> "| his fathers and was buried “ with his fathers in David’s burg. Jehoram his son reigned instead of him. He had several kinsmen, 2 sons of Jehoshaphat, Azarlah, Jehiel, Zechariah, Michael, and Shephatiah; all of these were sons of Jehoshaphat king of Israel, and their father had pre- 3 sented them with rich gifts of silver, gold, and valuables, as well as with fortified towns in Judah, but he gave the kingdom to Jehoram, since he was the eldest son. When Jehoram as- </text:span><text:span text:style-name="CharStyle16">4 </text:span><text:span text:style-name="CharStyle11">cended his father’s throne, he put all his brothers to death, along with a number of the no­bility in Israel. Jehoram was 5 thirty-two years old when he began to reign, and he reigned in Jerusalem for eight years. He </text:span><text:span text:style-name="CharStyle16">6 </text:span><text:span text:style-name="CharStyle11">lived on the lines of the kings of Israel, following the dynasty of Ahab—for he was married to Ahab’s daughter. He did what was evil in the eyes of the Eter­nal, but the Eternal would not </text:span><text:span text:style-name="CharStyle16">7 </text:span><text:span text:style-name="CharStyle11">destroy the dynasty of David, for the sake of the compact he had made with David, and as he had promised David and his</text:span></text:p>
        <text:p text:style-name="P26"><text:span text:style-name="CharStyle11">descendants a dynasty for all time.</text:span></text:p>
        <text:list xml:id="list4161114487700722432" text:style-name="L23">
          <text:list-item>
            <text:p text:style-name="P164"><text:span text:style-name="CharStyle11"><text:tab/>During his reign Edom revolted from Judah and set up a king</text:span></text:p>
          </text:list-item>
          <text:list-item>
            <text:p text:style-name="P205"><text:span text:style-name="CharStyle11"><text:tab/>for itself. Whereupon Jehoram invaded them with his officers and all his chariots; he attacked them by night, defeating the Edomites who surrounded him and the officers of his chariots.</text:span></text:p>
          </text:list-item>
          <text:list-item>
            <text:p text:style-name="P157"><text:span text:style-name="CharStyle11"><text:tab/>Edom to this day is in rebellion against Judah. Libnah at the same time revolted from Jeho­ram, because he had forsaken the Eternal the God of his fathers.</text:span></text:p>
          </text:list-item>
          <text:list-item>
            <text:p text:style-name="P157"><text:span text:style-name="CharStyle11"><text:tab/>He actually set up shrines on the hills of Judah and seduced the </text:span><text:soft-page-break/><text:span text:style-name="CharStyle11">citizens of Jerusalem into idol­atry; he made Judah unfaithful.</text:span></text:p>
          </text:list-item>
          <text:list-item>
            <text:p text:style-name="P157"><text:span text:style-name="CharStyle11"><text:tab/>So a letter reached him from the prophet Elijah, which ran thus: “The Eternal the God of your father David declares that as you have not lived on the lines of your father Jehoshaphat or</text:span></text:p>
          </text:list-item>
          <text:list-item>
            <text:p text:style-name="P157"><text:span text:style-name="CharStyle11"><text:tab/>of Asa king of Judah, but on the lines of the kings of Israel, as you have seduced Judah and the citizens of Jerusalem into idol­atry like that of the dynasty of Ahab, as you have murdered your own brothers, better men</text:span></text:p>
          </text:list-item>
          <text:list-item>
            <text:p text:style-name="P157"><text:span text:style-name="CharStyle11"><text:tab/>than yourself, the Eternal will strike heavily at your nation, your children, your wives, and</text:span></text:p>
          </text:list-item>
          <text:list-item>
            <text:p text:style-name="P157"><text:span text:style-name="CharStyle11"><text:tab/>all you possess; and you shall suffer cruelly from a disease in your bowels, till your bowels drop out with disease year after year.”</text:span></text:p>
          </text:list-item>
          <text:list-item>
            <text:p text:style-name="P164"><text:span text:style-name="CharStyle11"><text:tab/>So the Eternal roused up against Jehoram the Philistines and Arabians who adjoin the</text:span></text:p>
          </text:list-item>
          <text:list-item>
            <text:p text:style-name="P170"><text:span text:style-name="CharStyle11"><text:tab/>Ethiopians; they attacked Judah, broke into the country, and carried off all the possessions to be found in the royal household, along with the king’s sons and wives, till not a soul was left him except Jehoahaz, the youngest</text:span></text:p>
          </text:list-item>
          <text:list-item>
            <text:p text:style-name="P170"><text:span text:style-name="CharStyle11"><text:tab/>son. After that the Eternal</text:span></text:p>
          </text:list-item>
        </text:list>
        <text:p text:style-name="P13"><text:span text:style-name="CharStyle11">punished him with an incurable disease of the bowels. In due 19 time, at the end of two years, his bowels dropped out, owing to the disease, and he died in sharp pain. His people lit no bonfire for him, as for his fathers. He 20 was thirty-two years old when he began to reign, and he reigned for eight years in Jeru­salem; he died with no one to regret him, and he was buried in David’s burg, though not in the tombs of the kings.</text:span></text:p>
        <text:p text:style-name="P46"><text:span text:style-name="CharStyle11">The citizens of Jerusalem </text:span><text:span text:style-name="CharStyle34">e\&lt;y </text:span><text:span text:style-name="CharStyle11">made his youngest son Ahaziah king instead of him, for all the older sons had been mur­dered by the horde that accom­panied the Arabians to the camp.</text:span></text:p>
        <text:p text:style-name="P13"><text:span text:style-name="CharStyle11">So Ahaziah the son of Jehoram king of Judah was king. Aha- 2 ziah was forty-two years old when he began to reign, and he reigned in Jerusalem for one year. His mother’s name was Athallah, a granddaughter of Omri. He too lived on the lines 3 of the dynasty of Ahab, for his mother was an evil counsellor to him; he did evil in the eyes of 4 the Eternal, like the dynasty of Ahab; they were his counsellors after his father died, and they were the ruin of him. He fol- 5 lowed their advice, accompany­ing Jehoram the son of Ahab king of Israel to attack Hazael king of Aram at Ramoth-gilead; the Aramaeans wounded Jeho­ram, who returned to Jezreel to 6 recover from the wounds he had received at Ramah in attacking Hazael king of Aram; and Aha­ziah the son of Jehoram king of Judah went down to Jezreel to visit Jehoram the son of Ahab, as he was ill.</text:span></text:p>
        <text:p text:style-name="P34"><text:span text:style-name="CharStyle11">Now this visit of Ahaziah to 7 Jehoram proved, under God, his downfall. For, on arriving, he</text:span></text:p>
      </text:section>
      <text:section text:style-name="Sect5" text:name="Section9">
        <text:p text:style-name="P224"><draw:frame draw:style-name="fr5" draw:name="42" text:anchor-type="paragraph" svg:x="2.4346in" svg:y="5.3098in" svg:width="0.2665in" svg:height="0.0161in" draw:z-index="5"><draw:image xlink:href="Pictures/10000000000000280000001A5498B4FC.jpg" xlink:type="simple" xlink:show="embed" xlink:actuate="onLoad"/><draw:contour-polygon svg:width="0.2665in" svg:height="0.1693in" svg:viewBox="0 0 677 430" draw:points="0,0 677,0 677,430 0,430" draw:recreate-on-edit="true"/></draw:frame><text:span text:style-name="CharStyle11">went with Jehoram on an expedi­tion against Jehu the grandson of Nimshi, whom the Eternal had anointed for the purpose of destroying the dynasty of Ahab.</text:span></text:p>
        <text:list xml:id="list8168722352471241355" text:style-name="L24">
          <text:list-item>
            <text:p text:style-name="P199"><text:span text:style-name="CharStyle11"><text:tab/>As Jehu executed doom on the dynasty of Ahab, he came across the nobles of Judah and the kins­men of Ahaziah serving under</text:span></text:p>
          </text:list-item>
          <text:list-item>
            <text:p text:style-name="P134"><text:span text:style-name="CharStyle11"><text:tab/>Ahaziah, and he killed them; he hunted for Ahaziah himself, who was caught hiding in Samaria, brought before Jehu, and killed. They allowed him to be buried, however, reflecting that he was the son of Je- hoshaphat, who had been a whole-hearted worshipper of the Eternal.</text:span></text:p>
          </text:list-item>
        </text:list>
        <text:p text:style-name="P15"><text:span text:style-name="CharStyle11">As none of Ahaziah’s family could hold the reins of power,</text:span></text:p>
        <text:list xml:id="list215049881792111" text:continue-numbering="true" text:style-name="L24">
          <text:list-item>
            <text:p text:style-name="P171"><text:span text:style-name="CharStyle11"><text:tab/>Athaltah his mother, finding that her son was dead, went and murdered all the male survivors</text:span></text:p>
          </text:list-item>
          <text:list-item>
            <text:p text:style-name="P171"><text:span text:style-name="CharStyle11"><text:tab/>of the royal house of Judah. But Jehoshabeath, a daughter of the king, caught up Joash the son of Ahaziah from the king’s sons who were being murdered, and hid him and his nurse in a bed­room. In this way Jehosha­beath, the daughter of king Jehoram, and the wife of Jehoia- da the priest—she was a sister of Ahaziah—hid the boy in safety, so that Athaliah did not kill him.</text:span></text:p>
          </text:list-item>
        </text:list>
        <text:p text:style-name="P15"><text:span text:style-name="CharStyle11">is For six years the boy lay con­cealed with the princess and his nurse inside the temple of God, while Athaliah ruled the land. In the seventh year Je- hoiada took action. Mak­ing a compact with the army officers, Azariah son of Jehoram, Ishmael son of Jehohanan, Aza­riah son of Obed, Maaseiah son of Adaiah, and Elishaphat son of</text:span></text:p>
        <text:list xml:id="list693423191708844590" text:style-name="L25">
          <text:list-item>
            <text:p text:style-name="P216"><text:span text:style-name="CharStyle11"><text:tab/>Zichri, he and they went through Judah, gathering the Levites from every town in Ju­</text:span></text:p>
          </text:list-item>
        </text:list>
        <text:p text:style-name="P13"><text:span text:style-name="CharStyle11">dah and also the headmen of Israel. They came to Jerusalem, 3 where all the gathering made a compact with the king inside the temple of God. “The king’s son must reign,” said Jehoiada, “as the Eternal promised that the descendants of David should reign. This is what you must 4 do; a third of you priests and Levites who come on duty on sabbath must guard the door, a third of you must be at the 5 palace, and a third of you must be at the Horse gate. The peo­ple will be all in the court of the temple of the Eternal, but 6 no one is to enter the temple of the Eternal except the priests and the Levites on service: they may enter, for they are conse­crated, but all the people must observe the injunction of the Eternal. The Levites must sur- </text:span><text:span text:style-name="CharStyle16">7 </text:span><text:span text:style-name="CharStyle11">round the king, every man car­rying his weapons; anyone who enters the temple is to be slain. Keep close to the king at every turn.”</text:span></text:p>
        <text:p text:style-name="P35"><text:span text:style-name="CharStyle11">The Levites and all the men of 8 Judah carried out all the orders of Jehoiada the priest. They mustered all their men, those coming on duty and those going off duty on the sabbath (for Jehoiada the priest did not dismiss the divisions). Jehoiada 9 the priest also handed to the officers the spears, the targes, and the shields belonging to king David which had lain in the temple of God; he posted all the io men, each carrying his weapons, from the south side of the temple to the north side of the temple, facing the altar and the tem­ple. Then, bringing out the n king’s son, he put the crown and the royal bracelets on him. They proclaimed him king and anointed him, shouting, “God</text:span></text:p>
      </text:section>
      <text:section text:style-name="Sect5" text:name="Section10">
        <text:list xml:id="list214619761598480" text:style-name="L24">
          <text:list-item>
            <text:p text:style-name="P228"><text:span text:style-name="CharStyle11"><text:tab/>save the king!” [[When Atha- llah heard the cheers of the men running about and praising the king, she came out to them in the temple of the Eternal.</text:span></text:p>
          </text:list-item>
          <text:list-item>
            <text:p text:style-name="P229"><text:span text:style-name="CharStyle11"><text:tab/>When she looked, there she saw the king standing on the plat­form at the entrance, with the captains and the trumpeters beside him, and all the people of the land rejoicing and blow­ing trumpets, the singers play­ing music on their instruments and leading the praise. “Trea­son! Treason!” shouted Atha-</text:span></text:p>
          </text:list-item>
          <text:list-item>
            <text:p text:style-name="P230"><text:span text:style-name="CharStyle11"><text:tab/>Hah, tearing her robes. But Jehoiada the priest led out the captains and the army com­manders, telling them, “Bring her out between the ranks, and slay whoever follows her” (the priest would not let her be killed inside the temple of the Eter-</text:span></text:p>
          </text:list-item>
          <text:list-item>
            <text:p text:style-name="P230"><text:span text:style-name="CharStyle11"><text:tab/>nal). So they caught hold of her; she went to the horses’ entry of the royal palace, and there they killed her.</text:span></text:p>
          </text:list-item>
          <text:list-item>
            <text:p text:style-name="P234"><text:span text:style-name="CharStyle11"><text:tab/>Jehoiada then made a compact for himself and all the people and the king, that they were to</text:span></text:p>
          </text:list-item>
          <text:list-item>
            <text:p text:style-name="P235"><text:span text:style-name="CharStyle11"><text:tab/>be the Eternal’s people. All the people went to the temple of Baal and demolished it, smash­ing his altars and images, and killing Mattan the priest of Baal</text:span></text:p>
          </text:list-item>
          <text:list-item>
            <text:p text:style-name="P230"><text:span text:style-name="CharStyle11"><text:tab/>in front of the altars.]] Jehoiada appointed guards for the temple of the Eternal, under authority of the priests and Levites whom David had arranged in the temple of the Eternal to offer the burnt-offerings of the Eter­nal, as prescribed in the law of Moses, with rejoicing and with singing, as ordered by David.</text:span></text:p>
          </text:list-item>
          <text:list-item>
            <text:p text:style-name="P230"><text:span text:style-name="CharStyle11"><text:tab/>He put thq warders at the gates of the temple of the Eter­nal, that no one who was in any way unclean might enter,</text:span></text:p>
          </text:list-item>
          <text:list-item>
            <text:p text:style-name="P239"><text:span text:style-name="CharStyle11"><text:tab/>Then, taking the captains, the nobles, the governors of the</text:span></text:p>
          </text:list-item>
        </text:list>
        <text:p text:style-name="P13"><text:span text:style-name="CharStyle11">people, and all the people of the land, he had the king brought down from the temple of the Eternal; they went by the upper gate to the royal palace and seated the king upon the royal throne. The people of the land 21 all rejoiced; the town was quiet; and Athallah they cut down.</text:span></text:p>
        <text:p text:style-name="P29"><text:span text:style-name="CharStyle11">Joash was seven years </text:span><text:span text:style-name="CharStyle34">fy A </text:span><text:span text:style-name="CharStyle11">old when he began to reign, and he reigned in Jerusalem for forty years. His mother’s name was Zibiah of Beersheba. Joash 2 did what was right in the eyes of the Eternal all the days of Je­hoiada the priest; Jehoiada pro- 3 vided him with two wives, and he had sons and daughters.</text:span></text:p>
        <text:p text:style-name="P29"><text:span text:style-name="CharStyle11">Afterwards Joash planned to 4 repair the temple of the Eternal.</text:span></text:p>
        <text:p text:style-name="P13"><text:span text:style-name="CharStyle11">So he summoned the priests and 5 Levites, ordering them to go to the towns of Judah and collect from all Israel money enough to keep the temple of their God in repair year by year. “See that you make haste with your work,” he added. But the Le­vites did not make haste. So 6 the king summoned Jehoiada the priest and asked him why he had not insisted upon the Levites collecting for the Tent of the Presence, from Judah and Jerusalem, the tax fixed by Moses the servant of the Eter­nal, and by the community of Israel. (For that iniquitous 7 woman Athallah and her priests had plundered the temple of the Eternal and bestowed on the Baals all the votive offerings in the temple of the Eternal.) By 8 order of the king, a box was then made and placed outside the entrance to the temple of the Eternal, and proclamation was 9 made throughout Judah and Jerusalem that the tax levied on Israel in the desert by Moses</text:span></text:p>
      </text:section>
      <text:section text:style-name="Sect5" text:name="Section11">
        <text:p text:style-name="P64"><text:span text:style-name="CharStyle11">the servant of God was to be</text:span></text:p>
        <text:list xml:id="list214619128729022" text:style-name="L1">
          <text:list-item>
            <text:p text:style-name="P149"><text:span text:style-name="CharStyle11"><text:tab/>paid in to the Eternal. The nobles and the nation all re­joiced; they paid the tax, throw­ing the money into the box till</text:span></text:p>
          </text:list-item>
          <text:list-item>
            <text:p text:style-name="P149"><text:span text:style-name="CharStyle11"><text:tab/>it was full. Whenever the Le- vites brought the box for the royal inspection, and it was found that there was a large sum of money in it, the king’s secre­tary and the high-priest’s in­spector emptied the box and had it replaced as before. This was done day after day; and plenty of money was gathered,</text:span></text:p>
          </text:list-item>
          <text:list-item>
            <text:p text:style-name="P158"><text:span text:style-name="CharStyle11"><text:tab/>which the king and Jehoiada handed over to those who had charge of the Eternal’s temple; masons and joiners were hired to restore the temple of the Eternal, and also iron-workers and brass founders to repair the temple of the Eternal.</text:span></text:p>
          </text:list-item>
          <text:list-item>
            <text:p text:style-name="P202"><text:span text:style-name="CharStyle11"><text:tab/>The workmen toiled till the re­pairs were completed, till they had restored the temple of God to its former state and stability.</text:span></text:p>
          </text:list-item>
          <text:list-item>
            <text:p text:style-name="P158"><text:span text:style-name="CharStyle11"><text:tab/>When they had finished, the rest of the money was laid be­fore the king and Jehoiada, who used it to make utensils for the temple of the Eternal, utensils for the service, pestles, saucers, and articles of gold and silver.</text:span></text:p>
          </text:list-item>
        </text:list>
        <text:p text:style-name="P58"><text:span text:style-name="CharStyle11">All the days of Jehoiada, there were burnt-offerings sacrificed constantly in the temple of the</text:span></text:p>
        <text:list xml:id="list215049999426205" text:continue-numbering="true" text:style-name="L1">
          <text:list-item>
            <text:p text:style-name="P158"><text:span text:style-name="CharStyle11"><text:tab/>Eternal. But Jehoiada became old and worn out; he died, and died at the age of a hundred and</text:span></text:p>
          </text:list-item>
          <text:list-item>
            <text:p text:style-name="P158"><text:span text:style-name="CharStyle11"><text:tab/>thirty. They buried him among the kings in David’s burg, be­cause he had done good service in Israel, good service to God</text:span></text:p>
          </text:list-item>
          <text:list-item>
            <text:p text:style-name="P158"><text:span text:style-name="CharStyle11"><text:tab/>and to his temple. Then, aft­er the death of Jehoiada, the no­bles of Judah went with a pe-</text:span></text:p>
          </text:list-item>
          <text:list-item>
            <text:p text:style-name="P158"><text:span text:style-name="CharStyle11"><text:tab/>tition to the king, by whose permission they abandoned the temple of the Eternal the God of their fathers, and worshipped</text:span></text:p>
          </text:list-item>
        </text:list>
        <text:p text:style-name="P47"><text:span text:style-name="CharStyle11">sacred poles and idols. God’s anger fell on Judah and Jeru­salem for this guilt of theirs.</text:span></text:p>
        <text:p text:style-name="P13"><text:span text:style-name="CharStyle11">He sent them prophets to 19 bring them back to the Eternal, prophets who warned them; but they would not listen to the prophets. Zecharlah the son of 20 Jehoiada the priest was inspired to stand above the people and deliver them this message from God: “Why break the com­mands of the Eternal? Why defeat yourselves? Because you have abandoned the Eternal, he has abandoned you.” But they 21 conspired against him and, by order of the king, stoned him to death in the court of the temple of the Eternal; king Joash forgot 22 the kindness done him by Jehoi­ada, and murdered Jehoiada’s son, who cried out as he died, “May the Eternal note this and punish it!”</text:span></text:p>
        <text:p text:style-name="P35"><text:span text:style-name="CharStyle11">A year later the Aramaean 23 army attacked Joash; advancing on Judah and Jerusalem, they cut off all the nobles and sent their goods as plunder to the king of Damascus. The Ara- 24 mseans brought only a small force, and the Eternal put a large army into their hands, be­cause they had abandoned the Eternal the God of their fathers.</text:span></text:p>
        <text:p text:style-name="P13"><text:span text:style-name="CharStyle11">So did the Aramaeans inflict pun­ishment upon Joash. When 25 they left—and they left him seriously wounded—his own officers conspired against him for having murdered the son of Jehoiada the priest; they killed him in bed, and he died and was buried in David’s burg, though not in the tombs of the kings. (The conspirators were Zabad 26 the son of Shimeath the Ammon- itess and Jehozabad the son of Shimrith the Moabitess.) All 27 about his sons, and the grave</text:span></text:p>
      </text:section>
      <text:section text:style-name="Sect5" text:name="Section12">
        <text:p text:style-name="P249"><draw:frame draw:style-name="fr6" draw:name="43" text:anchor-type="paragraph" svg:x="2.4098in" svg:y="0.8299in" svg:width="0.2736in" svg:height="0.0161in" draw:z-index="6"><draw:image xlink:href="Pictures/10000000000000290000001BEC0F18FC.jpg" xlink:type="simple" xlink:show="embed" xlink:actuate="onLoad"/><draw:contour-polygon svg:width="0.2728in" svg:height="0.1799in" svg:viewBox="0 0 693 457" draw:points="0,0 693,0 693,457 0,457" draw:recreate-on-edit="true"/></draw:frame><text:span text:style-name="CharStyle11">warnings of the prophets to Mm, and Ms restoration of the temple of God, will be found in the Midrash of the Book of the Engs.</text:span></text:p>
        <text:p text:style-name="P15"><text:span text:style-name="CharStyle11">AmazTah Ms son reigned in­stead of Mm. Amaziah was twenty-five years old when he began to reign, and he reigned in Jerusalem for twenty- nine years. His mother’s name</text:span></text:p>
        <text:list xml:id="list7795149533042659725" text:style-name="L26">
          <text:list-item>
            <text:p text:style-name="P250"><text:span text:style-name="CharStyle11"><text:tab/>was Jehoaddan of Jerusalem. He did what was right in the eyes of the Eternal, but not with an</text:span></text:p>
          </text:list-item>
          <text:list-item>
            <text:p text:style-name="P253"><text:span text:style-name="CharStyle11"><text:tab/>undivided mind. When he had secured his kingdom, he killed the officers who had murdered</text:span></text:p>
          </text:list-item>
          <text:list-item>
            <text:p text:style-name="P253"><text:span text:style-name="CharStyle11"><text:tab/>the king Ms father, but he did not kill their cMldren; he fol­lowed the injunction of the Eternal as written in the law­book of Moses, that fathers are not to die on account of their cMldren, nor children on ac­count of their fathers, but that everyone must die for Ms own</text:span></text:p>
          </text:list-item>
          <text:list-item>
            <text:p text:style-name="P253"><text:span text:style-name="CharStyle11"><text:tab/>sin. Amaziah also mustered the men of Judah, placing them by families under generals and com­manders; he took a census of all the men of Judah and of Benja­min, from twenty years and upwards, and found that they numbered tMee hundred thou­sand picked men, fit for active service, able to handle spears and sMelds.</text:span></text:p>
          </text:list-item>
          <text:list-item>
            <text:p text:style-name="P254"><text:span text:style-name="CharStyle11"><text:tab/>He further Mred from Israel, for forty-one thousand two hun­dred and fifty pounds, a hundred</text:span></text:p>
          </text:list-item>
          <text:list-item>
            <text:p text:style-name="P250"><text:span text:style-name="CharStyle11"><text:tab/>thousand gallant soldiers. But a man of God came and said to Mm, </text:span><text:span text:style-name="CharStyle16">“0</text:span><text:span text:style-name="CharStyle11"> king, do not take the force of Israelites, for the Eter­nal is not with Israel (that is, with any of the Ephraimites).</text:span></text:p>
          </text:list-item>
          <text:list-item>
            <text:p text:style-name="P250"><text:span text:style-name="CharStyle11"><text:tab/>Go by yourself, strike your own blow, be brave in battle; God will not let you fall before the foe, for God has power to help</text:span></text:p>
          </text:list-item>
          <text:list-item>
            <text:p text:style-name="P257"><text:span text:style-name="CharStyle11"><text:tab/>and to hurl down.” Amaziah</text:span></text:p>
          </text:list-item>
        </text:list>
        <text:p text:style-name="P13"><text:span text:style-name="CharStyle11">said to the man of God, “But what shall we do about the forty- one thousand two hundred and fifty pounds wMch I have paid to the troops of Israel?” The man of God replied, “The Eternal is able to give you far more than that.” Then Amaziah detached io the troops which had joined him from Ephraim; he sent them home. Tliis enraged them against Judah, and they re­turned home furious. Amaziah </text:span><text:span text:style-name="CharStyle32">ii </text:span><text:span text:style-name="CharStyle11">took heart and led out Ms men to the wady of Salt, where he killed ten thousand of the men of Seir, while the men of Judah 12 carried off other ten thousand alive, and taking them to the top of the Rock flung them down, till they were all dashed to pieces. Meantime the troops 13 wMch Amaziah had sent home, refusing to take them into bat­tle, fell upon the towns of Judah, from Samaria as far as to Betli- horon, killing three thousand men and capturing large booty.</text:span></text:p>
        <text:p text:style-name="P35"><text:span text:style-name="CharStyle11">It was after Ms return from 14 the massacre of the Edomites, that Amaziah brought the gods of the men of Seir and set them up to be his gods, bowing in hom­age before them and burning in- 15 cense to them. At tMs the Eternal’s anger blazed against Amaziah; he sent him a prophet who asked Mm, “Why have you resorted to foreign gods, to gods who could not save their own people from you?” As they if’ talked, the king said, “Did we appoint you to be a counsellor of the king? Give over; why should you lose your life?” So the prophet stopped, saying, “Well,</text:span></text:p>
        <text:list xml:id="list8792103757546668582" text:style-name="L27">
          <text:list-item>
            <text:p text:style-name="P259"><text:span text:style-name="CharStyle11"><text:tab/>know God’s counsel; he means to destroy you, because you have done this, and refused to listen to my warning.”</text:span></text:p>
          </text:list-item>
        </text:list>
        <text:p text:style-name="P50"><text:span text:style-name="CharStyle11">Then Amaziah king of Judah ij"</text:span></text:p>
      </text:section>
      <text:section text:style-name="Sect5" text:name="Section13">
        <text:p text:style-name="P260"><text:span text:style-name="CharStyle11">let himself be counselled to send a message to Joash son of Jehoa- haz, the son of Jehu, king of Is­rael, challenging him to an</text:span></text:p>
        <text:list xml:id="list5148962002136502961" text:style-name="L28">
          <text:list-item>
            <text:p text:style-name="P236"><text:span text:style-name="CharStyle11"><text:tab/>encounter. Joash king of Israel sent this answer to Amaziah king of Judah: “The thistle at Lebanon sent word to the cedar at Lebanon, saying, ‘Give your daughter to my son in marriage’ —when a wild animal at Leba­non trampled down the thistle</text:span></text:p>
          </text:list-item>
          <text:list-item>
            <text:p text:style-name="P231"><text:span text:style-name="CharStyle11"><text:tab/>as it passed! You have defeated Edom (you say to yourself), and you are proud of it. Stay at home; why provoke trouble, to the ruin of yourself, and of Ju-</text:span></text:p>
          </text:list-item>
          <text:list-item>
            <text:p text:style-name="P240"><text:span text:style-name="CharStyle11"><text:tab/>dah with you?” But Amaziah would not listen to him—which was God’s doing, in order to give Judah over to their foes, for having had recourse to the</text:span></text:p>
          </text:list-item>
          <text:list-item>
            <text:p text:style-name="P240"><text:span text:style-name="CharStyle11"><text:tab/>gods of Edom. So Joash king of Israel sallied out; he and Ama­ziah king of Judah had an en­counter at Beth-shemesh, which</text:span></text:p>
          </text:list-item>
          <text:list-item>
            <text:p text:style-name="P240"><text:span text:style-name="CharStyle11"><text:tab/>belongs to Judah; Judah was overthrown by Israel, and every</text:span></text:p>
          </text:list-item>
          <text:list-item>
            <text:p text:style-name="P240"><text:span text:style-name="CharStyle11"><text:tab/>man scurried home. At Beth- shemesh Joash king of Israel captured Amaziah king of Judah, the son of Joash, the grandson of Ahaziah; he took him down to Jerusalem, de­molished the wall of Jerusalem for two hundred yards, from the gate of Ephraim to the Corner</text:span></text:p>
          </text:list-item>
          <text:list-item>
            <text:p text:style-name="P240"><text:span text:style-name="CharStyle11"><text:tab/>gate, seized all the gold and silver and all the articles to be found in the temple of God, and all the treasures in the royal palace, carried off the household of Obed-edom and other hos­tages, and then returned to Samaria.</text:span></text:p>
          </text:list-item>
          <text:list-item>
            <text:p text:style-name="P241"><text:span text:style-name="CharStyle11"><text:tab/>Amaziah the son of Joash, king of Judah, lived for fifteen years after the death of Joash son of</text:span></text:p>
          </text:list-item>
          <text:list-item>
            <text:p text:style-name="P242"><text:span text:style-name="CharStyle11"><text:tab/>Jehoahaz, king of Israel. As for the rest of the acts of Amaziah, from first to last, are they not</text:span></text:p>
          </text:list-item>
        </text:list>
        <text:p text:style-name="P13"><text:span text:style-name="CharStyle11">described in the Book of the Kings of Judah and Israel? No 27 sooner did Amaziah cease to follow the Eternal, than a con­spiracy was formed against him in Jerusalem; he fled to Lakhish, but the conspirators sent men after him and murdered him at Lakhish; he was then brought 28 back on horses and buried with his fathers, in the capital of Judah.</text:span></text:p>
        <text:p text:style-name="P29"><text:span text:style-name="CharStyle11">The people of Judah all O/C took Uzziah, who was six- teen, and made him king instead of his father Amaziah. (It was 2 he who rebuilt Eloth and re­stored it to Judah, after king Amaziah slept with his fathers.) Uzziah was sixteen years old 3 when he began to reign, and he reigned in Jerusalem for fifty- two years. His mother’s name was Jekoliah of Jerusalem. He 4 did what was right in the eyes of the Eternal, exactly as his father Amaziah had done; he steadily 5 worshipped God during the life­time of Zechariah, who gave in­struction in religion, and as long as he worshipped the Eternal, God gave him success. He sallied 6 out to fight the Philistines, de­molishing the walls of Gath and Jabneh and Ashdod, and build­ing towns in the land of the Philistines; God helped him 7 against the Philistines, against the Arabians who lived at Gur- baal, and against the Meunim; the Ammonites paid tribute to 8 Uzziah, and his fame spread far, as far as to Egypt, so powerful did he become.</text:span></text:p>
        <text:p text:style-name="P29"><text:span text:style-name="CharStyle11">Uzziah also built towers in 9 Jerusalem over the Comer gate and the Gai gate and at the angles of the walls, making them strong posts, He built 10 peel-towers in the open country and dug many a reservoir, for</text:span></text:p>
      </text:section>
      <text:section text:style-name="Sect5" text:name="Section14">
        <text:p text:style-name="P72"><text:span text:style-name="CharStyle11">he had large herds, both in the lowlands and on the tableland; he had also farmers and vine­dressers on the hills and in the fruitful fields, for he was a lover</text:span></text:p>
        <text:p text:style-name="P22"><text:span text:style-name="CharStyle11">n of agriculture. And Uzzlah had an army of fighting men who served in detachments, accord­ing to the number of their levies as drawn up by Jeiel the secre­tary and Maaseiah the comp­troller, under Hananlah, one of</text:span></text:p>
        <text:list xml:id="list5873612729729208217" text:style-name="L29">
          <text:list-item>
            <text:p text:style-name="P107"><text:span text:style-name="CharStyle11"><text:tab/>the royal generals. The total number of headmen, of the gal­lant leaders, was two thousand</text:span></text:p>
          </text:list-item>
          <text:list-item>
            <text:p text:style-name="P107"><text:span text:style-name="CharStyle11"><text:tab/>six hundred, who were in com­mand of a trained army of three hundred and seven thousand five hundred men, sturdy fighters on the side of the king</text:span></text:p>
          </text:list-item>
          <text:list-item>
            <text:p text:style-name="P88"><text:span text:style-name="CharStyle11"><text:tab/>against his enemies. For these men, for the whole army, Uzzlah provided shields, lances, helmets, cuirasses, and bows,</text:span></text:p>
          </text:list-item>
          <text:list-item>
            <text:p text:style-name="P88"><text:span text:style-name="CharStyle11"><text:tab/>with stones for the slingers. On the towers and at the angles of the walls in Jerusalem he had machines placed, which a clever engineer had invented, for shooting arrows and for hurling large stones. His fame spread far, for he was wonderfully helped in attaining power.</text:span></text:p>
          </text:list-item>
          <text:list-item>
            <text:p text:style-name="P81"><text:span text:style-name="CharStyle11"><text:tab/>But when he attained power, he became haughty, and that ruined him. He broke faith with the Eternal his God, by entering the temple of the Eternal in order to burn incense on the</text:span></text:p>
          </text:list-item>
          <text:list-item>
            <text:p text:style-name="P88"><text:span text:style-name="CharStyle11"><text:tab/>altar of incense. Azariah the priest followed him in, along with eighty brave priests of the</text:span></text:p>
          </text:list-item>
          <text:list-item>
            <text:p text:style-name="P88"><text:span text:style-name="CharStyle11"><text:tab/>Eternal, who opposed king Uzzlah, telling him, “It is not your business, Uzzlah, to bum incense to the Eternal; it is the business of the priests, the sons of Aaron, who have been con­secrated to burn incense. Leave the sanctuary; you have com­mitted a sin; this will only dis­</text:span></text:p>
          </text:list-item>
        </text:list>
        <text:p text:style-name="P13"><text:span text:style-name="CharStyle11">credit you, before God the Eter­nal.” Uzzlah was furious. He 15 was holding a censer to burn incense, and there, beside the altar of incense, as he raged at the priests, leprosy broke out on his forehead, before the priests in the temple of the Eternal! Azariah the high-priest and all 20 the priests were looking at him, and there he was with leprosy on his forehead! They pushed him quickly outside; indeed he hur­ried out, of his own accord, since the Eternal had struck him. To 21 the day of his death king Uzzlah remained a leper, and as a leper he lived apart, excluded from the temple of the Eternal. His son Jotham managed the royal household, and ruled the nation.</text:span></text:p>
        <text:p text:style-name="P34"><text:span text:style-name="CharStyle11">The rest of the acts of Uzzlah, 22 from first to last, were written by the prophet Isaiah the son of Amoz. Uzzlah slept with his 23 fathers and was buried with his fathers—but only in the burial- field belonging to the kings, for men said to themselves, “He was a leper.”</text:span></text:p>
        <text:p text:style-name="P55"><text:span text:style-name="CharStyle11">Jotham his son reigned in­stead of him. Now Jotham </text:span><text:span text:style-name="CharStyle34">e\ </text:span><text:span text:style-name="CharStyle28">&lt;“7 </text:span><text:span text:style-name="CharStyle11">was twenty-five years old “ * when he began to reign, and he reigned in Jerusalem for sixteen years. His mother’s name was Jerusha the daughter of Zadok.</text:span></text:p>
        <text:p text:style-name="P11"><text:span text:style-name="CharStyle11">He did what was right in the 2 eyes of the Eternal, exactly as his father Uzzlah had done, ex­cept that he did not make his way into the temple of the Eter­nal. (The nation still went wrong.) He built the upper gate 3 of the temple of the Eternal, and built largely on the Ophel wall; he also built towns in the high- 4 lands of Judah, with castles and peel-towers in the forests. He 5 fought the king of the Ammon­ites and won; that year the Am-</text:span></text:p>
      </text:section>
      <text:section text:style-name="Sect6" text:name="Section15">
        <text:p text:style-name="P262"><draw:frame draw:style-name="fr7" draw:name="44" text:anchor-type="paragraph" svg:x="2.222in" svg:y="3.1201in" svg:width="0.2764in" svg:height="0.0161in" draw:z-index="7"><draw:image xlink:href="Pictures/100000000000002A0000001A00F6E8C0.jpg" xlink:type="simple" xlink:show="embed" xlink:actuate="onLoad"/><draw:contour-polygon svg:width="0.2764in" svg:height="0.1728in" svg:viewBox="0 0 702 439" draw:points="0,0 702,0 702,439 0,439" draw:recreate-on-edit="true"/></draw:frame></text:p>
        <text:p text:style-name="P51"><text:span text:style-name="CharStyle11">monites gave him tribute to the amount of forty-one thousand two hundred and fifty pounds in silver, a hundred thousand bushels of wheat, and a hundred thousand bushels of barley; all this was paid over to him that year by the Ammonites, the same next year, and the same</text:span></text:p>
        <text:list xml:id="list5765306474368810648" text:style-name="L30">
          <text:list-item>
            <text:p text:style-name="P251"><text:span text:style-name="CharStyle11"><text:tab/>the year after. So Jotham be­came powerful because he lived steadily before the Eternal his God.</text:span></text:p>
          </text:list-item>
          <text:list-item>
            <text:p text:style-name="P255"><text:span text:style-name="CharStyle11"><text:tab/>The rest of the acts of Jotham, all his wars and his career, are described in the Book of the</text:span></text:p>
          </text:list-item>
          <text:list-item>
            <text:p text:style-name="P251"><text:span text:style-name="CharStyle11"><text:tab/>Kings of Israel and Judah. He was twenty-five years old when he began to reign, and he reigned in Jerusalem for sixteen years.</text:span></text:p>
          </text:list-item>
          <text:list-item>
            <text:p text:style-name="P256"><text:span text:style-name="CharStyle11"><text:tab/>Then Jotham slept with his fathers and was buried in Da­vid’s burg. Ahaz his son reigned instead of him.</text:span></text:p>
          </text:list-item>
        </text:list>
        <text:p text:style-name="P13"><text:span text:style-name="CharStyle11">Ahaz was twenty years old when he began to reign, and he reigned in Jerusalem for sixteen years. He did not do what was right in the eyes of the Eternal, as his ancestor David</text:span></text:p>
        <text:list xml:id="list9133449826453386347" text:style-name="L31">
          <text:list-item>
            <text:p text:style-name="P252"><text:span text:style-name="CharStyle11"><text:tab/>had done; he lived on the lines of the kings of Israel, making</text:span></text:p>
          </text:list-item>
          <text:list-item>
            <text:p text:style-name="P252"><text:span text:style-name="CharStyle11"><text:tab/>metal images for the Baals; he also burned incense in the valley of Ben-Hinnom, and burned his children in the flames, following the abominable practice of the pagans whom the Eternal had dispossessed to make room for</text:span></text:p>
          </text:list-item>
          <text:list-item>
            <text:p text:style-name="P252"><text:span text:style-name="CharStyle11"><text:tab/>Israel; he sacrificed and burnt incense at the shrines, on the hill-tops, and under every spreading tree.</text:span></text:p>
          </text:list-item>
          <text:list-item>
            <text:p text:style-name="P258"><text:span text:style-name="CharStyle11"><text:tab/>So the Eternal his God let him fall into the hands of the king of Aram; the Aramaeans defeated him and carried off a vast number of his people as prisoners, taking them away to Damascus. He also fell into the hands of the king of Israel,</text:span></text:p>
          </text:list-item>
        </text:list>
        <text:p text:style-name="P13"><text:span text:style-name="CharStyle11">who defeated him in a crushing disaster; in a single day Pekah 6 the son of Remaliah killed a hundred and twenty thousand men in Judah, all of them brave soldiers, because they had aban­doned the Eternal the God of their fathers; Zichri, an Eph- 7 raimite hero, killed prince Maa- seiah, Azrikam the royal treas­urer, and Elkanah the vizier; and the Israelites made prison- 8 ers of two hundred thousand of their kinsfolk, women, boys, and girls, besides carrying off rich plunder, which they took to Samaria.</text:span></text:p>
        <text:p text:style-name="P35"><text:span text:style-name="CharStyle11">But a prophet of the Eternal 9 was there, called Oded. He went out to meet the army on its re­turn to Samaria, and said to them, “It was because the Eter­nal the God of your fathers was angry with Judah, that he has put them into your power, and you have massacred them with a fury that has resounded high as heaven itself. And now you in- io tend to hold these folk of Judah and Jerusalem as your slaves, male and female? Have not you, even you, sins of your own against the Eternal your God? Listen; send back the prisoners </text:span><text:span text:style-name="CharStyle32">ii </text:span><text:span text:style-name="CharStyle11">you have captured from your kinsfolk, for the fierce anger of the Eternal rests upon you.”</text:span></text:p>
        <text:p text:style-name="P16"><text:span text:style-name="CharStyle11">Some chiefs of Ephraim, Azariah 12 the son of Johanan, Berechiah the son of Meshillemoth, Jehiz- kiah the son of Shallum, and Amasa the son of Hadlai, also protested against the soldiers who had returned from the war. “You must not bring in the pris- 13 oners here,” they declared, “for what you mean to do will make us incur fresh guilt before the Eternal, in addition to our sins and guilt—for great is our guilt, and God’s fierce wrath is against</text:span></text:p>
        <text:list xml:id="list214619549558888" text:style-name="L4">
          <text:list-item>
            <text:p text:style-name="P221"><text:span text:style-name="CharStyle11"><text:tab/>Israel.” So the armed men left the prisoners and the plunder in front of the nobles and all</text:span></text:p>
          </text:list-item>
          <text:list-item>
            <text:p text:style-name="P172"><text:span text:style-name="CharStyle11"><text:tab/>the community; whereupon the men already mentioned rose and took the plunder to clothe the naked prisoners, arraying them in dress and sandals, giv­ing them food and drink, and anointing them; after which they mounted all the feeble prisoners on asses, and took them back to their kinsmen at Jericho, the town of palm-trees; then they went back to Samaria.</text:span></text:p>
          </text:list-item>
          <text:list-item>
            <text:p text:style-name="P207"><text:span text:style-name="CharStyle11"><text:tab/>It was then that king Ahaz sent for help to the king of</text:span></text:p>
          </text:list-item>
          <text:list-item>
            <text:p text:style-name="P172"><text:span text:style-name="CharStyle11"><text:tab/>Assyria; for the Edomites had once more defeated Judah and</text:span></text:p>
          </text:list-item>
          <text:list-item>
            <text:p text:style-name="P159"><text:span text:style-name="CharStyle11"><text:tab/>carried off prisoners, while the Philistines had raided the towns in the lowlands and the Negeb of Judah, capturing Beth-she- mesh, Aijalon, Gederoth, Soko, Timnah, and Gimzo, with their townships, and settling there.</text:span></text:p>
          </text:list-item>
          <text:list-item>
            <text:p text:style-name="P136"><text:span text:style-name="CharStyle11"><text:tab/>For the Eternal had brought Judah low on account of king Ahaz, who had behaved wan­tonly in Judah and broken faith</text:span></text:p>
          </text:list-item>
          <text:list-item>
            <text:p text:style-name="P193"><text:span text:style-name="CharStyle11"><text:tab/>badly with the Eternal. Til- gath-pilneser king of Assyria did come to him, but he proved a burden to him, instead of a</text:span></text:p>
          </text:list-item>
          <text:list-item>
            <text:p text:style-name="P193"><text:span text:style-name="CharStyle11"><text:tab/>strength. For Ahaz rifled treasure from the temple of the Eternal and from the royal pal­ace and from the nobles, to make a present for the king of Assyria; but it was of no avail.</text:span></text:p>
          </text:list-item>
          <text:list-item>
            <text:p text:style-name="P207"><text:span text:style-name="CharStyle11"><text:tab/>In his hourof trouble he sinned still worse against the Eternal,</text:span></text:p>
          </text:list-item>
          <text:list-item>
            <text:p text:style-name="P185"><text:span text:style-name="CharStyle11"><text:tab/>did this king Ahaz; for he sacri­ficed to the gods of Damascus who had defeated him, thinking that as the Aramaean gods helped the Aramaean kings, he would sacrifice to them to gain their help. But they proved the ruin</text:span></text:p>
          </text:list-item>
          <text:list-item>
            <text:p text:style-name="P185"><text:span text:style-name="CharStyle11"><text:tab/>of him and of all Israel. Ahaz further collected all the articles</text:span></text:p>
          </text:list-item>
        </text:list>
        <text:p text:style-name="P13"><text:span text:style-name="CharStyle11">belonging to the temple of God, broke them to pieces, and closed the doors of the temple of the Eternal. He put up altars in every comer of Jerusalem, erected shrines in each and 25 every town of Judah for burning incense to foreign gods, and so vexed the Eternal the God of his fathers.</text:span></text:p>
        <text:p text:style-name="P29"><text:span text:style-name="CharStyle11">The rest of his acts, and his 26 whole career, from first to last, are described in the Book of the Kings of Judah and Israel. Then Ahaz slept with his fathers </text:span><text:span text:style-name="CharStyle34">2”/ </text:span><text:span text:style-name="CharStyle11">and was buried inside Jerusa­lem; they would not take him to the tombs of the kings. Hezekiah his son reigned instead of him.</text:span></text:p>
        <text:p text:style-name="P29"><text:span text:style-name="CharStyle11">Hezekiah began to reign nA at the age of five and twenty, and he reigned in Jerusa­lem for twenty-nine years. His mother’s name was Abijah the daughter of Zechariah. He did 2 what was right in the eyes of the Eternal, exactly as David his ancestor had done. In the 3 first month of the first year of his reign, he opened the doors of the temple of the Eternal and repaired them. He also 4 summoned the priests and Levites, assembling them in the open space east of the temple, and said to them, “Listen, O 5 Levites; purify yourselves and purify the temple of the Eternal the God of your fathers, re­moving the filth from the sacred shrine. For our fathers 6 have sinned and done wrong in the sight of the Eternal our God, they have abandoned him, they have ignored the dwelling- place of the Eternal and turned their backs upon him; they 7 have shut up the doors in the porch and put out the lamps, they have not burned incense</text:span></text:p>
        <text:p text:style-name="P38"><text:span text:style-name="CharStyle11">nor sacrificed burnt-offerings in the sacred shrine to the God of</text:span></text:p>
        <text:list xml:id="list1854809316439146571" text:style-name="L32">
          <text:list-item>
            <text:p text:style-name="P122"><text:span text:style-name="CharStyle11"><text:tab/>Israel. Therefore the Eternal’s anger has rested on Judah and Jerusalem; he has left them to be an awful example, at which men shudder and hiss—as you</text:span></text:p>
          </text:list-item>
          <text:list-item>
            <text:p text:style-name="P114"><text:span text:style-name="CharStyle11"><text:tab/>can see for yourselves. For this has led to our fathers being cut down, and our boys and girls and wives </text:span><text:soft-page-break/><text:span text:style-name="CharStyle11">being made</text:span></text:p>
          </text:list-item>
          <text:list-item>
            <text:p text:style-name="P89"><text:span text:style-name="CharStyle11"><text:tab/>prisoners. Now I mean to make a compact with the Eternal the God of Israel, so that his fierce anger may turn</text:span></text:p>
          </text:list-item>
          <text:list-item>
            <text:p text:style-name="P89"><text:span text:style-name="CharStyle11"><text:tab/>from us. My children, be not indifferent; for the Eternal has chosen you for his service, to wait on him, that you should be his attendants and bum in­cense.”</text:span></text:p>
          </text:list-item>
        </text:list>
        <text:p text:style-name="P22"><text:span text:style-name="CharStyle11">is Then up rose the Levites, Ma- hath the son of Amasai, and Joel the son of Azariah, who were Kohathites, Kish the son of Abdi, and Azariah the son of Jehallelel, who were Merarites, Joah the son of Zimmah, and Eden the son of Joah, who were</text:span></text:p>
        <text:list xml:id="list7216346910805415540" text:style-name="L33">
          <text:list-item>
            <text:p text:style-name="P125"><text:span text:style-name="CharStyle11"><text:tab/>Gershonites, Shimri and Jehiel, who were descendants of Eliza- phan, Zecharlah and Mattaniah, who were Asaphites, Jehuel and</text:span></text:p>
          </text:list-item>
          <text:list-item>
            <text:p text:style-name="P90"><text:span text:style-name="CharStyle11"><text:tab/>Shimei, who were Hemanites, and Shemaiah and IJzziel, who were descendants of Jeduthun;</text:span></text:p>
          </text:list-item>
          <text:list-item>
            <text:p text:style-name="P90"><text:span text:style-name="CharStyle11"><text:tab/>they mustered their fellows, purified themselves, and en­tered, by order of the king under the authority of the Eternal, to cleanse the temple of the</text:span></text:p>
          </text:list-item>
        </text:list>
        <text:p text:style-name="P22"><text:span text:style-name="CharStyle11">J 6 Eternal. The priests went in­side the interior of the temple of the Eternal to cleanse it, and brought out all the filth they found inside the temple of the Eternal, to the court of the temple of the Eternal, whence the Levites carried it off to the</text:span></text:p>
        <text:list xml:id="list214619822984941" text:style-name="L12">
          <text:list-item>
            <text:p text:style-name="P103"><text:span text:style-name="CharStyle11"><text:tab/>Kidron-ravine. They began this purifying on the first day</text:span></text:p>
          </text:list-item>
        </text:list>
        <text:p text:style-name="P13"><text:span text:style-name="CharStyle11">of the first month, and on the eighth day they reached the porch of the Eternal; then they purified the temple of the Eter­nal in eight days, finishing everything on the sixteenth day of the first month, when they 18 went to king Hezekiah in the palace and reported that they had cleansed all the temple of the Eternal, the altar of burnt- offering with all its utensils, and the table for the Presence- bread, with all its utensils, be- 19 sides mending, purifying, and placing before the altar of the Eternal all the utensils which had been flung aside during the reign of king Ahaz, when he committed sacrilege.</text:span></text:p>
        <text:p text:style-name="P35"><text:span text:style-name="CharStyle11">Then king Hezekiah rose early, 20 summoned the authorities of the city, and went up to the temple of the Eternal. Seven bullocks, 21 seven rams, seven lambs, and seven he-goats were brought as a sin-offering for the king­dom and for the sanctuary and for Judah, which he ordered the priests, the sons of Aaron, to sacrifice on the altar of the Eternal. So they killed the 22 bullocks; the priests received the blood and splashed it on the altar. They killed the rams, and splashed their blood upon the altar. They also killed the lambs, and splashed their blood upon the altar. The he- 23 goats for the sin-offering were led before the king and the gath­ering, who laid their hands upon them; then the priests killed them 24 and made a sin-offering with their blood upon the altar, as an expiation for all Israel (for the king gave orders that the burnt- offering and the sin-offering were to be sacrificed for all Is­rael). The Levites he placed 25 in the temple of the Eternal,</text:span></text:p>
      </text:section>
      <text:section text:style-name="Sect6" text:name="Section16">
        <text:p text:style-name="P225"><text:span text:style-name="CharStyle11">with cymbals, lutes, and lyres, in accordance with the regulations of David, of Gad the royal seer, and of Nathan the prophet (for the Eternal had transmitted the order by means of his prophets).</text:span></text:p>
        <text:list xml:id="list271946487236718371" text:style-name="L34">
          <text:list-item>
            <text:p text:style-name="P142"><text:span text:style-name="CharStyle11"><text:tab/>The Levites stood with the Davidic instruments, the priests</text:span></text:p>
          </text:list-item>
          <text:list-item>
            <text:p text:style-name="P180"><text:span text:style-name="CharStyle11"><text:tab/>with the trumpets. Hezekiah ordered the burnt-offering to be sacrificed on the altar. And as the sacrifice began, the song to the Eternal began also, with trumpet blasts, led by the musical instruments of David</text:span></text:p>
          </text:list-item>
          <text:list-item>
            <text:p text:style-name="P180"><text:span text:style-name="CharStyle11"><text:tab/>king of Israel. The congrega­tion all worshipped, the singers sang, and the trumpeters blew blasts, all together, until the</text:span></text:p>
          </text:list-item>
          <text:list-item>
            <text:p text:style-name="P180"><text:span text:style-name="CharStyle11"><text:tab/>sacrifice was over. At the close of the sacrifice, the king and all who were present bowed</text:span></text:p>
          </text:list-item>
          <text:list-item>
            <text:p text:style-name="P180"><text:span text:style-name="CharStyle11"><text:tab/>low in worship. (King Hezekiah and his nobles had ordered the Levites to sing praise to the Eternal from the psalms of Da­vid and of Asaph the seer. They sang psalms gladly, then bowed their heads in worship.)</text:span></text:p>
          </text:list-item>
          <text:list-item>
            <text:p text:style-name="P209"><text:span text:style-name="CharStyle11"><text:tab/>Then Hezekiah addressed the gathering. “Now that you have consecrated yourselves to the Eternal,” he said, “draw near and bring to the temple of the Eternal sacrifices by way of thank-offerings.” So they came forward with sacrifices of thank-offering, and all who cared brought burnt-offerings of</text:span></text:p>
          </text:list-item>
          <text:list-item>
            <text:p text:style-name="P186"><text:span text:style-name="CharStyle11"><text:tab/>their own accord. The burnt- offerings brought by the gather­ing amounted to seventy bul­locks, a hundred rams, and two hundred lambs, all of which were given as a burnt-</text:span></text:p>
          </text:list-item>
          <text:list-item>
            <text:p text:style-name="P186"><text:span text:style-name="CharStyle11"><text:tab/>offering to the Eternal. The thank-offerings amounted to six hundred oxen and three</text:span></text:p>
          </text:list-item>
          <text:list-item>
            <text:p text:style-name="P186"><text:span text:style-name="CharStyle11"><text:tab/>thousand sheep. There were too few priests to flay all the victims for the burnt-offering;</text:span></text:p>
          </text:list-item>
        </text:list>
        <text:p text:style-name="P13"><text:span text:style-name="CharStyle11">so the priests were helped by their fellows, the Levites, till the work was done—till all the priests had purified themselves (for the Levites had been more strict about purifying them­selves than the priests). Be- </text:span><text:span text:style-name="CharStyle16">35 </text:span><text:span text:style-name="CharStyle11">sides, there was a large quan­tity of burnt-offerings to be disposed of, with fat slices from the victims of the recompense- offerings and libations from every burnt-offering. In this way the service of the Eter­nal’s temple was inaugurated. Hezekiah and the whole na- 36 tion rejoiced that God had provided thus for the wor­ship of the people; for the thing had come as a sudden surprise.</text:span></text:p>
        <text:p text:style-name="P35"><text:span text:style-name="CharStyle11">Hezekiah then sent word </text:span><text:span text:style-name="CharStyle32">oa </text:span><text:span text:style-name="CharStyle11">to all Israel and Judah, Ovr writing letters to Ephraim and Manasseh, bidding them at­tend the temple of the Eternal in Jerusalem in order to hold the passover in honour of the Eternal the God of Israel. The 2 king and his nobles and all the community in Jerusalem had agreed to hold the passover in the second month of the year; they could not hold it in the 3 first month, as too few priests had purified themselves, and also as the people had not gath­ered to Jerusalem. The plan 4 had commended itself to the king and all the community.</text:span></text:p>
        <text:p text:style-name="P13"><text:span text:style-name="CharStyle11">So they passed a decree to make 5 a proclamation through the whole of Israel, from Beersheba to Dan, bidding the people come and hold the passover at Jeru­salem in honour of the Eternal the God of Israel. For only a few had held it hitherto as by law appointed.</text:span></text:p>
        <text:p text:style-name="P34"><text:span text:style-name="CharStyle11">Couriers carried the letters 6 from the king and his nobles all over Israel and Judah, by order</text:span></text:p>
        <text:p text:style-name="P73"><text:span text:style-name="CharStyle11">of the king. The message was: “Men of Israel, turn to the Eter­nal the God of Abraham, Isaac, and Israel, that he may himself turn to those of you who have survived and escaped the kings</text:span></text:p>
        <text:list xml:id="list9141170096343472891" text:style-name="L35">
          <text:list-item>
            <text:p text:style-name="P117"><text:span text:style-name="CharStyle11"><text:tab/>of Assyria. Be not like your fathers and fellows who sinned against the Eternal the God of their fathers, till he abandoned them for men to shudder at,</text:span></text:p>
          </text:list-item>
          <text:list-item>
            <text:p text:style-name="P117"><text:span text:style-name="CharStyle11"><text:tab/>as you see for yourselves. Do not be stubborn like your fathers; pledge yourselves to the Eternal and come inside his sanctuary, which he has con­secrated for all time; worship the Eternal your God, that his fierce anger may turn from you.</text:span></text:p>
          </text:list-item>
          <text:list-item>
            <text:p text:style-name="P117"><text:span text:style-name="CharStyle11"><text:tab/>For if you turn to the Eternal, your kinsfolk and children shall be pitied by their captors and allowed to return to this land; the Eternal your God is kind and compassionate, he will not disregard you if you come back</text:span></text:p>
          </text:list-item>
          <text:list-item>
            <text:p text:style-name="P108"><text:span text:style-name="CharStyle11"><text:tab/>to him.” The couriers passed from town to town through the land of Ephraim and Manasseh, as far as to Zebulun, but the people derided them and scoffed</text:span></text:p>
          </text:list-item>
          <text:list-item>
            <text:p text:style-name="P108"><text:span text:style-name="CharStyle11"><text:tab/>at them. Some, however, from Asher and Manasseh and Zeb- uiun did humble themselves</text:span></text:p>
          </text:list-item>
          <text:list-item>
            <text:p text:style-name="P91"><text:span text:style-name="CharStyle11"><text:tab/>and come to Jerusalem. As for Judah, God moved them to be of one mind in obeying the orders of the king and his nobles, as inspired by the Eternal.</text:span></text:p>
          </text:list-item>
        </text:list>
        <text:p text:style-name="P22"><text:span text:style-name="CharStyle11">r 3 Large was the gathering at Jerusalem to hold the festival of unleavened bread in the sec­ond month, a great assembly.</text:span></text:p>
        <text:list xml:id="list7341666488788042051" text:style-name="L36">
          <text:list-item>
            <text:p text:style-name="P92"><text:span text:style-name="CharStyle11"><text:tab/>They started to remove the altars from Jerusalem; they re­moved these altars of incense and flung them into the Kidron-</text:span></text:p>
          </text:list-item>
          <text:list-item>
            <text:p text:style-name="P92"><text:span text:style-name="CharStyle11"><text:tab/>ravine. Then they killed the passover lamb on the fourteenth day of the second month; the priests and the Levites with</text:span></text:p>
          </text:list-item>
        </text:list>
        <text:p text:style-name="P11"><text:span text:style-name="CharStyle11">shame purified themselves and brought burnt-offerings into the temple of the Eternal, taking 16 up their due positions as laid down by Moses the man of God; the priests splashed the blood which was handed to them by the Levites. (For, as a large 17 number in the assembly had not purified themselves, the Le­vites had the duty of killing the passover lamb for anyone who was unpurified, in order to purify them for the Eternal.)</text:span></text:p>
        <text:p text:style-name="P11"><text:span text:style-name="CharStyle11">A host of people, numbers from 18 Ephraim, Manasseh, Issachar, and Zebulun, had not purified themselves, and yet ate the passover lamb irregularly; for Hezekiah had prayed on their behalf, “May the kind Eternal pardon anyone who seriously 19 resolves to worship God, even the Eternal the God of his fathers, although he may not ritually be pure!” The Eternal 20 listened to Hezekiah’s prayer and did pardon the people.</text:span></text:p>
        <text:p text:style-name="P37"><text:span text:style-name="CharStyle11">For seven days the Israelites 21 present at Jerusalem held the festival of unleavened bread with great delight; the Levites and the priests sang praise to the Eternal day by day with all their might; and Hezekiah encouraged 22 all the Levites who were most skilful in the musical service of the Eternal. For seven days the people ate the offerings at the festival, as they made their recompense-offerings, rendering thanks to the Eternal the God of their fathers. Indeed, the 23 assembly all decided to celebrate the festival for seven days more, and for seven days more they held it with delight; for Heze- 24 kiah king of Judah had pre­sented the assembly with a thousand bullocks and seven thousand sheep to offer, the no-</text:span></text:p>
        <text:p text:style-name="P26"><draw:frame draw:style-name="fr8" draw:name="45" text:anchor-type="paragraph" svg:x="2.2472in" svg:y="2.6366in" svg:width="0.2665in" svg:height="0.0161in" draw:z-index="8"><draw:image xlink:href="Pictures/10000000000000280000001B6921086A.jpg" xlink:type="simple" xlink:show="embed" xlink:actuate="onLoad"/><draw:contour-polygon svg:width="0.2665in" svg:height="0.1764in" svg:viewBox="0 0 677 448" draw:points="0,0 677,0 677,448 0,448" draw:recreate-on-edit="true"/></draw:frame><text:span text:style-name="CharStyle11">bles gave the assembly a thou­sand bullocks and ten thousand sheep, and a large number of priests purified themselves.</text:span></text:p>
        <text:list xml:id="list6495657799630017080" text:style-name="L37">
          <text:list-item>
            <text:p text:style-name="P196"><text:span text:style-name="CharStyle11"><text:tab/>All the assembly of Judah, with the priests and the Levites and all the gathering from Is­rael and the foreigners who came from the land of Israel or who</text:span></text:p>
          </text:list-item>
          <text:list-item>
            <text:p text:style-name="P187"><text:span text:style-name="CharStyle11"><text:tab/>lived in Judah, rejoiced; there was loud joy in Jerusalem, for never since the days of Solomon the son of David, king of Israel, had there been a festival like</text:span></text:p>
          </text:list-item>
          <text:list-item>
            <text:p text:style-name="P187"><text:span text:style-name="CharStyle11"><text:tab/>this in Jerusalem. The Leviti- cal priests pronounced the bene­diction over the people, so loudly that their voices re­sounded to heaven, God’s sacred dwelling.</text:span></text:p>
          </text:list-item>
        </text:list>
        <text:p text:style-name="P13"><text:span text:style-name="CharStyle11">After all this was over, all Israel who had been pres­ent marched off to the towns of Judah, demolishing the obelisks, cutting down the sacred poles, and destroying the shrines and altars all over Judah and Benja­min, as well as in Ephraim and Manasseh, till they had made an end of them all. Whereupon the men of Israel all went back to their towns, every man to his own home.</text:span></text:p>
        <text:list xml:id="list5970606325458336513" text:style-name="L38">
          <text:list-item>
            <text:p text:style-name="P212"><text:span text:style-name="CharStyle11"><text:tab/>Hezekiah re-established the divisions of the priests and Le­vites, each in his due position, for burnt-offerings, for recom­pense-offerings, for the service of thanks and praise, and for guarding the gates at the camp</text:span></text:p>
          </text:list-item>
          <text:list-item>
            <text:p text:style-name="P212"><text:span text:style-name="CharStyle11"><text:tab/>of the Eternal. He also fixed the amount to be contributed to the king for the burnt-offer­ings, the morning and evening burnt-offerings, as well as the burnt-offerings for the sabbaths, the new moon festivals, and the regular festivals, as laid down in</text:span></text:p>
          </text:list-item>
          <text:list-item>
            <text:p text:style-name="P218"><text:span text:style-name="CharStyle11"><text:tab/>the law of the Eternal. He ordered the citizens of Jerusalem to provide the supplies for the</text:span></text:p>
          </text:list-item>
        </text:list>
        <text:p text:style-name="P45"><text:span text:style-name="CharStyle11">priests and the Levites, that they might devote themselves to the law of the Eternal.</text:span></text:p>
        <text:p text:style-name="P34"><text:span text:style-name="CharStyle11">When these orders were issued, 5 the Israelites contributed richly the first-fruits of corn, wine, oil, honey, and all their crops; they also brought in a full tithe of everything. The men of Israel </text:span><text:span text:style-name="CharStyle37">6 </text:span><text:span text:style-name="CharStyle11">and Judah who lived in the towns of Judah also brought in a tithe of oxen and sheep, and votive offerings consecrated to the Eternal their God, which they piled up; they laid the 7 foundation of the piles in the third month and finished them in the seventh month. When 8 Hezekiah and the nobles came and saw the piles, they blessed the Eternal and his people Is­rael. Hezekiah asked the 9 priests and the Levites about the piles, and Azariah the high 10 priest, who was a Zadokite, re­plied, “Ever since the people began to bring their offerings into the temple of the Eternal, we have had enough to eat and have plenty left over. The Eternal has blessed his people, and we have this great heap of stores left.” Then Hezekiah 11 ordered rooms to be got ready in the temple of the Eternal; the rooms were got ready, and 12 they duly carried in the offer­ings, the tithes, and the votive gifts. _</text:span></text:p>
        <text:p text:style-name="P36"><text:span text:style-name="CharStyle11">Their inspector was Conaniah the Levite, assisted by his brother Shimei; Jehiel, Aza- 13 ziah, Nahath, Asahel, Jerimoth, Jozabad, Eliel, Ismakjahu, Ma- hath, and Benaiah were the foremen, under Conaniah and his brother Shimei, by order of king Hezekiah and of Azaziah who superintended the temple of God. Kore the son of Imnah 14 the Levite, who was warder at</text:span></text:p>
        <text:p text:style-name="P26"><draw:frame draw:style-name="fr6" draw:name="46" text:anchor-type="paragraph" svg:x="2.2575in" svg:y="5.8465in" svg:width="0.2665in" svg:height="0.0161in" draw:z-index="9"><draw:image xlink:href="Pictures/10000000000000280000001B58F8D359.jpg" xlink:type="simple" xlink:show="embed" xlink:actuate="onLoad"/><draw:contour-polygon svg:width="0.2665in" svg:height="0.1764in" svg:viewBox="0 0 677 448" draw:points="0,0 677,0 677,448 0,448" draw:recreate-on-edit="true"/></draw:frame><text:span text:style-name="CharStyle11">the east gate, looked after the freewill offerings to God, dis­tributing what was reserved for the Eternal, and also the sacred</text:span></text:p>
        <text:p text:style-name="P23"><text:span text:style-name="CharStyle11">J5 portions. Under him Eden, Miniamin, Jeshua, Shemaiah, Amariah, and Shekaniah offi­ciated in the towns of the Le­vi tes, distributing faithfully to their fellows, division by divi­sion, to old and young alike</text:span></text:p>
        <text:list xml:id="list214619335610630" text:style-name="L36">
          <text:list-item>
            <text:p text:style-name="P160"><text:span text:style-name="CharStyle11"><text:tab/>(except, that is, to any males registered from three years old and upwards, who were on duty in the temple of the Eternal, as each day might require them, to serve in their respective offices,</text:span></text:p>
          </text:list-item>
          <text:list-item>
            <text:p text:style-name="P143"><text:span text:style-name="CharStyle11"><text:tab/>by divisions). The list of priests was prepared in order of their families; the Levites were regis­tered from twenty years and upwards by their divisions for</text:span></text:p>
          </text:list-item>
          <text:list-item>
            <text:p text:style-name="P143"><text:span text:style-name="CharStyle11"><text:tab/>service. This was for the pur­pose of registering all their children, their wives and boys and girls, throughout the com­munity. They duly devoted themselves to the sacred task.</text:span></text:p>
          </text:list-item>
          <text:list-item>
            <text:p text:style-name="P143"><text:span text:style-name="CharStyle11"><text:tab/>And in every town there were officials specially named to look after the Aaronite priests who lived in the country districts of the towns, to distribute sup­plies to all males among the priests and all entered on the register of the Levites.</text:span></text:p>
          </text:list-item>
          <text:list-item>
            <text:p text:style-name="P213"><text:span text:style-name="CharStyle11"><text:tab/>This was Hezekiah’s policy all over Judah. His actions were good and right and loyal before the Eternal his God; whatever he undertook in the interests of</text:span></text:p>
          </text:list-item>
        </text:list>
        <text:p text:style-name="P12"><text:span text:style-name="CharStyle11">3i<text:tab/>the temple of God, the law, and the commands of God, by way of worshipping his God, he did it with all his heart, and prospered. It was after this, after all this loyal service, that San­cherib king of Assyria invaded Judah, besieging the fortified towns and meaning to seize</text:span></text:p>
        <text:list xml:id="list8296177324365989842" text:style-name="L39">
          <text:list-item>
            <text:p text:style-name="P62"><text:span text:style-name="CharStyle11"><text:tab/>them. When Hezekiah saw that</text:span></text:p>
          </text:list-item>
        </text:list>
        <text:p text:style-name="P13"><text:span text:style-name="CharStyle11">Sancherib had come determined to attack Jerusalem, he and his 3 nobles and his chiefs agreed to stop the water of the fountains outside the town. He was 4 helped by them; indeed, a crowd collected and stopped up all the fountains as well as the torrent that gushed through the country, crying, “Why should Assyrian kings find plenty of water when they come?” Hezekiah, taking 5 heart, built up any part of the wall that had been broken, built towers on the wall, and ran an­other wall outside; he strength­ened the Millo in David’s burg, and provided ample missiles and shields.</text:span></text:p>
        <text:p text:style-name="P29"><text:span text:style-name="CharStyle11">Then, appointing officers over 6 the citizens, he gathered them in the open space at the gate of the city, and encouraged them. “Be firm,” he said, “be brave, 7 be not daunted nor dismayed for the king of Assyria or for all his host; we have with us One greater than all he has; he has 8 a mortal force, but we have with us the Eternal our God, to help us and to fight our battles.” The people put reliance on what Hezekiah king of Judah said. After this, as Sancherib 9 king of Assyria and all his forces lay near Lakhish, he sent some of his officers to Jerusalem, with this message for Hezekiah king of Judah and all the men of Judah at Jerusalem: “Sanche- 10 rib king of Assyria asks you what you are relying on, to stand a siege in Jerusalem. Surely Hezekiah is beguiling 11 you; he means to leave you to perish of famine and thirst, by telling you that the Eternal your God will save you from the king of Assyria. Has not this 12 very Hezekiah removed the Eternal’s shrines and altars, and</text:span></text:p>
      </text:section>
      <text:section text:style-name="Sect6" text:name="Section17">
        <text:p text:style-name="P261"><text:span text:style-name="CharStyle11">ordered Judah and Jerusalem to worship and to burn incense</text:span></text:p>
        <text:list xml:id="list214619454512380" text:style-name="L35">
          <text:list-item>
            <text:p text:style-name="P244"><text:span text:style-name="CharStyle11"><text:tab/>at a single altar? Do you not know what I and my fathers have done to all nations else­where in the world? Have the gods of these nations been able at all to save their lands from</text:span></text:p>
          </text:list-item>
          <text:list-item>
            <text:p text:style-name="P232"><text:span text:style-name="CharStyle11"><text:tab/>me? What god of any nation exterminated by my fathers was ever able to save his people from me? And is your God able to</text:span></text:p>
          </text:list-item>
          <text:list-item>
            <text:p text:style-name="P232"><text:span text:style-name="CharStyle11"><text:tab/>save you from me? Come, do not let Hezekiah delude you or beguile you like this; do not believe him. No god of any nation or realm has been able to save his people from me or from my fathers; much less shall your gods.”</text:span></text:p>
          </text:list-item>
          <text:list-item>
            <text:p text:style-name="P245"><text:span text:style-name="CharStyle11"><text:tab/>His officers said even worse things against God the Eternal</text:span></text:p>
          </text:list-item>
          <text:list-item>
            <text:p text:style-name="P237"><text:span text:style-name="CharStyle11"><text:tab/>and his servant Hezekiah. (San- cherib also wrote letters, insult­ing the Eternal the God of Israel and attacking him thus: “As the gods of the nations elsewhere in the world have failed to save their folk from me, so shall Heze- kiah’s God fail to save his folk.”)</text:span></text:p>
          </text:list-item>
          <text:list-item>
            <text:p text:style-name="P237"><text:span text:style-name="CharStyle11"><text:tab/>The officers shouted aloud in Hebrew to the citizens of Jeru­salem on the walls, to terrify them and scare them, that they</text:span></text:p>
          </text:list-item>
          <text:list-item>
            <text:p text:style-name="P237"><text:span text:style-name="CharStyle11"><text:tab/>might capture the city. They talked about the God of Jeru­salem as one of the gods of the nations on earth, mere hand-</text:span></text:p>
          </text:list-item>
          <text:list-item>
            <text:p text:style-name="P243"><text:span text:style-name="CharStyle11"><text:tab/>made idols! King Hezekiah and the prophet Isaiah the son of Amoz prayed over this and</text:span></text:p>
          </text:list-item>
          <text:list-item>
            <text:p text:style-name="P243"><text:span text:style-name="CharStyle11"><text:tab/>cried to heaven; then the Eter­nal sent an angel who swept off all the gallant fighters, the leaders, and captains, in the camp of the king of Assyria, till he had to go home in dis­grace. He went into the temple of his god, and there his own offspring murdered him with</text:span></text:p>
          </text:list-item>
          <text:list-item>
            <text:p text:style-name="P243"><text:span text:style-name="CharStyle11"><text:tab/>their swords. So the Eternal</text:span></text:p>
          </text:list-item>
        </text:list>
        <text:p text:style-name="P13"><text:span text:style-name="CharStyle11">rescued Hezekiah and the citi­zens of Jerusalem from Sanche- rib the king of Assyria as well as from all other foes, protecting them on every side. Indeed, 23 many folk brought presents to the Eternal in Jerusalem and rare gifts to Hezekiah king of Judah, till he was of high repute among all nations, from now onwards.</text:span></text:p>
        <text:p text:style-name="P28"><text:span text:style-name="CharStyle11">Then it was that Hezekiah 24 fell dangerously ill; he prayed to the Eternal, who answ'ered him and let him have a miracu­lous token of recovery. But 23 Hezekiah made no return for the benefit thus bestowed on him; he proved haughty, and this brought wrath on himself and upon Judah and Jerusalem. However, Hezekiah humbled 26 himself in penitence for his haughty pride, both he and the citizens of Jerusalem, so that during the reign of Hezekiah the wrath of the Eternal did not fall upon them.</text:span></text:p>
        <text:p text:style-name="P30"><text:span text:style-name="CharStyle11">Hezekiah had enormous 27 wealth and honour; he sup­plied himself with treasuries to hold silver, gold, jewels, spices, rarities, and all kinds of handsome articles, also stores 28 for the influx of grain, wine, and oil, barns for all kinds of cattle, and pens for sheep; he acquired 29 enormous numbers of flocks and herds, for God gave him rich possessions. It was Hezekiah 30 who stopped the spring that fed the Gihon water, and di­rected the water down west­ward to David’s burg: Heze­kiah succeeded in all that he undertook. (In the case of the 31 ambassadors who had been sent by the princes of Babylon to ask him about the miraculous to­ken which had happened in his</text:span></text:p>
        <text:p text:style-name="P226"><draw:frame draw:style-name="fr3" draw:name="47" text:anchor-type="paragraph" svg:x="2.2492in" svg:y="2.2429in" svg:width="0.2701in" svg:height="0.0161in" draw:z-index="10"><draw:image xlink:href="Pictures/10000000000000290000001B259ABD9C.jpg" xlink:type="simple" xlink:show="embed" xlink:actuate="onLoad"/><draw:contour-polygon svg:width="0.2693in" svg:height="0.1764in" svg:viewBox="0 0 684 448" draw:points="0,0 684,0 684,448 0,448" draw:recreate-on-edit="true"/></draw:frame><text:span text:style-name="CharStyle11">land, God tested him by leaving him to himself, that He might find out all that was in his mind.)</text:span></text:p>
        <text:list xml:id="list5175724210582097920" text:style-name="L40">
          <text:list-item>
            <text:p text:style-name="P210"><text:span text:style-name="CharStyle11"><text:tab/>The rest of the acts of Hezekiah and his pious deeds are described in the Vision of the prophet Isaiah the son of Amoz and in the Book of the Kings of</text:span></text:p>
          </text:list-item>
          <text:list-item>
            <text:p text:style-name="P188"><text:span text:style-name="CharStyle11"><text:tab/>Judah and Israel. Hezekiah slept with his fathers and was buried in the upper part of the tombs of the sons of David; all Judah and the citizens of Jeru­salem paid him honour when he died. Manasseh his son reigned instead of him.</text:span></text:p>
          </text:list-item>
        </text:list>
        <text:p text:style-name="P15"><text:span text:style-name="CharStyle11">Manasseh was twelve years old when he began to reign, and he reigned in Jerusalem for</text:span></text:p>
        <text:list xml:id="list2909800266227356634" text:style-name="L41">
          <text:list-item>
            <text:p text:style-name="P200"><text:span text:style-name="CharStyle11"><text:tab/>fifty-five years. He did what was evil in the eyes of the Eter­nal, following the abominable practices of the pagans whom the Eternal had dispossessed</text:span></text:p>
          </text:list-item>
          <text:list-item>
            <text:p text:style-name="P200"><text:span text:style-name="CharStyle11"><text:tab/>before the Israelites; he rebuilt the shrines which his father Hezekiah had demolished, he erected altars to Baals, made images of Astarte, and wor­shipped all the stars and did</text:span></text:p>
          </text:list-item>
          <text:list-item>
            <text:p text:style-name="P135"><text:span text:style-name="CharStyle11"><text:tab/>homage to them. He even built altars in the temple of the Eter­nal, though the Eternal had said, “I will set my Presence here for all time, in Jerusalem”;</text:span></text:p>
          </text:list-item>
          <text:list-item>
            <text:p text:style-name="P135"><text:span text:style-name="CharStyle11"><text:tab/>he built altars for all the stars in the two courtyards of the</text:span></text:p>
          </text:list-item>
          <text:list-item>
            <text:p text:style-name="P135"><text:span text:style-name="CharStyle11"><text:tab/>temple of the Eternal. He burned his children in the val­ley of Ben-Hinnom, he prac­tised augury, </text:span><text:span text:style-name="CharStyle37">sorcery,</text:span><text:span text:style-name="CharStyle11"> and witch­craft, he instituted mediums and wizards; he did ample evil in the sight of the Eternal, to</text:span></text:p>
          </text:list-item>
          <text:list-item>
            <text:p text:style-name="P219"><text:span text:style-name="CharStyle11"><text:tab/>vex him. He put a carved image of an idol he had made, in the temple of God, though God had said to David and his son Solomon, “Within this tem­ple, at Jerusalem, which I have</text:span></text:p>
          </text:list-item>
        </text:list>
        <text:p text:style-name="P13"><text:span text:style-name="CharStyle11">chosen out of all the clans of Israel, I will grant my Presence for all time; never will I send 8 Israel wandering out of the land I have given to their fathers, if only they will be mindful to obey exactly all my commands, the laws and rules and regula­tions laid down for them by Moses.” Manasseh made Ju- 9 dah and the citizens of Jeru­salem go wrong, till they did worse than the very pagans whom the Eternal had destroyed before the Israelites.</text:span></text:p>
        <text:p text:style-name="P35"><text:span text:style-name="CharStyle11">The Eternal warned Manas- 10 seh and his people, but they paid no heed. So the Eternal u brought the generals of the king of Assyria against them, who caught and chained Manasseh, shackling him in fetters and carrying him off to Babylon. When he was in trouble, he 13 besought the Eternal his God, humbling himself low before the God of his fathers; he prayed 13 to him, and the Eternal listened to him, answered his entreaty, and brought him back to Ms kingdom at Jerusalem. Then Manasseh realized that the Eternal was God.</text:span></text:p>
        <text:p text:style-name="P35"><text:span text:style-name="CharStyle11">After this he ran a wall outside 14 David’s burg, west of Gihon in the valley, up to the entry of the Fish gate, encircling Ophel; he made the wall very high. He placed army officers in all the fortified towns of Judah. And he 15 removed the foreign gods and the idols from the temple of the Eternal, as well as all the altars he had built on the hill of the temple of the Eternal and throughout Jerusalem; he flung them outside the city. He re- 16 built the altar of the Eternal, offering on it sacrifices of recom­pense-offerings and thank-offer­ings, and he ordered Judah to</text:span></text:p>
      </text:section>
      <text:section text:style-name="Sect6" text:name="Section18">
        <text:p text:style-name="P65"><draw:frame draw:style-name="fr2" draw:name="48" text:anchor-type="paragraph" svg:x="2.252in" svg:y="5.1701in" svg:width="0.2799in" svg:height="0.0161in" draw:z-index="11"><draw:image xlink:href="Pictures/100000000000002A0000001BDD5A84CB.jpg" xlink:type="simple" xlink:show="embed" xlink:actuate="onLoad"/><draw:contour-polygon svg:width="0.2799in" svg:height="0.1764in" svg:viewBox="0 0 711 448" draw:points="0,0 711,0 711,448 0,448" draw:recreate-on-edit="true"/></draw:frame><text:span text:style-name="CharStyle11">worship the Eternal the God of</text:span></text:p>
        <text:list xml:id="list153141559849829428" text:style-name="L42">
          <text:list-item>
            <text:p text:style-name="P173"><text:span text:style-name="CharStyle11"><text:tab/>Israel. The people continued to sacrifice at their shrines, but only to the Eternal their God.</text:span></text:p>
          </text:list-item>
          <text:list-item>
            <text:p text:style-name="P208"><text:span text:style-name="CharStyle11"><text:tab/>The rest of the acts of Manas- seh, his prayer to his God and the words spoken to him by the seers in the name of the Eternal the God of Israel, are described in the Book of the Kings of</text:span></text:p>
          </text:list-item>
          <text:list-item>
            <text:p text:style-name="P144"><text:span text:style-name="CharStyle11"><text:tab/>Israel. [[The story of his prayer, of how God answered his en­treaty, of all his sin and trespass, and of the places where he built shrines and erected sacred poles and metal idols, before he humbled himself—it is all written in the History of the</text:span></text:p>
          </text:list-item>
          <text:list-item>
            <text:p text:style-name="P214"><text:span text:style-name="CharStyle11"><text:tab/>Seers.]] So Manasseh slept with his fathers, and was buried in the garden of his own palace. Amon his son reigned instead of him.</text:span></text:p>
          </text:list-item>
          <text:list-item>
            <text:p text:style-name="P208"><text:span text:style-name="CharStyle11"><text:tab/>Amon was twenty-two years old when he began to reign, and he reigned in Jerusalem for two</text:span></text:p>
          </text:list-item>
          <text:list-item>
            <text:p text:style-name="P194"><text:span text:style-name="CharStyle11"><text:tab/>years. He did what was evil in the eyes of the Eternal, like his father Manasseh; Amon sacrificed to all the carved idols made by his father Manasseh,</text:span></text:p>
          </text:list-item>
          <text:list-item>
            <text:p text:style-name="P194"><text:span text:style-name="CharStyle11"><text:tab/>and worshipped them. He did not humble himself before the Eternal, as his father Manasseh had done; this Amon became</text:span></text:p>
          </text:list-item>
          <text:list-item>
            <text:p text:style-name="P194"><text:span text:style-name="CharStyle11"><text:tab/>worse and worse. His officers conspired against him and mur-</text:span></text:p>
          </text:list-item>
          <text:list-item>
            <text:p text:style-name="P194"><text:span text:style-name="CharStyle11"><text:tab/>dered him in his palace; but the nation killed all the conspirators, and elected Amon’s son Josiah to reign instead of him.</text:span></text:p>
          </text:list-item>
        </text:list>
        <text:p text:style-name="P15"><text:span text:style-name="CharStyle11">Josiah was eight years old when he began to reign, and he reigned in Jerusalem for</text:span></text:p>
        <text:list xml:id="list5155437776682075661" text:style-name="L43">
          <text:list-item>
            <text:p text:style-name="P215"><text:span text:style-name="CharStyle11"><text:tab/>thirty-one years. He did what was right in the eyes of the Eter­nal, and followed the lines of his ancestor David, turning neither to the right hand nor to the left.</text:span></text:p>
          </text:list-item>
          <text:list-item>
            <text:p text:style-name="P220"><text:span text:style-name="CharStyle11"><text:tab/>In the eighth year of his reign, when he was still a boy,</text:span></text:p>
          </text:list-item>
        </text:list>
        <text:p text:style-name="P13"><text:span text:style-name="CharStyle11">he began to revere the God of his ancestor David, and in the twelfth year he began to purge Judah and Jerusalem of the shrines, the sacred poles, the carved idols, and the metal gods. Under his eyes, they </text:span><text:span text:style-name="CharStyle40">&lt;4 </text:span><text:span text:style-name="CharStyle11">demolished the altars of the Baals; he cut down the sun- pillars high over them, and as for the sacred poles, the carved idols, and the metal gods, he broke them in pieces, ground them to dust, and scattered the dust over the graves of those who had sacrificed to them.</text:span></text:p>
        <text:p text:style-name="P11"><text:span text:style-name="CharStyle11">He burned the bones of the 5 priests upon their altars, as he purged Judah and Jerusalem, and destroyed their houses in 6 the towns of Manasseh, Eph­raim, and Simeon, as far as Naphtali; he demolished altars, 7 crushed sacred poles and carved idols to powder, and cut down all the sun-pillars, throughout all the land of Israel; after which he returned to Jerusalem.</text:span></text:p>
        <text:p text:style-name="P37"><text:span text:style-name="CharStyle11">In the eighteenth year of his 8 reign, after he had purged the country and the temple, he sent Shaphan the son of Azallah, Maaseiah the provost of the city, and Joah the son of Joahaz the chancellor, to repair the temple of the Eternal his God. They went to Hilkiah the high- 9 priest and handed over the money brought into the temple of God, which had been collected by the Levites or warders from Manasseh, Ephraim, and all the survivors of Israel, as well as from Judah and Benjamin and the citizens of Jerusalem. This money was put into the 10 hands of the foremen who had charge of the temple of the Eternal, and these men, at work on the temple of the Eternal, spent it on the repairs and</text:span></text:p>
        <text:p text:style-name="P66"><text:span text:style-name="CharStyle11">reconstruction of the temple,</text:span></text:p>
        <text:list xml:id="list3875260194751518317" text:style-name="L44">
          <text:list-item>
            <text:p text:style-name="P246"><text:span text:style-name="CharStyle11"><text:tab/>paying joiners and builders to buy dressed stones, and timber for couplings and for beams in the buildings destroyed by the</text:span></text:p>
          </text:list-item>
          <text:list-item>
            <text:p text:style-name="P233"><text:span text:style-name="CharStyle11"><text:tab/>kings of Judah. The men did their work honestly, supervised by Jahath and Obadiah, Mera- rite Levites, and by Zechariah and Meshullam, who were Ko- hathites, appointed to direct the work. Levites, every man</text:span></text:p>
          </text:list-item>
          <text:list-item>
            <text:p text:style-name="P233"><text:span text:style-name="CharStyle11"><text:tab/>of them a skilled musician, also supervised the labourers and directed all the workmen in every department; the clerks, the stewards, and the warders were also taken from the Le­vites.</text:span></text:p>
          </text:list-item>
          <text:list-item>
            <text:p text:style-name="P247"><text:span text:style-name="CharStyle11"><text:tab/>It was as they were taking out the money which had been de­posited in the temple of the Eternal, that Hilkiah the priest found the law-book of the Eter-</text:span></text:p>
          </text:list-item>
          <text:list-item>
            <text:p text:style-name="P238"><text:span text:style-name="CharStyle11"><text:tab/>nal, written by Moses. Hilkiah told Shaphan the secretary that he had found the law-book in the temple of the Eternal, and he handed it over to Shaphan,</text:span></text:p>
          </text:list-item>
          <text:list-item>
            <text:p text:style-name="P238"><text:span text:style-name="CharStyle11"><text:tab/>who took the law-book to the king, as he gave in his report to the king. He reported, “Your servants are doing all that was entrusted to them.</text:span></text:p>
          </text:list-item>
          <text:list-item>
            <text:p text:style-name="P238"><text:span text:style-name="CharStyle11"><text:tab/>The money found in the temple of the Eternal has been paid out to the foremen and to the work-</text:span></text:p>
          </text:list-item>
          <text:list-item>
            <text:p text:style-name="P233"><text:span text:style-name="CharStyle11"><text:tab/>men.” Shaphan the secretary also told the king that Hilkiah the priest had handed </text:span><text:span text:style-name="CharStyle41">h</text:span><text:span text:style-name="CharStyle11">i</text:span><text:span text:style-name="CharStyle41">m</text:span><text:span text:style-name="CharStyle11"> a book.</text:span></text:p>
          </text:list-item>
        </text:list>
        <text:p text:style-name="P15"><text:span text:style-name="CharStyle11">Shaphan read out of the book</text:span></text:p>
        <text:list xml:id="list215050754045222" text:continue-numbering="true" text:style-name="L44">
          <text:list-item>
            <text:p text:style-name="P233"><text:span text:style-name="CharStyle11"><text:tab/>to the king; and when the king heard the words of the law,</text:span></text:p>
          </text:list-item>
          <text:list-item>
            <text:p text:style-name="P248"><text:span text:style-name="CharStyle11"><text:tab/>he tore his clothes, and ordered Hilkiah, Ahikam the son of Sha­phan, Abdon the son of Micah, Shaphan the secretary, and</text:span></text:p>
          </text:list-item>
          <text:list-item>
            <text:p text:style-name="P248"><text:span text:style-name="CharStyle11"><text:tab/>Asalah a royal official, to “go and consult the Eternal for me and for those left in Israel and</text:span></text:p>
          </text:list-item>
        </text:list>
        <text:p text:style-name="P13"><text:span text:style-name="CharStyle11">Judah, about the terms of this book that has been found; for the Eternal vents his anger upon us, because our fathers have not obeyed the word of the Eternal, to carry out all the injunctions written in this book.” So Hil- 22 kiah and the others went, as the king ordered, and told Huldah the prophetess, the wife of Shal- lum the son of Tikvah (the grandson of Harhas), keeper of the robes (she lived in the sec­ond ward of Jerusalem). She 23 gave them this message from the Eternal the God of Israel:</text:span></text:p>
        <text:p text:style-name="P28"><text:span text:style-name="CharStyle11">“Tell the man who sent you to 24 me that this is the Eternal’s de­cree: ‘I will bring upon this place and its inhabitants all the dread curses described in the book read to the king of Judah, be- 25 cause the people have aban­doned me, burning incense to other gods, to vex me with all their evil practices. There­fore my wrath is vented on this place, and it shall blaze without quenching.’ However, 26 tell this to the king of Judah who sent you to consult the Eternal: ‘The Eternal the God of Israel declares, since you 27 have listened to my words, since your heart was penitent, and you humbled yourself before God when you heard his threats against this place and its inhabi­tants, since you tore your clothes and wept before me, I have heard you, says the Eter­nal; I will gather you to your 28 fathers, you shall be gathered to your grave in peace, and your eyes shall not see all the disas­ters I am bringing on this place and its inhabitants.’ ”</text:span></text:p>
        <text:p text:style-name="P31"><text:span text:style-name="CharStyle11">They took back this answer to the king, and the king sum- 29 moned all the sheikhs of Judah</text:span></text:p>
        <text:p text:style-name="P23"><draw:frame draw:style-name="fr2" draw:name="49" text:anchor-type="paragraph" svg:x="2.2508in" svg:y="4.0465in" svg:width="0.2701in" svg:height="0.0161in" draw:z-index="12"><draw:image xlink:href="Pictures/10000000000000290000001B4C5E6682.jpg" xlink:type="simple" xlink:show="embed" xlink:actuate="onLoad"/><draw:contour-polygon svg:width="0.2693in" svg:height="0.1799in" svg:viewBox="0 0 684 457" draw:points="0,0 684,0 684,457 0,457" draw:recreate-on-edit="true"/></draw:frame><text:span text:style-name="CharStyle40">3</text:span><text:span text:style-name="CharStyle11">° and Jerusalem; lie went up to the temple of the Eternal, accom­panied by </text:span><text:span text:style-name="CharStyle42">all the men of Judah </text:span><text:span text:style-name="CharStyle11">and the citizens of Jerusalem, the priests, the Levites, and all the people, young and old. He then read aloud to them all the words of the book of the compact, which had been found in the temple of the Eternal,</text:span></text:p>
        <text:p text:style-name="P23"><text:span text:style-name="CharStyle40">3</text:span><text:span text:style-name="CharStyle11">t and, standing on the platform, the king made a compact, in presence of the Eternal, to fol­low the Eternal, to obey his orders and his warnings and his rules, heart and soul, carrying out the terms of the compact</text:span></text:p>
        <text:list xml:id="list4899130613298853265" text:style-name="L45">
          <text:list-item>
            <text:p text:style-name="P189"><text:span text:style-name="CharStyle11"><text:tab/>laid down in this book. He made everyone in Jerusalem and Benjamin adhere to it. The citizens of Jerusalem carried out this compact with God, the</text:span></text:p>
          </text:list-item>
          <text:list-item>
            <text:p text:style-name="P189"><text:span text:style-name="CharStyle11"><text:tab/>God of their fathers; Josiah removed all the abominable idols from every district belong­ing to Israel, and made </text:span><text:span text:style-name="CharStyle43">every­</text:span><text:span text:style-name="CharStyle11">one within Israel offer worship to the Eternal their God; during all Ms reign they never gave up their devotion to the Eternal the God of their fathers.</text:span></text:p>
          </text:list-item>
        </text:list>
        <text:p text:style-name="P15"><text:span text:style-name="CharStyle11">Josiah held a passover in honour of the Eternal at Jerusalem; the passover lamb was killed on the fourteenth day</text:span></text:p>
        <text:list xml:id="list2066594944298390223" text:style-name="L46">
          <text:list-item>
            <text:p text:style-name="P206"><text:span text:style-name="CharStyle11"><text:tab/>of the first month. He assigned the priests their duties, and en­couraged them to serve in the</text:span></text:p>
          </text:list-item>
          <text:list-item>
            <text:p text:style-name="P206"><text:span text:style-name="CharStyle11"><text:tab/>temple of the Eternal. And he addressed the Levites, men sacred to the Eternal, who gave religious instruction to all Is­rael. “Since the sacred ark,” said he, “was placed inside the temple built by Solomon the son of David, 'king of Israel, and you have no longer to carry it on your shoulders, see to the worship of the Eternal your God, and of his people Is-</text:span></text:p>
          </text:list-item>
          <text:list-item>
            <text:p text:style-name="P217"><text:span text:style-name="CharStyle11"><text:tab/>rael. Arrange yourselves by</text:span></text:p>
          </text:list-item>
        </text:list>
        <text:p text:style-name="P11"><text:span text:style-name="CharStyle11">your families in your </text:span><text:span text:style-name="CharStyle43">divisions, as prescribed by </text:span><text:span text:style-name="CharStyle44">Pavid </text:span><text:span text:style-name="CharStyle43">king of Israel and </text:span><text:span text:style-name="CharStyle11">by his son Solomon; stand in the sacred place with 5 some of each Levitical family, to serve each group of families among your kinsmen the laity; kill the passover lamb, then 6 purify yourselves and prepare the passover, that your kinsmen may celebrate according to the Eternal’s instructions given by Moses.”</text:span></text:p>
        <text:p text:style-name="P30"><text:span text:style-name="CharStyle11">Josiah gave all the people 7 present lambs and kids from his flocks, all as victims for the passover sacrifices, amount­ing to thirty thousand, with three thousand bullocks; these came out of the king’s prop­erty. His nobles also made a 8 freewill offering to the people, </text:span><text:span text:style-name="CharStyle45">the priests, </text:span><text:span text:style-name="CharStyle11">and the Levites. Hilkiah, Zecharlah, and Jehiel, who were in charge of tko tem­ple of God, gave the priests two thousand six hundred lambs and three hundred oxen for the passover sacrifices, while Cona- 9 niah, with Shemaiah and Neth- anel his brothers and Hasha- biah, Jeiel, and Jozabad, w</text:span><text:span text:style-name="CharStyle11"><text:span text:style-name="T1">r</text:span></text:span><text:span text:style-name="CharStyle11">ho were heads of the Levites, gave the Levites five thousand lambs and five hundred oxen for the passover sacrifices. So the 10 service was arranged; the priests stood in their positions, and the Levites in their divisions, as the king ordered. The passover 11 lambs were killed, and the priests splashed their blood on the altar, as they received it from the Levites who were flaying the victims. Parts of 12 the victims of the burnt-offering were removed, to be given to the various groups of families among the laity, to sacrifice to the Eternal, as enjoined in the law-book of Moses. So too</text:span></text:p>
        <text:list xml:id="list2948309824288756396" text:style-name="L47">
          <text:list-item>
            <text:p text:style-name="P161"><text:span text:style-name="CharStyle11"><text:tab/>with the oxen. They duly roasted the passover lamb in the fire, and boiled the sacrificial flesh of the oxen in pots, caul­drons, and pans, carrying the meat quickly among the laity.</text:span></text:p>
          </text:list-item>
          <text:list-item>
            <text:p text:style-name="P161"><text:span text:style-name="CharStyle11"><text:tab/>Then they prepared flesh for themselves and for the priests; as the Aaronite priests were occupied till night in sacrificing the burnt-offerings and the fat slices, the Levites had to make their preparation for themselves and for the Aaronite priests.</text:span></text:p>
          </text:list-item>
          <text:list-item>
            <text:p text:style-name="P161"><text:span text:style-name="CharStyle11"><text:tab/>The Asaphite singers were ar­rayed as David, Asaph, Heman, and Jeduthun (the king’s seer) had prescribed, and the warders were at each gate; they did not require to leave their posts, as their fellows the Levites got the</text:span></text:p>
          </text:list-item>
          <text:list-item>
            <text:p text:style-name="P161"><text:span text:style-name="CharStyle11"><text:tab/>meat all ready for them. In this way the whole service of holding the passover in honour of the Eternal and of sacrificing burnt-offerings on the altar of the Eternal was carried out that day, as king Josiah ordered.</text:span></text:p>
          </text:list-item>
          <text:list-item>
            <text:p text:style-name="P161"><text:span text:style-name="CharStyle11"><text:tab/>The Israelites present held their passover and also, for seven days, the festival of unleavened</text:span></text:p>
          </text:list-item>
          <text:list-item>
            <text:p text:style-name="P161"><text:span text:style-name="CharStyle11"><text:tab/>bread. Never since the days of the prophet Samuel had there been a passover like it in Israel; never had any king of Israel celebrated such a pass- over as was held by Josiah, by the priests and the Levites, by all Judah and Israel who were present, and by the citizens of</text:span></text:p>
          </text:list-item>
          <text:list-item>
            <text:p text:style-name="P145"><text:span text:style-name="CharStyle11"><text:tab/>Jerusalem. This passover was held in the eighteenth year of Josiah’s reign.</text:span></text:p>
          </text:list-item>
          <text:list-item>
            <text:p text:style-name="P211"><text:span text:style-name="CharStyle11"><text:tab/>After all this, when Josiah had arranged the temple, Necho king of Egypt marched north to fight at Karkhemish on the Euphrates. Josiah sallied out</text:span></text:p>
          </text:list-item>
          <text:list-item>
            <text:p text:style-name="P190"><text:span text:style-name="CharStyle11"><text:tab/>to attack him, but Necho sent ambassadors to him with this message; “What have you to</text:span></text:p>
          </text:list-item>
        </text:list>
        <text:p text:style-name="P11"><text:span text:style-name="CharStyle11">do with me, O king of Judah?</text:span></text:p>
        <text:p text:style-name="P13"><text:span text:style-name="CharStyle11">I am out against your ancient foe, not against you; and God has ordered me to be quick about it. Stop interfering with God, who is on my side, lest he destroy you.” But Josiah -would </text:span><text:span text:style-name="CharStyle37">22 </text:span><text:span text:style-name="CharStyle11">not leave him alone; he pre­sumed to attack him, paying no heed to what Necho had been inspired to tell him. The fight opened in the valley of Megiddo. The archers aimed at king Jo- 23 siah, till Josiah cried to his men, “Take me away, I am badly wounded.” So Iris men lifted 24 him out of the chariot and put him into his reserve chariot, driving him to Jerusalem, where he died and was buried in the tombs of his fathers. All Judah and Jerusalem mourned for Josiah. Jeremiah composed an 25 elegy over Josiah, and the singers, both men and women, all uttered a lament over Josiah —as indeed they do to this day, for they made it a regular cus­tom in Israel. The laments are written in the Book of Elegies.</text:span></text:p>
        <text:p text:style-name="P34"><text:span text:style-name="CharStyle11">The rest of the acts of Josiah 26 and his brave deeds, in obedi­ence to the instructions of the law of the Eternal, his acts 27 from first to last, are written in the Book of the Kings of Israel and Judah.</text:span></text:p>
        <text:p text:style-name="P34"><text:span text:style-name="CharStyle11">Then the nation took Je- hoahaz the son of Josiah OU and made him king in Jerusalem, instead of his father. Jehoahaz 2 was twenty-three years old when he began to reign, and he reigned in Jerusalem for three months. The king of Egypt </text:span><text:span text:style-name="CharStyle40">3 </text:span><text:span text:style-name="CharStyle11">deposed him at Jerusalem, and fined the country forty-two thou­sand pounds in silver and six thousand pounds in gold; the </text:span><text:span text:style-name="CharStyle40">4 </text:span><text:span text:style-name="CharStyle11">king of Egypt made Ellakim his brother king over Judah and</text:span></text:p>
      </text:section>
      <text:section text:style-name="Sect6" text:name="Section19">
        <text:p text:style-name="P74"><text:span text:style-name="CharStyle11">Jerusalem, changing his name to Jehoiakim; Necho bore off his brother Jehoahaz to Egypt.</text:span></text:p>
        <text:list xml:id="list214619674969129" text:style-name="L46">
          <text:list-item>
            <text:p text:style-name="P126"><text:span text:style-name="CharStyle11"><text:tab/>Jehoiakim was twenty-five years old when he began to reign; he reigned in Jerusalem for eleven years, and did what was evil in the eyes of the Eter-</text:span></text:p>
          </text:list-item>
          <text:list-item>
            <text:p text:style-name="P118"><text:span text:style-name="CharStyle11"><text:tab/>nal his God. Nebuchadnezzar king of Babylon marched against him and shackled him in chains, to carry him off to Baby-</text:span></text:p>
          </text:list-item>
          <text:list-item>
            <text:p text:style-name="P115"><text:span text:style-name="CharStyle11"><text:tab/>Ion. Nebuchadnezzar also bore off some vessels from the tem­ple of the Eternal and put them inside his palace at Babylon.</text:span></text:p>
          </text:list-item>
          <text:list-item>
            <text:p text:style-name="P115"><text:span text:style-name="CharStyle11"><text:tab/>As for the rest of the acts of Jehoiakim, his abominable deeds, and all his career, they are described in the Book of the</text:span></text:p>
          </text:list-item>
          <text:list-item>
            <text:p text:style-name="P118"><text:span text:style-name="CharStyle11"><text:tab/>Kings of Israel and Judah. His son Jehoiakin reigned instead of him.</text:span></text:p>
          </text:list-item>
        </text:list>
        <text:p text:style-name="P44"><text:span text:style-name="CharStyle11">Jehoiakin was eighteen years old when he began to reign, and he reigned in Jerusalem for three months. He did what was evil</text:span></text:p>
        <text:list xml:id="list215050698503460" text:continue-numbering="true" text:style-name="L46">
          <text:list-item>
            <text:p text:style-name="P93"><text:span text:style-name="CharStyle11"><text:tab/>in the eyes of the Eternal. The following spring, king Nebuchad­nezzar sent and brought him to Babylon, with the costly vessels of the temple of the Eternal, making his kinsman Zedekiah king instead of him over Judah and Jerusalem.</text:span></text:p>
          </text:list-item>
          <text:list-item>
            <text:p text:style-name="P127"><text:span text:style-name="CharStyle11"><text:tab/>Zedekiah was twenty-one years old when he began to reign, and he reigned in Je-</text:span></text:p>
          </text:list-item>
          <text:list-item>
            <text:p text:style-name="P93"><text:span text:style-name="CharStyle11"><text:tab/>rusalem for eleven years. He did what was evil in the eyes of the Eternal his God. He would not humble himself be­fore the prophet Jeremiah, who had the authority of the Eternal,</text:span></text:p>
          </text:list-item>
          <text:list-item>
            <text:p text:style-name="P93"><text:span text:style-name="CharStyle11"><text:tab/>and he rebelled against king Nebuchadnezzar, who had made him swear to be loyal; he hardened his heart and obsti­nately refused to turn to the</text:span></text:p>
          </text:list-item>
          <text:list-item>
            <text:p text:style-name="P93"><text:span text:style-name="CharStyle11"><text:tab/>Eternal the God of Israel. Also the leading priests and the</text:span></text:p>
          </text:list-item>
        </text:list>
        <text:p text:style-name="P13"><text:span text:style-name="CharStyle11">people all sinned heavily by copying the abominable prac­tices of the pagans, defiling the temple of the Eternal which he had hallowed in Jerusalem. The Eternal the God of their 15 fathers sent warning to them by his messengers, eagerly and earnestly, because he had pity upon his people and his dwell­ing-place; but they mocked 16. God’s messengers, despised his words, and derided his prophets, until the wrath of the Eternal burst upon his people, past all remedy. He brought down on 17 them the king of the Chaldeans, who killed their soldiers inside the house of their sanctuary, and spared neither youths nor maidens, neither old men nor seniors—all were handed over to them by God. (Also 18 all the vessels of the tem­ple of God, large and small, the treasures of the temple of the Eternal, and the treasures be­longing to the king and to his nobles, all these the Chaldean king took away to Babylon, burning down the temple of God, 19 pulling down the wall of Jerusa­lem, burning all its buildings, and destroying all the costly ves­sels.) He carried off the sur- 20 vivors to Babylon, where they were slaves to him and to his sons until the Persian empire rose. All this, in fulfilment of 21 what the Eternal had predicted by Jeremiah, that the land was to enjoy her sabbatical years, keeping her sabbaths all the time she lay desolate, for the full seventy years.</text:span></text:p>
        <text:p text:style-name="P28"><text:span text:style-name="CharStyle11">[[In the first year of Cyrus 22 king of Persia, that the predic­tion of the Eternal, announced by Jeremiah, might be carried out, the Eternal moved Cyrus</text:span></text:p>
        <text:p text:style-name="P227"><text:span text:style-name="CharStyle11">king of Persia to issue a proc­lamation throughout all his realm, and to put it in writing.</text:span></text:p>
        <text:list xml:id="list214618576197536" text:style-name="L35">
          <text:list-item>
            <text:p text:style-name="P162"><text:span text:style-name="CharStyle11"><text:tab/>“By order of Cyrus king of Persia: the Eternal the God of Israel has given me all kingdoms of the earth, and he</text:span></text:p>
          </text:list-item>
        </text:list>
        <text:p text:style-name="P13"><text:span text:style-name="CharStyle11">has commissioned me to build him a temple at Jerusalem which is in Judah. Whosoever among you belongs to his people (may the Eternal his God be with him), let him go up thith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David" fo:font-family="David" fo:font-style="normal" style:text-underline-style="none" fo:font-weight="normal" style:font-name-asian="David" style:font-family-asian="David" style:font-style-asian="normal" style:font-weight-asian="normal" style:font-name-complex="David" style:font-family-complex="David"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111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91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Heading_20__23_2" style:display-name="Heading #2" style:family="paragraph" style:master-page-name="">
      <style:graphic-properties draw:fill="solid" draw:fill-color="#ffffff" draw:opacity="100%"/>
      <style:paragraph-properties fo:line-height="0.1228in"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134in" fo:text-align="justify" style:justify-single-word="false" fo:text-indent="-0.194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5_29_" style:display-name="Body text (5)" style:family="paragraph" style:master-page-name="">
      <style:graphic-properties draw:fill="solid" draw:fill-color="#ffffff" draw:opacity="100%"/>
      <style:paragraph-properties fo:margin-left="0in" fo:margin-right="0in" fo:line-height="0.1134in" fo:text-align="justify" style:justify-single-word="false" fo:text-indent="-0.194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3_29__20__2b__20_DropCap1" style:display-name="Body text (3) + DropCap1" style:family="paragraph" style:parent-style-name="Body_20_text_20__28_3_29_" style:master-page-name="">
      <style:paragraph-properties fo:margin-left="0.1807in" fo:margin-right="0in" fo:margin-top="0in" fo:margin-bottom="0in" loext:contextual-spacing="false" fo:text-indent="0in" style:auto-text-indent="false" style:page-number="auto">
        <style:tab-stops>
          <style:tab-stop style:position="0.2307in"/>
        </style:tab-stops>
        <style:drop-cap style:lines="2" style:distance="0.0035in" style:style-name="DropCap3"/>
      </style:paragraph-properties>
    </style:style>
    <style:style style:name="Body_20_text_20__28_3_29__20__2b__20_DropCap2" style:display-name="Body text (3) + DropCap2" style:family="paragraph" style:parent-style-name="Body_20_text_20__28_3_29_" style:master-page-name="">
      <style:paragraph-properties fo:margin-left="0.2917in" fo:margin-right="0in" fo:margin-top="0in" fo:margin-bottom="0in" loext:contextual-spacing="false" fo:line-height="0.1228in" fo:text-align="start" style:justify-single-word="false" fo:text-indent="-0.111in" style:auto-text-indent="false" style:page-number="auto">
        <style:drop-cap style:lines="2" style:distance="0.0035in" style:style-name="DropCap2"/>
      </style:paragraph-properties>
    </style:style>
    <style:style style:name="Body_20_text_20__28_3_29__20__2b__20_DropCap3" style:display-name="Body text (3) + DropCap3" style:family="paragraph" style:parent-style-name="Body_20_text_20__28_3_29_" style:master-page-name="">
      <style:paragraph-properties fo:margin-left="0in" fo:margin-right="0in" fo:margin-top="0in" fo:margin-bottom="0in" loext:contextual-spacing="false" fo:text-indent="0.1945in" style:auto-text-indent="false" style:page-number="auto">
        <style:drop-cap style:lines="2" style:distance="0.0429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David" fo:font-family="David" fo:font-style="normal" style:text-underline-style="none" fo:font-weight="normal" style:font-name-asian="David" style:font-family-asian="David" style:font-style-asian="normal" style:font-weight-asian="normal" style:font-name-complex="David" style:font-family-complex="David" style:font-style-complex="normal" style:font-weight-complex="normal"/>
    </style:style>
    <style:style style:name="CharStyle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27%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8" style:family="text" style:parent-style-name="CharStyle6">
      <style:text-propertie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CharStyle9" style:family="text" style:parent-style-name="CharStyle6">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2" style:family="text" style:parent-style-name="CharStyle11">
      <style:text-propertie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CharStyle14" style:family="text" style:parent-style-name="DefaultFontStyle">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15" style:family="text" style:parent-style-name="CharStyle14">
      <style:text-properties fo:color="#000000" style:text-position="0% 100%" fo:letter-spacing="normal" fo:language="en" fo:country="US" style:language-asian="en" style:country-asian="US" style:language-complex="en" style:country-complex="US" style:text-scale="100%"/>
    </style:style>
    <style:style style:name="CharStyle16" style:family="text" style:parent-style-name="CharStyle11">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7" style:family="text" style:parent-style-name="CharStyle14">
      <style:text-properties fo:color="#000000" style:text-position="0% 100%" fo:font-size="10pt" fo:letter-spacing="normal" fo:language="en" fo:country="US" fo:font-style="italic" style:font-size-asian="10pt" style:language-asian="en" style:country-asian="US" style:font-style-asian="italic" style:font-size-complex="10pt" style:language-complex="en" style:country-complex="US" style:font-style-complex="italic" style:text-scale="100%"/>
    </style:style>
    <style:style style:name="CharStyle18" style:family="text" style:parent-style-name="CharStyle11">
      <style:text-properties fo:font-variant="small-caps" fo:color="#000000" style:text-position="0% 100%" fo:letter-spacing="-0.0071in" fo:language="en" fo:country="US" fo:font-style="italic" style:language-asian="en" style:country-asian="US" style:font-style-asian="italic" style:language-complex="en" style:country-complex="US" style:font-style-complex="italic" style:text-scale="100%"/>
    </style:style>
    <style:style style:name="DropCap2" style:family="text">
      <style:text-properties fo:color="#000000" style:text-line-through-style="none" style:text-line-through-type="none" style:text-position="47% 58%" style:font-name="Franklin Gothic Medium" fo:font-family="'Franklin Gothic Medium'" fo:font-size="18pt" fo:letter-spacing="normal" fo:font-style="normal" style:text-underline-style="none" fo:font-weight="normal" style:font-name-asian="Franklin Gothic Medium" style:font-family-asian="'Franklin Gothic Medium'" style:font-size-asian="18pt" style:font-style-asian="normal" style:font-weight-asian="normal" style:font-name-complex="Franklin Gothic Medium" style:font-family-complex="'Franklin Gothic Medium'" style:font-size-complex="18pt" style:font-style-complex="normal" style:font-weight-complex="normal" style:text-scale="100%"/>
    </style:style>
    <style:style style:name="CharStyle2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3"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25"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DropCap3" style:family="text">
      <style:text-properties fo:color="#000000" style:text-line-through-style="none" style:text-line-through-type="none" style:text-position="27% 58%" style:font-name="Franklin Gothic Medium" fo:font-family="'Franklin Gothic Medium'" fo:font-size="18pt" fo:letter-spacing="normal" fo:font-style="normal" style:text-underline-style="none" fo:font-weight="normal" style:font-name-asian="Franklin Gothic Medium" style:font-family-asian="'Franklin Gothic Medium'" style:font-size-asian="18pt" style:font-style-asian="normal" style:font-weight-asian="normal" style:font-name-complex="Franklin Gothic Medium" style:font-family-complex="'Franklin Gothic Medium'" style:font-size-complex="18pt" style:font-style-complex="normal" style:font-weight-complex="normal" style:text-scale="100%"/>
    </style:style>
    <style:style style:name="CharStyle27" style:family="text" style:parent-style-name="CharStyle11">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28" style:family="text" style:parent-style-name="CharStyle11">
      <style:text-properties fo:color="#000000" style:text-position="0% 100%" style:font-name="David" fo:font-family="David" fo:font-size="10pt" fo:letter-spacing="-0.0209in" fo:language="en" fo:country="US" fo:font-style="italic" style:font-name-asian="David" style:font-family-asian="David" style:font-size-asian="10pt" style:language-asian="en" style:country-asian="US" style:font-style-asian="italic" style:font-name-complex="David" style:font-family-complex="David" style:font-size-complex="10pt" style:language-complex="en" style:country-complex="US" style:font-style-complex="italic" style:text-scale="100%"/>
    </style:style>
    <style:style style:name="CharStyle29" style:family="text" style:parent-style-name="CharStyle11">
      <style:text-properties fo:color="#000000" style:text-position="0% 100%" fo:letter-spacing="normal" fo:language="en" fo:country="US" style:text-underline-style="solid" style:text-underline-width="auto" style:text-underline-color="font-color" style:language-asian="en" style:country-asian="US" style:language-complex="en" style:country-complex="US" style:text-scale="100%"/>
    </style:style>
    <style:style style:name="CharStyle30" style:family="text" style:parent-style-name="CharStyle11">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31" style:family="text" style:parent-style-name="CharStyle11">
      <style:text-properties fo:color="#000000" style:text-position="0% 100%" fo:font-size="6pt" fo:letter-spacing="0.0138in" fo:language="en" fo:country="US" fo:font-weight="bold" style:font-size-asian="6pt" style:language-asian="en" style:country-asian="US" style:font-weight-asian="bold" style:font-size-complex="6pt" style:language-complex="en" style:country-complex="US" style:font-weight-complex="bold" style:text-scale="100%"/>
    </style:style>
    <style:style style:name="CharStyle32" style:family="text" style:parent-style-name="CharStyle11">
      <style:text-properties fo:font-variant="small-caps" fo:color="#000000" style:text-position="0% 100%" fo:letter-spacing="normal" fo:language="en" fo:country="US" style:language-asian="en" style:country-asian="US" style:language-complex="en" style:country-complex="US" style:text-scale="100%"/>
    </style:style>
    <style:style style:name="CharStyle33" style:family="text" style:parent-style-name="CharStyle11">
      <style:text-properties fo:color="#000000" style:text-position="0% 100%" fo:font-size="8.5pt" fo:letter-spacing="normal" fo:language="en" fo:country="US" fo:font-style="italic" style:font-size-asian="8.5pt" style:language-asian="en" style:country-asian="US" style:font-style-asian="italic" style:font-size-complex="8.5pt" style:language-complex="en" style:country-complex="US" style:font-style-complex="italic" style:text-scale="100%"/>
    </style:style>
    <style:style style:name="CharStyle34" style:family="text" style:parent-style-name="CharStyle11">
      <style:text-properties fo:color="#000000" style:text-position="0% 100%" fo:letter-spacing="-0.0138in" fo:language="en" fo:country="US" fo:font-style="italic" style:language-asian="en" style:country-asian="US" style:font-style-asian="italic" style:language-complex="en" style:country-complex="US" style:font-style-complex="italic" style:text-scale="100%"/>
    </style:style>
    <style:style style:name="CharStyle35" style:family="text" style:parent-style-name="CharStyle14">
      <style:text-properties fo:color="#000000" style:text-position="0% 100%" style:font-name="Georgia" fo:font-family="Georgia" fo:font-size="8.5pt" fo:letter-spacing="0.0138in" fo:language="en" fo:country="US" fo:font-weight="bold" style:font-name-asian="Georgia" style:font-family-asian="Georgia" style:font-size-asian="8.5pt" style:language-asian="en" style:country-asian="US" style:font-weight-asian="bold" style:font-name-complex="Georgia" style:font-family-complex="Georgia" style:font-size-complex="8.5pt" style:language-complex="en" style:country-complex="US" style:font-weight-complex="bold" style:text-scale="100%"/>
    </style:style>
    <style:style style:name="CharStyle36" style:family="text" style:parent-style-name="CharStyle14">
      <style:text-properties fo:color="#000000" style:text-position="0% 100%" style:font-name="AngsanaUPC" fo:font-family="AngsanaUPC" fo:font-size="13pt" fo:letter-spacing="normal" fo:language="en" fo:country="US" fo:font-weight="bold" style:font-name-asian="AngsanaUPC" style:font-family-asian="AngsanaUPC" style:font-size-asian="13pt" style:language-asian="en" style:country-asian="US" style:font-weight-asian="bold" style:font-name-complex="AngsanaUPC" style:font-family-complex="AngsanaUPC" style:font-size-complex="13pt" style:language-complex="en" style:country-complex="US" style:font-weight-complex="bold" style:text-scale="100%"/>
    </style:style>
    <style:style style:name="CharStyle37" style:family="text" style:parent-style-name="CharStyle11">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8" style:family="text" style:parent-style-name="CharStyle14">
      <style:text-properties fo:color="#000000" style:text-position="0% 100%" fo:font-size="10pt" fo:letter-spacing="normal" fo:language="en" fo:country="US" fo:font-style="italic" style:font-size-asian="10pt" style:language-asian="en" style:country-asian="US" style:font-style-asian="italic" style:font-size-complex="10pt" style:language-complex="en" style:country-complex="US" style:font-style-complex="italic" style:text-scale="100%"/>
    </style:style>
    <style:style style:name="CharStyle39" style:family="text" style:parent-style-name="CharStyle14">
      <style:text-properties fo:color="#000000" style:text-position="0% 100%" style:font-name="AngsanaUPC" fo:font-family="AngsanaUPC" fo:font-size="13pt" fo:letter-spacing="normal" fo:language="en" fo:country="US" fo:font-weight="bold" style:font-name-asian="AngsanaUPC" style:font-family-asian="AngsanaUPC" style:font-size-asian="13pt" style:language-asian="en" style:country-asian="US" style:font-weight-asian="bold" style:font-name-complex="AngsanaUPC" style:font-family-complex="AngsanaUPC" style:font-size-complex="13pt" style:language-complex="en" style:country-complex="US" style:font-weight-complex="bold" style:text-scale="100%"/>
    </style:style>
    <style:style style:name="CharStyle40" style:family="text" style:parent-style-name="CharStyle11">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41" style:family="text" style:parent-style-name="CharStyle11">
      <style:text-properties fo:color="#000000" style:text-line-through-style="solid" style:text-line-through-type="single" style:text-position="0% 100%" fo:letter-spacing="normal" fo:language="en" fo:country="US" style:language-asian="en" style:country-asian="US" style:language-complex="en" style:country-complex="US" style:text-scale="100%"/>
    </style:style>
    <style:style style:name="CharStyle42" style:family="text" style:parent-style-name="CharStyle11">
      <style:text-properties fo:color="#000000" style:text-position="0% 100%" fo:font-size="6pt" fo:letter-spacing="normal" fo:language="en" fo:country="US" fo:font-weight="bold" style:font-size-asian="6pt" style:language-asian="en" style:country-asian="US" style:font-weight-asian="bold" style:font-size-complex="6pt" style:language-complex="en" style:country-complex="US" style:font-weight-complex="bold" style:text-scale="100%"/>
    </style:style>
    <style:style style:name="CharStyle43" style:family="text" style:parent-style-name="CharStyle11">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44" style:family="text" style:parent-style-name="CharStyle11">
      <style:text-properties fo:color="#000000" style:text-position="0% 100%" fo:font-size="5pt" fo:letter-spacing="normal" fo:language="en" fo:country="US" style:font-size-asian="5pt" style:language-asian="en" style:country-asian="US" style:font-size-complex="5pt" style:language-complex="en" style:country-complex="US" style:text-scale="200%"/>
    </style:style>
    <style:style style:name="CharStyle45" style:family="text" style:parent-style-name="CharStyle11">
      <style:text-properties fo:color="#000000" style:text-position="0% 100%" fo:font-size="11pt" fo:letter-spacing="normal" fo:language="en" fo:country="US" fo:font-weight="bold" style:font-size-asian="11pt" style:language-asian="en" style:country-asian="US" style:font-weight-asian="bold" style:font-size-complex="11pt" style:language-complex="en" style:country-complex="US" style:font-weight-complex="bold" style:text-scale="66%"/>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72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02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6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66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335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228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429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616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319in" fo:margin-left="0in" fo:margin-right="0in" fo:margin-bottom="0in"/>
      </style:header-style>
      <style:footer-style>
        <style:header-footer-properties fo:min-height="3.6701in" fo:margin-left="0in" fo:margin-right="0in" fo:margin-top="3.6701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272in" fo:margin-left="0in" fo:margin-right="0in" fo:margin-bottom="0in"/>
      </style:header-style>
      <style:footer-style>
        <style:header-footer-properties fo:min-height="3.7047in" fo:margin-left="0in" fo:margin-right="0in" fo:margin-top="3.7047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555in" fo:margin-left="0in" fo:margin-right="0in" fo:margin-bottom="0in"/>
      </style:header-style>
      <style:footer-style>
        <style:header-footer-properties fo:min-height="3.561in" fo:margin-left="0in" fo:margin-right="0in" fo:margin-top="3.561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29in" fo:margin-left="0in" fo:margin-right="0in" fo:margin-bottom="0in"/>
      </style:header-style>
      <style:footer-style>
        <style:header-footer-properties fo:min-height="3.6319in" fo:margin-left="0in" fo:margin-right="0in" fo:margin-top="3.6319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748in" svg:y="0.4839in" draw:z-index="17"><draw:text-box fo:min-height="0.1071in" fo:min-width="2.6264in"><text:p text:style-name="MP3"><text:span text:style-name="CharStyle17">2</text:span><text:span text:style-name="CharStyle15"> CHRONICLES 18<text:tab/></text:span><text:page-number text:select-page="current">491</text:page-number></text:p></draw:text-box></draw:frame></text:p>
      </style:header>
      <style:header-left>
        <text:p text:style-name="MP1"><draw:frame draw:style-name="Mfr1" draw:name="1" text:anchor-type="paragraph" svg:x="2.2752in" svg:y="0.478in" draw:z-index="15"><draw:text-box fo:min-height="0.1071in" fo:min-width="2.6402in"><text:p text:style-name="MP4"><text:page-number text:select-page="current">492</text:page-number><text:span text:style-name="CharStyle15"><text:tab/>2 CHRONICLES 17</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2" text:anchor-type="paragraph" svg:x="3.711in" svg:y="0.6126in" draw:z-index="0"><draw:text-box fo:min-height="0.1201in" fo:min-width="2.6465in"><text:p text:style-name="MP5"><text:span text:style-name="CharStyle17">2</text:span><text:span text:style-name="CharStyle15"> CHRONICLES 11<text:tab/></text:span><text:page-number text:select-page="current">493</text:page-number></text:p></draw:text-box></draw:frame></text:p>
      </style:header>
      <style:header-left>
        <text:p text:style-name="MP1"><draw:frame draw:style-name="Mfr1" draw:name="3" text:anchor-type="paragraph" svg:x="2.2965in" svg:y="0.478in" draw:z-index="18"><draw:text-box fo:min-height="0.1035in" fo:min-width="2.6366in"><text:p text:style-name="MP6"><text:page-number text:select-page="current">492</text:page-number><text:span text:style-name="CharStyle15"><text:tab/>2 CHRONICLES 24</text:span></text:p></draw:text-box></draw:frame></text:p>
      </style:header-left>
      <style:footer>
        <text:p text:style-name="MP2"/>
      </style:footer>
      <style:footer-left>
        <text:p text:style-name="MP2"/>
      </style:footer-left>
    </style:master-page>
    <style:master-page style:name="PageStyle3" style:page-layout-name="Mpm4">
      <style:header>
        <text:p text:style-name="MP1"><draw:frame draw:style-name="Mfr1" draw:name="4" text:anchor-type="paragraph" svg:x="3.711in" svg:y="0.6126in" draw:z-index="22"><draw:text-box fo:min-height="0.1201in" fo:min-width="2.6465in"><text:p text:style-name="MP5"><text:span text:style-name="CharStyle17">2</text:span><text:span text:style-name="CharStyle15"> CHRONICLES 11<text:tab/></text:span><text:page-number text:select-page="current">501</text:page-number></text:p></draw:text-box></draw:frame></text:p>
      </style:header>
      <style:header-left>
        <text:p text:style-name="MP1"><draw:frame draw:style-name="Mfr1" draw:name="5" text:anchor-type="paragraph" svg:x="2.2965in" svg:y="0.478in" draw:z-index="26"><draw:text-box fo:min-height="0.1035in" fo:min-width="2.6366in"><text:p text:style-name="MP6"><text:page-number text:select-page="current">500</text:page-number><text:span text:style-name="CharStyle15"><text:tab/>2 CHRONICLES 24</text:span></text:p></draw:text-box></draw:frame></text:p>
      </style:header-left>
      <style:footer>
        <text:p text:style-name="MP2"/>
      </style:footer>
      <style:footer-left>
        <text:p text:style-name="MP2"/>
      </style:footer-left>
    </style:master-page>
    <style:master-page style:name="PageStyle4" style:page-layout-name="Mpm4">
      <style:header>
        <text:p text:style-name="MP1"><draw:frame draw:style-name="Mfr1" draw:name="6" text:anchor-type="paragraph" svg:x="3.7228in" svg:y="0.622in" draw:z-index="27"><draw:text-box fo:min-height="0.1134in" fo:min-width="2.6335in"><text:p text:style-name="MP7"><text:span text:style-name="CharStyle15">2 CHRONICLES 16<text:tab/>601</text:span></text:p></draw:text-box></draw:frame></text:p>
      </style:header>
      <style:footer>
        <text:p text:style-name="MP2"/>
      </style:footer>
    </style:master-page>
    <style:master-page style:name="PageStyle5" style:page-layout-name="Mpm4">
      <style:header>
        <text:p text:style-name="MP1"><draw:frame draw:style-name="Mfr1" draw:name="7" text:anchor-type="paragraph" svg:x="2.2752in" svg:y="0.478in" draw:z-index="0"><draw:text-box fo:min-height="0.1071in" fo:min-width="2.6402in"><text:p text:style-name="MP4"><text:page-number text:select-page="current">503</text:page-number><text:span text:style-name="CharStyle15"><text:tab/>2 CHRONICLES 17</text:span></text:p></draw:text-box></draw:frame></text:p>
      </style:header>
      <style:header-left>
        <text:p text:style-name="MP1"><draw:frame draw:style-name="Mfr1" draw:name="8" text:anchor-type="paragraph" svg:x="2.2752in" svg:y="0.478in" draw:z-index="28"><draw:text-box fo:min-height="0.1071in" fo:min-width="2.6402in"><text:p text:style-name="MP4"><text:page-number text:select-page="current">502</text:page-number><text:span text:style-name="CharStyle15"><text:tab/>2 CHRONICLES 17</text:span></text:p></draw:text-box></draw:frame></text:p>
      </style:header-left>
      <style:footer>
        <text:p text:style-name="MP2"/>
      </style:footer>
      <style:footer-left>
        <text:p text:style-name="MP2"/>
      </style:footer-left>
    </style:master-page>
    <style:master-page style:name="PageStyle6" style:page-layout-name="Mpm4">
      <style:header>
        <text:p text:style-name="MP1"><draw:frame draw:style-name="Mfr1" draw:name="9" text:anchor-type="paragraph" svg:x="3.748in" svg:y="0.4839in" draw:z-index="29"><draw:text-box fo:min-height="0.1071in" fo:min-width="2.6264in"><text:p text:style-name="MP3"><text:span text:style-name="CharStyle17">2</text:span><text:span text:style-name="CharStyle15"> CHRONICLES 18<text:tab/></text:span><text:page-number text:select-page="current">505</text:page-number></text:p></draw:text-box></draw:frame></text:p>
      </style:header>
      <style:header-left>
        <text:p text:style-name="MP1"><draw:frame draw:style-name="Mfr1" draw:name="10" text:anchor-type="paragraph" svg:x="2.2965in" svg:y="0.478in" draw:z-index="0"><draw:text-box fo:min-height="0.1035in" fo:min-width="2.6366in"><text:p text:style-name="MP6"><text:page-number text:select-page="current">504</text:page-number><text:span text:style-name="CharStyle15"><text:tab/>2 CHRONICLES 24</text:span></text:p></draw:text-box></draw:frame></text:p>
      </style:header-left>
      <style:footer>
        <text:p text:style-name="MP2"/>
      </style:footer>
      <style:footer-left>
        <text:p text:style-name="MP2"/>
      </style:footer-left>
    </style:master-page>
    <style:master-page style:name="PageStyle7" style:page-layout-name="Mpm4">
      <style:header>
        <text:p text:style-name="MP1"><draw:frame draw:style-name="Mfr1" draw:name="11" text:anchor-type="paragraph" svg:x="3.7217in" svg:y="0.6291in" draw:z-index="30"><draw:text-box fo:min-height="0.1035in" fo:min-width="2.6236in"><text:p text:style-name="MP8"><text:span text:style-name="CharStyle17">ft</text:span><text:span text:style-name="CharStyle15"> CHRONICLES 20<text:tab/></text:span><text:page-number text:select-page="current">505</text:page-number></text:p></draw:text-box></draw:frame></text:p>
      </style:header>
      <style:header-left>
        <text:p text:style-name="MP1"><draw:frame draw:style-name="Mfr1" draw:name="12" text:anchor-type="paragraph" svg:x="3.7217in" svg:y="0.6291in" draw:z-index="0"><draw:text-box fo:min-height="0.1035in" fo:min-width="2.6236in"><text:p text:style-name="MP8"><text:span text:style-name="CharStyle17">ft</text:span><text:span text:style-name="CharStyle15"> CHRONICLES 20<text:tab/></text:span><text:page-number text:select-page="current">506</text:page-number></text:p></draw:text-box></draw:frame></text:p>
      </style:header-left>
      <style:footer>
        <text:p text:style-name="MP2"/>
      </style:footer>
      <style:footer-left>
        <text:p text:style-name="MP2"/>
      </style:footer-left>
    </style:master-page>
    <style:master-page style:name="PageStyle8" style:page-layout-name="Mpm4">
      <style:header>
        <text:p text:style-name="MP1"><draw:frame draw:style-name="Mfr1" draw:name="13" text:anchor-type="paragraph" svg:x="3.711in" svg:y="0.6126in" draw:z-index="1"><draw:text-box fo:min-height="0.1201in" fo:min-width="2.6465in"><text:p text:style-name="MP5"><text:span text:style-name="CharStyle17">2</text:span><text:span text:style-name="CharStyle15"> CHRONICLES 11<text:tab/></text:span><text:page-number text:select-page="current">509</text:page-number></text:p></draw:text-box></draw:frame></text:p>
      </style:header>
      <style:header-left>
        <text:p text:style-name="MP1"><draw:frame draw:style-name="Mfr1" draw:name="14" text:anchor-type="paragraph" svg:x="2.2965in" svg:y="0.478in" draw:z-index="32"><draw:text-box fo:min-height="0.1035in" fo:min-width="2.6366in"><text:p text:style-name="MP6"><text:page-number text:select-page="current">508</text:page-number><text:span text:style-name="CharStyle15"><text:tab/>2 CHRONICLES 24</text:span></text:p></draw:text-box></draw:frame></text:p>
      </style:header-left>
      <style:footer>
        <text:p text:style-name="MP2"/>
      </style:footer>
      <style:footer-left>
        <text:p text:style-name="MP2"/>
      </style:footer-left>
    </style:master-page>
    <style:master-page style:name="PageStyle9" style:page-layout-name="Mpm4">
      <style:header>
        <text:p text:style-name="MP1"><draw:frame draw:style-name="Mfr1" draw:name="15" text:anchor-type="paragraph" svg:x="3.7252in" svg:y="0.622in" draw:z-index="33"><draw:text-box fo:min-height="0.1in" fo:min-width="2.6335in"><text:p text:style-name="MP7"><text:span text:style-name="CharStyle17">2</text:span><text:span text:style-name="CharStyle15"> CHRONICLES </text:span><text:span text:style-name="CharStyle17">23<text:tab/>5</text:span><text:span text:style-name="CharStyle15"> 09</text:span></text:p></draw:text-box></draw:frame></text:p>
      </style:header>
      <style:footer>
        <text:p text:style-name="MP2"/>
      </style:footer>
    </style:master-page>
    <style:master-page style:name="PageStyle10" style:page-layout-name="Mpm4">
      <style:header>
        <text:p text:style-name="MP1"><draw:frame draw:style-name="Mfr1" draw:name="16" text:anchor-type="paragraph" svg:x="2.2965in" svg:y="0.478in" draw:z-index="34"><draw:text-box fo:min-height="0.1035in" fo:min-width="2.6366in"><text:p text:style-name="MP6"><text:page-number text:select-page="current">510</text:page-number><text:span text:style-name="CharStyle15"><text:tab/>2 CHRONICLES 24</text:span></text:p></draw:text-box></draw:frame></text:p>
      </style:header>
      <style:footer>
        <text:p text:style-name="MP2"/>
      </style:footer>
    </style:master-page>
    <style:master-page style:name="PageStyle11" style:page-layout-name="Mpm4">
      <style:header>
        <text:p text:style-name="MP1"><draw:frame draw:style-name="Mfr1" draw:name="17" text:anchor-type="paragraph" svg:x="3.728in" svg:y="0.6291in" draw:z-index="35"><draw:text-box fo:min-height="0.1071in" fo:min-width="2.6236in"><text:p text:style-name="MP8"><text:span text:style-name="CharStyle15">2 CHRONICLES 24<text:tab/></text:span><text:span text:style-name="CharStyle35">Sll</text:span></text:p></draw:text-box></draw:frame></text:p>
      </style:header>
      <style:footer>
        <text:p text:style-name="MP2"/>
      </style:footer>
    </style:master-page>
    <style:master-page style:name="PageStyle12" style:page-layout-name="Mpm4">
      <style:header>
        <text:p text:style-name="MP1"><draw:frame draw:style-name="Mfr1" draw:name="18" text:anchor-type="paragraph" svg:x="2.0925in" svg:y="0.5535in" draw:z-index="36"><draw:text-box fo:min-height="0.1035in" fo:min-width="2.6429in"><text:p text:style-name="MP9"><text:page-number text:select-page="current">512</text:page-number><text:span text:style-name="CharStyle15"><text:tab/>2 CHRONICLES 29</text:span></text:p></draw:text-box></draw:frame></text:p>
      </style:header>
      <style:footer>
        <text:p text:style-name="MP2"/>
      </style:footer>
    </style:master-page>
    <style:master-page style:name="PageStyle13" style:page-layout-name="Mpm4">
      <style:header>
        <text:p text:style-name="MP1"><draw:frame draw:style-name="Mfr1" draw:name="19" text:anchor-type="paragraph" svg:x="3.7346in" svg:y="0.622in" draw:z-index="37"><draw:text-box fo:min-height="0.1098in" fo:min-width="2.6366in"><text:p text:style-name="MP6"><text:span text:style-name="CharStyle15">2 CHRONICLES 26<text:tab/></text:span><text:span text:style-name="CharStyle36">SIS</text:span></text:p></draw:text-box></draw:frame></text:p>
      </style:header>
      <style:footer>
        <text:p text:style-name="MP2"/>
      </style:footer>
    </style:master-page>
    <style:master-page style:name="PageStyle14" style:page-layout-name="Mpm4">
      <style:header>
        <text:p text:style-name="MP1"><draw:frame draw:style-name="Mfr1" draw:name="20" text:anchor-type="paragraph" svg:x="2.0925in" svg:y="0.5535in" draw:z-index="38"><draw:text-box fo:min-height="0.1035in" fo:min-width="2.6429in"><text:p text:style-name="MP9"><text:page-number text:select-page="current">514</text:page-number><text:span text:style-name="CharStyle15"><text:tab/>2 CHRONICLES 29</text:span></text:p></draw:text-box></draw:frame></text:p>
      </style:header>
      <style:footer>
        <text:p text:style-name="MP2"/>
      </style:footer>
    </style:master-page>
    <style:master-page style:name="PageStyle15" style:page-layout-name="Mpm5">
      <style:header>
        <text:p text:style-name="MP1"><draw:frame draw:style-name="Mfr1" draw:name="21" text:anchor-type="paragraph" svg:x="3.5228in" svg:y="0.5437in" draw:z-index="39"><draw:text-box fo:min-height="0.1035in" fo:min-width="2.6236in"><text:p text:style-name="MP8"><text:span text:style-name="CharStyle17">2</text:span><text:span text:style-name="CharStyle15"> CHRONICLES </text:span><text:span text:style-name="CharStyle17">28<text:tab/></text:span><text:page-number text:select-page="current">515</text:page-number></text:p></draw:text-box></draw:frame></text:p>
      </style:header>
      <style:header-left>
        <text:p text:style-name="MP1"><draw:frame draw:style-name="Mfr1" draw:name="22" text:anchor-type="paragraph" svg:x="3.5228in" svg:y="0.5437in" draw:z-index="0"><draw:text-box fo:min-height="0.1035in" fo:min-width="2.6236in"><text:p text:style-name="MP8"><text:span text:style-name="CharStyle17">2</text:span><text:span text:style-name="CharStyle15"> CHRONICLES </text:span><text:span text:style-name="CharStyle17">28<text:tab/></text:span><text:page-number text:select-page="current">516</text:page-number></text:p></draw:text-box></draw:frame></text:p>
      </style:header-left>
      <style:footer>
        <text:p text:style-name="MP2"/>
      </style:footer>
      <style:footer-left>
        <text:p text:style-name="MP2"/>
      </style:footer-left>
    </style:master-page>
    <style:master-page style:name="PageStyle16" style:page-layout-name="Mpm5">
      <style:header>
        <text:p text:style-name="MP1"><draw:frame draw:style-name="Mfr1" draw:name="23" text:anchor-type="paragraph" svg:x="3.5339in" svg:y="0.5138in" draw:z-index="13"><draw:text-box fo:min-height="0.1in" fo:min-width="2.6165in"><text:p text:style-name="MP10"><text:span text:style-name="CharStyle15">2 CHRONICLES 29<text:tab/></text:span><text:page-number text:select-page="current">517</text:page-number></text:p></draw:text-box></draw:frame></text:p>
      </style:header>
      <style:header-left>
        <text:p text:style-name="MP1"><draw:frame draw:style-name="Mfr1" draw:name="24" text:anchor-type="paragraph" svg:x="2.0925in" svg:y="0.5535in" draw:z-index="40"><draw:text-box fo:min-height="0.1035in" fo:min-width="2.6429in"><text:p text:style-name="MP9"><text:page-number text:select-page="current">518</text:page-number><text:span text:style-name="CharStyle15"><text:tab/>2 CHRONICLES 29</text:span></text:p></draw:text-box></draw:frame></text:p>
      </style:header-left>
      <style:footer>
        <text:p text:style-name="MP2"/>
      </style:footer>
      <style:footer-left>
        <text:p text:style-name="MP2"/>
      </style:footer-left>
    </style:master-page>
    <style:master-page style:name="PageStyle17" style:page-layout-name="Mpm5">
      <style:header>
        <text:p text:style-name="MP1"><draw:frame draw:style-name="Mfr1" draw:name="25" text:anchor-type="paragraph" svg:x="2.0945in" svg:y="0.5102in" draw:z-index="0"><draw:text-box fo:min-height="0.1035in" fo:min-width="2.6402in"><text:p text:style-name="MP4"><text:page-number text:select-page="current">519</text:page-number><text:span text:style-name="CharStyle15"><text:tab/>2 CHRONICLES 30</text:span></text:p></draw:text-box></draw:frame></text:p>
      </style:header>
      <style:header-left>
        <text:p text:style-name="MP1"><draw:frame draw:style-name="Mfr1" draw:name="26" text:anchor-type="paragraph" svg:x="2.0945in" svg:y="0.5102in" draw:z-index="41"><draw:text-box fo:min-height="0.1035in" fo:min-width="2.6402in"><text:p text:style-name="MP4"><text:page-number text:select-page="current">518</text:page-number><text:span text:style-name="CharStyle15"><text:tab/>2 CHRONICLES 30</text:span></text:p></draw:text-box></draw:frame></text:p>
      </style:header-left>
      <style:footer>
        <text:p text:style-name="MP2"/>
      </style:footer>
      <style:footer-left>
        <text:p text:style-name="MP2"/>
      </style:footer-left>
    </style:master-page>
    <style:master-page style:name="PageStyle18" style:page-layout-name="Mpm5">
      <style:header>
        <text:p text:style-name="MP1"><draw:frame draw:style-name="Mfr1" draw:name="27" text:anchor-type="paragraph" svg:x="3.548in" svg:y="0.5138in" draw:z-index="43"><draw:text-box fo:min-height="0.1071in" fo:min-width="2.6236in"><text:p text:style-name="MP8"><text:span text:style-name="CharStyle14">2 CHRONICLES 32<text:tab/></text:span><text:page-number text:select-page="current">521</text:page-number></text:p></draw:text-box></draw:frame></text:p>
      </style:header>
      <style:header-left>
        <text:p text:style-name="MP1"><draw:frame draw:style-name="Mfr1" draw:name="28" text:anchor-type="paragraph" svg:x="2.0811in" svg:y="0.5138in" draw:z-index="44"><draw:text-box fo:min-height="0.1in" fo:min-width="2.6366in"><text:p text:style-name="MP6"><text:page-number text:select-page="current">522</text:page-number><text:span text:style-name="CharStyle14"><text:tab/>2 CHRONICLES 31</text:span></text:p></draw:text-box></draw:frame></text:p>
      </style:header-left>
      <style:footer>
        <text:p text:style-name="MP2"/>
      </style:footer>
      <style:footer-left>
        <text:p text:style-name="MP2"/>
      </style:footer-left>
    </style:master-page>
    <style:master-page style:name="PageStyle19" style:page-layout-name="Mpm5">
      <style:header>
        <text:p text:style-name="MP1"><draw:frame draw:style-name="Mfr1" draw:name="29" text:anchor-type="paragraph" svg:x="2.1063in" svg:y="0.5102in" draw:z-index="0"><draw:text-box fo:min-height="0.1035in" fo:min-width="2.6402in"><text:p text:style-name="MP4"><text:page-number text:select-page="current">523</text:page-number><text:span text:style-name="CharStyle14"><text:tab/>2 CHRONICLES 32</text:span></text:p></draw:text-box></draw:frame></text:p>
      </style:header>
      <style:header-left>
        <text:p text:style-name="MP1"><draw:frame draw:style-name="Mfr1" draw:name="30" text:anchor-type="paragraph" svg:x="2.1063in" svg:y="0.5102in" draw:z-index="45"><draw:text-box fo:min-height="0.1035in" fo:min-width="2.6402in"><text:p text:style-name="MP4"><text:page-number text:select-page="current">522</text:page-number><text:span text:style-name="CharStyle14"><text:tab/>2 CHRONICLES 32</text:span></text:p></draw:text-box></draw:frame></text:p>
      </style:header-left>
      <style:footer>
        <text:p text:style-name="MP2"/>
      </style:footer>
      <style:footer-left>
        <text:p text:style-name="MP2"/>
      </style:footer-left>
    </style:master-page>
    <style:master-page style:name="PageStyle20" style:page-layout-name="Mpm5">
      <style:header>
        <text:p text:style-name="MP1"><draw:frame draw:style-name="Mfr1" draw:name="31" text:anchor-type="paragraph" svg:x="3.5256in" svg:y="0.5035in" draw:z-index="46"><draw:text-box fo:min-height="0.1098in" fo:min-width="2.6366in"><text:p text:style-name="MP6"><text:span text:style-name="CharStyle38">2</text:span><text:span text:style-name="CharStyle14"> CHRONICLES 33<text:tab/></text:span><text:page-number text:select-page="current">523</text:page-number></text:p></draw:text-box></draw:frame></text:p>
      </style:header>
      <style:footer>
        <text:p text:style-name="MP2"/>
      </style:footer>
    </style:master-page>
    <style:master-page style:name="PageStyle21" style:page-layout-name="Mpm5">
      <style:header>
        <text:p text:style-name="MP1"><draw:frame draw:style-name="Mfr1" draw:name="32" text:anchor-type="paragraph" svg:x="2.1028in" svg:y="0.5035in" draw:z-index="0"><draw:text-box fo:min-height="0.1098in" fo:min-width="2.6429in"><text:p text:style-name="MP9"><text:page-number text:select-page="current">525</text:page-number><text:span text:style-name="CharStyle14">,<text:tab/>2 CHRONICLES 34,</text:span></text:p></draw:text-box></draw:frame></text:p>
      </style:header>
      <style:header-left>
        <text:p text:style-name="MP1"><draw:frame draw:style-name="Mfr1" draw:name="33" text:anchor-type="paragraph" svg:x="2.1028in" svg:y="0.5035in" draw:z-index="47"><draw:text-box fo:min-height="0.1098in" fo:min-width="2.6429in"><text:p text:style-name="MP9"><text:page-number text:select-page="current">524</text:page-number><text:span text:style-name="CharStyle14">,<text:tab/>2 CHRONICLES 34,</text:span></text:p></draw:text-box></draw:frame></text:p>
      </style:header-left>
      <style:footer>
        <text:p text:style-name="MP2"/>
      </style:footer>
      <style:footer-left>
        <text:p text:style-name="MP2"/>
      </style:footer-left>
    </style:master-page>
    <style:master-page style:name="PageStyle22" style:page-layout-name="Mpm5">
      <style:header>
        <text:p text:style-name="MP1"><draw:frame draw:style-name="Mfr1" draw:name="34" text:anchor-type="paragraph" svg:x="3.5575in" svg:y="0.5102in" draw:z-index="49"><draw:text-box fo:min-height="0.1165in" fo:min-width="2.6264in"><text:p text:style-name="MP3"><text:span text:style-name="CharStyle14">2 CHRONICLES 34<text:tab/></text:span><text:page-number text:select-page="current">527</text:page-number></text:p></draw:text-box></draw:frame></text:p>
      </style:header>
      <style:header-left>
        <text:p text:style-name="MP1"><draw:frame draw:style-name="Mfr1" draw:name="35" text:anchor-type="paragraph" svg:x="2.0543in" svg:y="0.4638in" draw:z-index="50"><draw:text-box fo:min-height="0.15in" fo:min-width="2.6429in"><text:p text:style-name="MP9"><text:page-number text:select-page="current">528</text:page-number><text:span text:style-name="CharStyle14"><text:tab/>2 CHRONICLES 35</text:span></text:p></draw:text-box></draw:frame></text:p>
      </style:header-left>
      <style:footer>
        <text:p text:style-name="MP2"/>
      </style:footer>
      <style:footer-left>
        <text:p text:style-name="MP2"/>
      </style:footer-left>
    </style:master-page>
    <style:master-page style:name="PageStyle23" style:page-layout-name="Mpm5">
      <style:header>
        <text:p text:style-name="MP1"><draw:frame draw:style-name="Mfr1" draw:name="36" text:anchor-type="paragraph" svg:x="2.0744in" svg:y="0.5102in" draw:z-index="0"><draw:text-box fo:min-height="0.1035in" fo:min-width="2.6429in"><text:p text:style-name="MP9"><text:page-number text:select-page="current">529</text:page-number><text:span text:style-name="CharStyle39"><text:tab/></text:span><text:span text:style-name="CharStyle38">2</text:span><text:span text:style-name="CharStyle14"> CHRONICLES 36</text:span></text:p></draw:text-box></draw:frame></text:p>
      </style:header>
      <style:header-left>
        <text:p text:style-name="MP1"><draw:frame draw:style-name="Mfr1" draw:name="37" text:anchor-type="paragraph" svg:x="2.0744in" svg:y="0.5102in" draw:z-index="51"><draw:text-box fo:min-height="0.1035in" fo:min-width="2.6429in"><text:p text:style-name="MP9"><text:page-number text:select-page="current">528</text:page-number><text:span text:style-name="CharStyle39"><text:tab/></text:span><text:span text:style-name="CharStyle38">2</text:span><text:span text:style-name="CharStyle14"> CHRONICLES 36</text:span></text:p></draw:text-box></draw:frame></text:p>
      </style:header-left>
      <style:footer>
        <text:p text:style-name="MP2"/>
      </style:footer>
      <style:footer-left>
        <text:p text:style-name="MP2"/>
      </style:footer-left>
    </style:master-page>
    <style:master-page style:name="PageStyle24" style:page-layout-name="Mpm5">
      <style:header>
        <text:p text:style-name="MP1"><draw:frame draw:style-name="Mfr1" draw:name="38" text:anchor-type="paragraph" svg:x="3.6161in" svg:y="0.5071in" draw:z-index="53"><draw:text-box fo:min-height="0.1071in" fo:min-width="2.6366in"><text:p text:style-name="MP6"><text:span text:style-name="CharStyle14">2 CHRONICLES S6<text:tab/></text:span><text:page-number text:select-page="current">530</text:page-number></text:p></draw:text-box></draw:frame></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1" meta:object-count="0" meta:page-count="44" meta:paragraph-count="641" meta:word-count="24297" meta:character-count="131068" meta:non-whitespace-character-count="107439"/>
    <meta:generator>LibreOffice/4.4.5.2$Windows_x86 LibreOffice_project/a22f674fd25a3b6f45bdebf25400ed2adff0ff99</meta:generator>
  </office:meta>
</office:document-meta>
</file>